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1" manifest:media-type=""/>
  <manifest:file-entry manifest:full-path="Object 1/styles.xml" manifest:media-type="text/xml"/>
  <manifest:file-entry manifest:full-path="Object 1/manifest.rdf" manifest:media-type="application/rdf+xml"/>
  <manifest:file-entry manifest:full-path="Object 1/content.xml" manifest:media-type="text/xml"/>
  <manifest:file-entry manifest:full-path="Object 1/settings.xml" manifest:media-type="text/xml"/>
  <manifest:file-entry manifest:full-path="Object 1/"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Mangal2" svg:font-family="Mangal"/>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Courier New1" svg:font-family="'Courier New'" style:font-family-generic="modern" style:font-pitch="variable"/>
    <style:font-face style:name="Liberation Serif1" svg:font-family="'Liberation Serif'" style:font-family-generic="modern" style:font-pitch="variable"/>
    <style:font-face style:name="Mangal" svg:font-family="Mangal"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7.59cm" table:align="margins"/>
    </style:style>
    <style:style style:name="Table1.A" style:family="table-column">
      <style:table-column-properties style:column-width="3.517cm" style:rel-column-width="13107*"/>
    </style:style>
    <style:style style:name="Table1.A1" style:family="table-cell">
      <style:table-cell-properties fo:padding="0.097cm" fo:border-left="0.05pt solid #000000" fo:border-right="none" fo:border-top="0.05pt solid #000000" fo:border-bottom="0.05pt solid #000000"/>
    </style:style>
    <style:style style:name="Table1.E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E2" style:family="table-cell">
      <style:table-cell-properties fo:padding="0.097cm" fo:border-left="0.05pt solid #000000" fo:border-right="0.05pt solid #000000" fo:border-top="none" fo:border-bottom="0.05pt solid #000000"/>
    </style:style>
    <style:style style:name="P1" style:family="paragraph" style:parent-style-name="Header">
      <style:text-properties style:font-name="Courier New" officeooo:rsid="00014c6a" officeooo:paragraph-rsid="00014c6a"/>
    </style:style>
    <style:style style:name="P2" style:family="paragraph" style:parent-style-name="Footer">
      <style:paragraph-properties fo:text-align="center" style:justify-single-word="false"/>
      <style:text-properties style:font-name="Courier New"/>
    </style:style>
    <style:style style:name="P3" style:family="paragraph" style:parent-style-name="Standard">
      <style:paragraph-properties fo:text-align="justify" style:justify-single-word="false"/>
      <style:text-properties officeooo:rsid="005b0447" officeooo:paragraph-rsid="00798284"/>
    </style:style>
    <style:style style:name="P4" style:family="paragraph" style:parent-style-name="Table_20_Contents">
      <style:paragraph-properties fo:text-align="justify" style:justify-single-word="false"/>
      <style:text-properties style:font-name="Courier New" fo:font-size="12pt" fo:language="fr" fo:country="FR" fo:font-weight="bold" officeooo:rsid="004c49c2" officeooo:paragraph-rsid="004c49c2" style:font-size-asian="10.5pt" style:font-weight-asian="bold" style:font-size-complex="12pt" style:font-weight-complex="bold"/>
    </style:style>
    <style:style style:name="P5" style:family="paragraph" style:parent-style-name="Table_20_Contents">
      <style:paragraph-properties fo:text-align="justify" style:justify-single-word="false"/>
      <style:text-properties style:font-name="Courier New" fo:font-size="12pt" fo:language="fr" fo:country="FR" officeooo:rsid="004c49c2" officeooo:paragraph-rsid="004c49c2" style:font-size-asian="10.5pt" style:font-size-complex="12pt"/>
    </style:style>
    <style:style style:name="P6" style:family="paragraph" style:parent-style-name="Standard">
      <style:paragraph-properties fo:text-align="justify" style:justify-single-word="false"/>
      <style:text-properties style:text-position="0% 100%" style:font-name="Courier New" fo:font-size="12pt" fo:language="fr" fo:country="FR" fo:font-weight="normal" officeooo:rsid="0086505a" officeooo:paragraph-rsid="008c822e" style:font-size-asian="10.5pt" style:font-weight-asian="normal" style:font-size-complex="12pt" style:font-weight-complex="normal"/>
    </style:style>
    <style:style style:name="P7" style:family="paragraph" style:parent-style-name="Standard">
      <style:paragraph-properties fo:text-align="justify" style:justify-single-word="false"/>
      <style:text-properties style:text-position="0% 100%" style:font-name="Courier New" fo:font-size="12pt" fo:language="fr" fo:country="FR" fo:font-weight="normal" officeooo:rsid="00884169" officeooo:paragraph-rsid="008c822e" style:font-size-asian="10.5pt" style:font-weight-asian="normal" style:font-size-complex="12pt" style:font-weight-complex="normal"/>
    </style:style>
    <style:style style:name="P8" style:family="paragraph" style:parent-style-name="Standard">
      <style:paragraph-properties fo:text-align="justify" style:justify-single-word="false"/>
      <style:text-properties style:text-position="0% 100%" style:font-name="Courier New" fo:font-size="12pt" fo:language="fr" fo:country="FR" fo:font-weight="normal" officeooo:rsid="00884169" officeooo:paragraph-rsid="00884169" style:font-size-asian="10.5pt" style:font-weight-asian="normal" style:font-size-complex="12pt" style:font-weight-complex="normal"/>
    </style:style>
    <style:style style:name="P9" style:family="paragraph" style:parent-style-name="Standard">
      <style:paragraph-properties fo:text-align="justify" style:justify-single-word="false"/>
      <style:text-properties style:text-position="0% 100%" style:font-name="Courier New" fo:font-size="12pt" fo:language="fr" fo:country="FR" fo:font-weight="normal" officeooo:rsid="008c822e" officeooo:paragraph-rsid="008c822e" style:font-size-asian="10.5pt" style:font-weight-asian="normal" style:font-size-complex="12pt" style:font-weight-complex="normal"/>
    </style:style>
    <style:style style:name="P10" style:family="paragraph" style:parent-style-name="Standard">
      <style:paragraph-properties fo:text-align="justify" style:justify-single-word="false"/>
      <style:text-properties style:text-position="0% 100%" style:font-name="Courier New" fo:font-size="12pt" fo:language="fr" fo:country="FR" fo:font-weight="normal" officeooo:rsid="008dab20" officeooo:paragraph-rsid="008c822e" style:font-size-asian="10.5pt" style:font-weight-asian="normal" style:font-size-complex="12pt" style:font-weight-complex="normal"/>
    </style:style>
    <style:style style:name="P11" style:family="paragraph" style:parent-style-name="Standard">
      <style:paragraph-properties fo:text-align="justify" style:justify-single-word="false"/>
      <style:text-properties style:text-position="0% 100%" style:font-name="Courier New" fo:font-size="12pt" fo:language="fr" fo:country="FR" fo:font-weight="normal" officeooo:rsid="008dab20" officeooo:paragraph-rsid="008dab20" style:font-size-asian="10.5pt" style:font-weight-asian="normal" style:font-size-complex="12pt" style:font-weight-complex="normal"/>
    </style:style>
    <style:style style:name="P12" style:family="paragraph" style:parent-style-name="Standard">
      <style:paragraph-properties fo:text-align="justify" style:justify-single-word="false"/>
      <style:text-properties style:text-position="0% 100%" style:font-name="Courier New" fo:font-size="12pt" fo:language="fr" fo:country="FR" fo:font-weight="normal" officeooo:rsid="008f78a2" officeooo:paragraph-rsid="008dab20" style:font-size-asian="10.5pt" style:font-weight-asian="normal" style:font-size-complex="12pt" style:font-weight-complex="normal"/>
    </style:style>
    <style:style style:name="P13" style:family="paragraph" style:parent-style-name="Standard">
      <style:paragraph-properties fo:text-align="justify" style:justify-single-word="false"/>
      <style:text-properties style:text-position="0% 100%" style:font-name="Courier New" fo:font-size="12pt" fo:language="fr" fo:country="FR" fo:font-weight="normal" officeooo:rsid="009382dc" officeooo:paragraph-rsid="009382dc" style:font-size-asian="10.5pt" style:font-weight-asian="normal" style:font-size-complex="12pt" style:font-weight-complex="normal"/>
    </style:style>
    <style:style style:name="P14" style:family="paragraph" style:parent-style-name="Standard">
      <style:paragraph-properties fo:text-align="justify" style:justify-single-word="false"/>
      <style:text-properties style:text-position="0% 100%" style:font-name="Courier New" fo:font-size="16pt" fo:language="fr" fo:country="FR" fo:font-weight="bold" officeooo:rsid="00884169" officeooo:paragraph-rsid="009382dc" style:font-size-asian="16pt" style:font-weight-asian="bold" style:font-size-complex="16pt" style:font-weight-complex="bold"/>
    </style:style>
    <style:style style:name="P15" style:family="paragraph" style:parent-style-name="Standard">
      <style:paragraph-properties fo:text-align="justify" style:justify-single-word="false"/>
      <style:text-properties style:text-position="0% 100%" style:font-name="Courier New" fo:language="fr" fo:country="FR" officeooo:rsid="0050e591" officeooo:paragraph-rsid="0050e591"/>
    </style:style>
    <style:style style:name="P16" style:family="paragraph" style:parent-style-name="Standard">
      <style:paragraph-properties fo:text-align="justify" style:justify-single-word="false"/>
      <style:text-properties officeooo:paragraph-rsid="0097541a"/>
    </style:style>
    <style:style style:name="P17" style:family="paragraph" style:parent-style-name="Standard">
      <style:paragraph-properties fo:text-align="center" style:justify-single-word="false"/>
      <style:text-properties style:font-name="Courier New" fo:font-size="18pt" fo:language="fr" fo:country="FR" fo:font-weight="bold" officeooo:rsid="00014c6a" officeooo:paragraph-rsid="00014c6a" style:font-size-asian="18pt" style:font-weight-asian="bold" style:font-size-complex="18pt" style:font-weight-complex="bold"/>
    </style:style>
    <style:style style:name="P18" style:family="paragraph" style:parent-style-name="Standard">
      <style:paragraph-properties fo:text-align="justify" style:justify-single-word="false"/>
      <style:text-properties style:font-name="Courier New" fo:font-size="16pt" fo:language="fr" fo:country="FR" fo:font-weight="bold" officeooo:rsid="004c49c2" officeooo:paragraph-rsid="004c49c2" style:font-size-asian="14pt" style:font-weight-asian="bold" style:font-size-complex="16pt" style:font-weight-complex="bold"/>
    </style:style>
    <style:style style:name="P19" style:family="paragraph" style:parent-style-name="Standard">
      <style:paragraph-properties fo:text-align="justify" style:justify-single-word="false"/>
      <style:text-properties style:font-name="Courier New" fo:font-size="16pt" fo:language="fr" fo:country="FR" fo:font-weight="bold" officeooo:rsid="004c49c2" officeooo:paragraph-rsid="00739313" style:font-size-asian="14pt" style:font-weight-asian="bold" style:font-size-complex="16pt" style:font-weight-complex="bold"/>
    </style:style>
    <style:style style:name="P20" style:family="paragraph" style:parent-style-name="Standard">
      <style:paragraph-properties fo:text-align="justify" style:justify-single-word="false"/>
      <style:text-properties style:font-name="Courier New" fo:font-size="12pt" fo:language="fr" fo:country="FR" fo:font-weight="normal" officeooo:rsid="004c49c2" officeooo:paragraph-rsid="004c49c2" style:font-size-asian="10.5pt" style:font-weight-asian="normal" style:font-size-complex="12pt" style:font-weight-complex="normal"/>
    </style:style>
    <style:style style:name="P21" style:family="paragraph" style:parent-style-name="Standard">
      <style:paragraph-properties fo:text-align="justify" style:justify-single-word="false"/>
      <style:text-properties style:font-name="Courier New" fo:font-size="12pt" fo:language="fr" fo:country="FR" fo:font-weight="normal" officeooo:rsid="0066a144" officeooo:paragraph-rsid="004c76fd" style:font-size-asian="10.5pt" style:font-weight-asian="normal" style:font-size-complex="12pt" style:font-weight-complex="normal"/>
    </style:style>
    <style:style style:name="P22" style:family="paragraph" style:parent-style-name="Standard">
      <style:paragraph-properties fo:text-align="justify" style:justify-single-word="false"/>
      <style:text-properties style:font-name="Courier New" fo:font-size="12pt" fo:language="fr" fo:country="FR" fo:font-weight="normal" officeooo:rsid="004c76fd" officeooo:paragraph-rsid="004c76fd" style:font-size-asian="10.5pt" style:font-weight-asian="normal" style:font-size-complex="12pt" style:font-weight-complex="normal"/>
    </style:style>
    <style:style style:name="P23" style:family="paragraph" style:parent-style-name="Standard">
      <style:paragraph-properties fo:text-align="justify" style:justify-single-word="false"/>
      <style:text-properties style:font-name="Courier New" fo:font-size="12pt" fo:language="fr" fo:country="FR" fo:font-weight="normal" officeooo:rsid="008a73ec" officeooo:paragraph-rsid="008a73ec" style:font-size-asian="10.5pt" style:font-weight-asian="normal" style:font-size-complex="12pt" style:font-weight-complex="normal"/>
    </style:style>
    <style:style style:name="P24" style:family="paragraph" style:parent-style-name="Standard">
      <style:paragraph-properties fo:text-align="justify" style:justify-single-word="false"/>
      <style:text-properties style:font-name="Courier New" fo:font-size="12pt" fo:language="fr" fo:country="FR" fo:font-weight="normal" officeooo:rsid="004d4370" officeooo:paragraph-rsid="004d4370" style:font-size-asian="10.5pt" style:font-weight-asian="normal" style:font-size-complex="12pt" style:font-weight-complex="normal"/>
    </style:style>
    <style:style style:name="P25" style:family="paragraph" style:parent-style-name="Standard">
      <style:paragraph-properties fo:text-align="justify" style:justify-single-word="false"/>
      <style:text-properties style:font-name="Courier New" fo:font-size="12pt" fo:language="fr" fo:country="FR" fo:font-weight="normal" officeooo:rsid="004d4370" officeooo:paragraph-rsid="004c76fd" style:font-size-asian="10.5pt" style:font-weight-asian="normal" style:font-size-complex="12pt" style:font-weight-complex="normal"/>
    </style:style>
    <style:style style:name="P26" style:family="paragraph" style:parent-style-name="Standard">
      <style:paragraph-properties fo:text-align="justify" style:justify-single-word="false"/>
      <style:text-properties style:font-name="Courier New" fo:font-size="12pt" fo:language="fr" fo:country="FR" fo:font-weight="normal" officeooo:rsid="0050e591" officeooo:paragraph-rsid="0050e591" style:font-size-asian="10.5pt" style:font-weight-asian="normal" style:font-size-complex="12pt" style:font-weight-complex="normal"/>
    </style:style>
    <style:style style:name="P27" style:family="paragraph" style:parent-style-name="Standard">
      <style:paragraph-properties fo:text-align="justify" style:justify-single-word="false"/>
      <style:text-properties style:font-name="Courier New" fo:font-size="12pt" fo:language="fr" fo:country="FR" fo:font-weight="normal" officeooo:rsid="0052562a" officeooo:paragraph-rsid="0052562a" style:font-size-asian="10.5pt" style:font-weight-asian="normal" style:font-size-complex="12pt" style:font-weight-complex="normal"/>
    </style:style>
    <style:style style:name="P28" style:family="paragraph" style:parent-style-name="Standard">
      <style:paragraph-properties fo:text-align="justify" style:justify-single-word="false"/>
      <style:text-properties style:font-name="Courier New" fo:font-size="12pt" fo:language="fr" fo:country="FR" fo:font-weight="normal" officeooo:rsid="0052562a" officeooo:paragraph-rsid="005502eb" style:font-size-asian="10.5pt" style:font-weight-asian="normal" style:font-size-complex="12pt" style:font-weight-complex="normal"/>
    </style:style>
    <style:style style:name="P29" style:family="paragraph" style:parent-style-name="Standard">
      <style:paragraph-properties fo:text-align="justify" style:justify-single-word="false"/>
      <style:text-properties style:font-name="Courier New" fo:font-size="12pt" fo:language="fr" fo:country="FR" fo:font-weight="normal" officeooo:rsid="005502eb" officeooo:paragraph-rsid="005502eb" style:font-size-asian="10.5pt" style:font-weight-asian="normal" style:font-size-complex="12pt" style:font-weight-complex="normal"/>
    </style:style>
    <style:style style:name="P30" style:family="paragraph" style:parent-style-name="Standard">
      <style:paragraph-properties fo:text-align="justify" style:justify-single-word="false"/>
      <style:text-properties style:font-name="Courier New" fo:font-size="12pt" fo:language="fr" fo:country="FR" fo:font-weight="normal" officeooo:rsid="006bb7be" officeooo:paragraph-rsid="006bb7be" style:font-size-asian="10.5pt" style:font-weight-asian="normal" style:font-size-complex="12pt" style:font-weight-complex="normal"/>
    </style:style>
    <style:style style:name="P31" style:family="paragraph" style:parent-style-name="Standard">
      <style:paragraph-properties fo:text-align="justify" style:justify-single-word="false"/>
      <style:text-properties style:font-name="Courier New" fo:font-size="12pt" fo:language="fr" fo:country="FR" fo:font-weight="normal" officeooo:rsid="006c1b32" officeooo:paragraph-rsid="006c1b32" style:font-size-asian="10.5pt" style:font-weight-asian="normal" style:font-size-complex="12pt" style:font-weight-complex="normal"/>
    </style:style>
    <style:style style:name="P32" style:family="paragraph" style:parent-style-name="Standard">
      <style:paragraph-properties fo:text-align="justify" style:justify-single-word="false"/>
      <style:text-properties style:font-name="Courier New" fo:font-size="12pt" fo:language="fr" fo:country="FR" fo:font-weight="normal" officeooo:rsid="006c1b32" officeooo:paragraph-rsid="005b0447" style:font-size-asian="10.5pt" style:font-weight-asian="normal" style:font-size-complex="12pt" style:font-weight-complex="normal"/>
    </style:style>
    <style:style style:name="P33" style:family="paragraph" style:parent-style-name="Standard">
      <style:paragraph-properties fo:text-align="justify" style:justify-single-word="false"/>
      <style:text-properties style:font-name="Courier New" fo:font-size="12pt" fo:language="fr" fo:country="FR" fo:font-weight="normal" officeooo:rsid="006c43f3" officeooo:paragraph-rsid="006c43f3" style:font-size-asian="10.5pt" style:font-weight-asian="normal" style:font-size-complex="12pt" style:font-weight-complex="normal"/>
    </style:style>
    <style:style style:name="P34" style:family="paragraph" style:parent-style-name="Standard">
      <style:paragraph-properties fo:text-align="justify" style:justify-single-word="false"/>
      <style:text-properties style:font-name="Courier New" fo:font-size="12pt" fo:language="fr" fo:country="FR" fo:font-weight="normal" officeooo:rsid="00578622" officeooo:paragraph-rsid="005b0447" style:font-size-asian="10.5pt" style:font-weight-asian="normal" style:font-size-complex="12pt" style:font-weight-complex="normal"/>
    </style:style>
    <style:style style:name="P35" style:family="paragraph" style:parent-style-name="Standard">
      <style:paragraph-properties fo:text-align="justify" style:justify-single-word="false"/>
      <style:text-properties style:font-name="Courier New" fo:font-size="12pt" fo:language="fr" fo:country="FR" fo:font-weight="normal" officeooo:rsid="00739313" officeooo:paragraph-rsid="00739313" style:font-size-asian="10.5pt" style:font-weight-asian="normal" style:font-size-complex="12pt" style:font-weight-complex="normal"/>
    </style:style>
    <style:style style:name="P36" style:family="paragraph" style:parent-style-name="Standard">
      <style:paragraph-properties fo:text-align="justify" style:justify-single-word="false"/>
      <style:text-properties style:font-name="Courier New" fo:font-size="12pt" fo:language="fr" fo:country="FR" fo:font-weight="normal" officeooo:rsid="00841ef8" officeooo:paragraph-rsid="00742a23" style:font-size-asian="10.5pt" style:font-weight-asian="normal" style:font-size-complex="12pt" style:font-weight-complex="normal"/>
    </style:style>
    <style:style style:name="P37" style:family="paragraph" style:parent-style-name="Standard">
      <style:paragraph-properties fo:text-align="justify" style:justify-single-word="false"/>
      <style:text-properties style:font-name="Courier New" fo:font-size="12pt" fo:language="fr" fo:country="FR" fo:font-weight="normal" officeooo:rsid="00860b13" officeooo:paragraph-rsid="00860b13" style:font-size-asian="10.5pt" style:font-weight-asian="normal" style:font-size-complex="12pt" style:font-weight-complex="normal"/>
    </style:style>
    <style:style style:name="P38" style:family="paragraph" style:parent-style-name="Standard">
      <style:paragraph-properties fo:text-align="justify" style:justify-single-word="false"/>
      <style:text-properties style:font-name="Courier New" fo:font-size="12pt" fo:language="fr" fo:country="FR" fo:font-weight="normal" officeooo:rsid="009382dc" officeooo:paragraph-rsid="009382dc" style:font-size-asian="10.5pt" style:font-weight-asian="normal" style:font-size-complex="12pt" style:font-weight-complex="normal"/>
    </style:style>
    <style:style style:name="P39" style:family="paragraph" style:parent-style-name="Standard">
      <style:paragraph-properties fo:text-align="justify" style:justify-single-word="false"/>
      <style:text-properties style:font-name="Courier New" fo:font-size="12pt" fo:language="fr" fo:country="FR" fo:font-weight="bold" officeooo:rsid="004c49c2" officeooo:paragraph-rsid="004c49c2" style:font-size-asian="10.5pt" style:font-weight-asian="bold" style:font-size-complex="12pt" style:font-weight-complex="bold"/>
    </style:style>
    <style:style style:name="P40" style:family="paragraph" style:parent-style-name="Standard">
      <style:paragraph-properties fo:text-align="justify" style:justify-single-word="false"/>
      <style:text-properties style:font-name="Courier New" fo:font-size="12pt" fo:language="fr" fo:country="FR" fo:font-weight="bold" officeooo:rsid="0052562a" officeooo:paragraph-rsid="0052562a" style:font-size-asian="10.5pt" style:font-weight-asian="bold" style:font-size-complex="12pt" style:font-weight-complex="bold"/>
    </style:style>
    <style:style style:name="P41" style:family="paragraph" style:parent-style-name="Standard">
      <style:paragraph-properties fo:text-align="justify" style:justify-single-word="false"/>
      <style:text-properties style:font-name="Courier New" fo:font-size="12pt" fo:language="fr" fo:country="FR" fo:font-weight="bold" officeooo:rsid="005502eb" officeooo:paragraph-rsid="0058fbfc" style:font-size-asian="10.5pt" style:font-weight-asian="bold" style:font-size-complex="12pt" style:font-weight-complex="bold"/>
    </style:style>
    <style:style style:name="P42" style:family="paragraph" style:parent-style-name="Standard">
      <style:paragraph-properties fo:text-align="justify" style:justify-single-word="false"/>
      <style:text-properties style:font-name="Courier New" fo:font-size="12pt" fo:language="fr" fo:country="FR" fo:font-weight="bold" officeooo:rsid="0058fbfc" officeooo:paragraph-rsid="0058fbfc" style:font-size-asian="10.5pt" style:font-weight-asian="bold" style:font-size-complex="12pt" style:font-weight-complex="bold"/>
    </style:style>
    <style:style style:name="P43" style:family="paragraph" style:parent-style-name="Standard">
      <style:paragraph-properties fo:text-align="justify" style:justify-single-word="false"/>
      <style:text-properties style:font-name="Courier New" fo:font-size="12pt" fo:language="fr" fo:country="FR" fo:font-weight="bold" officeooo:rsid="005f0382" officeooo:paragraph-rsid="0058fbfc" style:font-size-asian="10.5pt" style:font-weight-asian="bold" style:font-size-complex="12pt" style:font-weight-complex="bold"/>
    </style:style>
    <style:style style:name="P44" style:family="paragraph" style:parent-style-name="Standard">
      <style:paragraph-properties fo:text-align="justify" style:justify-single-word="false"/>
      <style:text-properties style:font-name="Courier New" fo:language="fr" fo:country="FR" officeooo:paragraph-rsid="004c49c2"/>
    </style:style>
    <style:style style:name="P45" style:family="paragraph" style:parent-style-name="Standard">
      <style:paragraph-properties fo:text-align="justify" style:justify-single-word="false"/>
      <style:text-properties style:font-name="Courier New" fo:language="fr" fo:country="FR" officeooo:paragraph-rsid="004c76fd"/>
    </style:style>
    <style:style style:name="P46" style:family="paragraph" style:parent-style-name="Standard">
      <style:paragraph-properties fo:text-align="justify" style:justify-single-word="false"/>
      <style:text-properties style:font-name="Courier New" fo:language="fr" fo:country="FR" officeooo:paragraph-rsid="005502eb"/>
    </style:style>
    <style:style style:name="P47" style:family="paragraph" style:parent-style-name="Standard">
      <style:paragraph-properties fo:text-align="justify" style:justify-single-word="false"/>
      <style:text-properties style:font-name="Courier New" fo:language="fr" fo:country="FR" officeooo:paragraph-rsid="00578622"/>
    </style:style>
    <style:style style:name="P48" style:family="paragraph" style:parent-style-name="Standard">
      <style:paragraph-properties fo:text-align="justify" style:justify-single-word="false"/>
      <style:text-properties style:font-name="Courier New" fo:language="fr" fo:country="FR" officeooo:paragraph-rsid="0058fbfc"/>
    </style:style>
    <style:style style:name="P49" style:family="paragraph" style:parent-style-name="Standard">
      <style:paragraph-properties fo:text-align="justify" style:justify-single-word="false"/>
      <style:text-properties style:font-name="Courier New" fo:language="fr" fo:country="FR" officeooo:paragraph-rsid="00742a23"/>
    </style:style>
    <style:style style:name="P50" style:family="paragraph" style:parent-style-name="Standard">
      <style:paragraph-properties fo:text-align="justify" style:justify-single-word="false"/>
      <style:text-properties style:font-name="Courier New" fo:language="fr" fo:country="FR" officeooo:paragraph-rsid="008c822e"/>
    </style:style>
    <style:style style:name="P51" style:family="paragraph" style:parent-style-name="Standard">
      <style:paragraph-properties fo:text-align="justify" style:justify-single-word="false"/>
      <style:text-properties style:font-name="Courier New" fo:language="fr" fo:country="FR" officeooo:rsid="004c76fd" officeooo:paragraph-rsid="004c76fd"/>
    </style:style>
    <style:style style:name="P52" style:family="paragraph" style:parent-style-name="Standard">
      <style:paragraph-properties fo:text-align="center" style:justify-single-word="false"/>
      <style:text-properties style:font-name="Courier New" fo:language="fr" fo:country="FR" officeooo:rsid="0050e591" officeooo:paragraph-rsid="0050e591"/>
    </style:style>
    <style:style style:name="P53" style:family="paragraph" style:parent-style-name="Standard">
      <style:paragraph-properties fo:text-align="justify" style:justify-single-word="false"/>
      <style:text-properties style:font-name="Courier New" fo:language="fr" fo:country="FR" officeooo:rsid="006c5603" officeooo:paragraph-rsid="006c5603"/>
    </style:style>
    <style:style style:name="P54" style:family="paragraph" style:parent-style-name="Standard">
      <style:paragraph-properties fo:text-align="justify" style:justify-single-word="false"/>
      <style:text-properties style:font-name="Courier New" fo:language="fr" fo:country="FR" officeooo:rsid="007192ec" officeooo:paragraph-rsid="007192ec"/>
    </style:style>
    <style:style style:name="P55" style:family="paragraph" style:parent-style-name="Standard">
      <style:paragraph-properties fo:text-align="justify" style:justify-single-word="false"/>
      <style:text-properties style:font-name="Courier New" fo:language="fr" fo:country="FR" officeooo:rsid="00914e3b" officeooo:paragraph-rsid="00914e3b"/>
    </style:style>
    <style:style style:name="P56" style:family="paragraph" style:parent-style-name="Standard">
      <style:paragraph-properties fo:text-align="center" style:justify-single-word="false"/>
      <style:text-properties style:text-position="sub 58%" style:font-name="Courier New" fo:font-size="12pt" fo:language="fr" fo:country="FR" fo:font-weight="normal" officeooo:rsid="0050e591" officeooo:paragraph-rsid="0050e591" style:font-size-asian="10.5pt" style:font-weight-asian="normal" style:font-size-complex="12pt" style:font-weight-complex="normal"/>
    </style:style>
    <style:style style:name="P57" style:family="paragraph" style:parent-style-name="Standard">
      <style:paragraph-properties fo:text-align="justify" style:justify-single-word="false" fo:break-before="page"/>
      <style:text-properties style:font-name="Courier New" fo:font-size="12pt" fo:language="fr" fo:country="FR" fo:font-weight="normal" officeooo:rsid="004c49c2" officeooo:paragraph-rsid="004c49c2" style:font-size-asian="10.5pt" style:font-weight-asian="normal" style:font-size-complex="12pt" style:font-weight-complex="normal"/>
    </style:style>
    <style:style style:name="P58" style:family="paragraph" style:parent-style-name="Standard">
      <style:paragraph-properties fo:text-align="justify" style:justify-single-word="false" fo:break-before="page"/>
      <style:text-properties style:font-name="Courier New" fo:font-size="12pt" fo:language="fr" fo:country="FR" fo:font-weight="normal" officeooo:rsid="004d4370" officeooo:paragraph-rsid="004c76fd" style:font-size-asian="10.5pt" style:font-weight-asian="normal" style:font-size-complex="12pt" style:font-weight-complex="normal"/>
    </style:style>
    <style:style style:name="P59" style:family="paragraph" style:parent-style-name="Standard">
      <style:paragraph-properties fo:text-align="justify" style:justify-single-word="false" fo:break-before="page"/>
      <style:text-properties style:font-name="Courier New" fo:font-size="16pt" fo:language="fr" fo:country="FR" fo:font-weight="bold" officeooo:rsid="004c49c2" officeooo:paragraph-rsid="00739313" style:font-size-asian="14pt" style:font-weight-asian="bold" style:font-size-complex="16pt" style:font-weight-complex="bold"/>
    </style:style>
    <style:style style:name="P60" style:family="paragraph" style:parent-style-name="Standard">
      <style:paragraph-properties fo:text-align="justify" style:justify-single-word="false" fo:break-before="page"/>
      <style:text-properties style:font-name="Courier New" fo:font-size="16pt" fo:language="fr" fo:country="FR" fo:font-weight="bold" officeooo:rsid="004c49c2" officeooo:paragraph-rsid="009382dc" style:font-size-asian="16pt" style:font-weight-asian="bold" style:font-size-complex="16pt" style:font-weight-complex="bold"/>
    </style:style>
    <style:style style:name="P61" style:family="paragraph" style:parent-style-name="Standard">
      <style:paragraph-properties fo:text-align="justify" style:justify-single-word="false" fo:break-before="page"/>
      <style:text-properties style:font-name="Courier New" fo:language="fr" fo:country="FR" fo:font-weight="normal" officeooo:rsid="006c1b32" officeooo:paragraph-rsid="006c1b32" style:font-weight-asian="normal" style:font-weight-complex="normal"/>
    </style:style>
    <style:style style:name="P62" style:family="paragraph" style:parent-style-name="Standard">
      <style:paragraph-properties fo:text-align="justify" style:justify-single-word="false" fo:break-before="page"/>
      <style:text-properties style:font-name="Courier New" fo:language="fr" fo:country="FR" fo:font-weight="bold" officeooo:rsid="0058fbfc" officeooo:paragraph-rsid="0058fbfc" style:font-weight-asian="bold" style:font-weight-complex="bold"/>
    </style:style>
    <style:style style:name="P63" style:family="paragraph" style:parent-style-name="Standard">
      <style:paragraph-properties fo:text-align="justify" style:justify-single-word="false" fo:break-before="page"/>
      <style:text-properties style:font-name="Courier New" fo:language="fr" fo:country="FR" officeooo:paragraph-rsid="008dab20"/>
    </style:style>
    <style:style style:name="P64" style:family="paragraph" style:parent-style-name="Standard">
      <style:paragraph-properties fo:text-align="justify" style:justify-single-word="false" fo:break-before="page"/>
      <style:text-properties style:text-position="0% 100%" style:font-name="Courier New" fo:font-size="12pt" fo:language="fr" fo:country="FR" fo:font-weight="normal" officeooo:rsid="00884169" officeooo:paragraph-rsid="00884169" style:font-size-asian="10.5pt" style:font-weight-asian="normal" style:font-size-complex="12pt" style:font-weight-complex="normal"/>
    </style:style>
    <style:style style:name="P65" style:family="paragraph">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Courier New" fo:font-size="18pt" fo:font-style="normal" fo:text-shadow="none" style:text-underline-style="none" fo:font-weight="normal" style:letter-kerning="true" style:font-name-asian="Microsoft YaHei" style:font-size-asian="18pt" style:font-style-asian="normal" style:font-weight-asian="normal" style:font-name-complex="Mangal1" style:font-size-complex="18pt" style:font-style-complex="normal" style:font-weight-complex="normal" style:text-emphasize="none" style:font-relief="none" style:text-overline-style="none" style:text-overline-color="font-color"/>
    </style:style>
    <style:style style:name="P66" style:family="paragraph">
      <loext:graphic-properties draw:fill="solid" draw:fill-color="#ffffff"/>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Courier New" fo:font-size="18pt" fo:font-style="normal" fo:text-shadow="none" style:text-underline-style="none" fo:font-weight="normal" style:letter-kerning="true" style:font-name-asian="Microsoft YaHei" style:font-size-asian="18pt" style:font-style-asian="normal" style:font-weight-asian="normal" style:font-name-complex="Mangal1" style:font-size-complex="18pt" style:font-style-complex="normal" style:font-weight-complex="normal" style:text-emphasize="none" style:font-relief="none" style:text-overline-style="none" style:text-overline-color="font-color"/>
    </style:style>
    <style:style style:name="P67" style:family="paragraph">
      <style:paragraph-properties fo:margin-left="0cm" fo:margin-right="0cm" fo:margin-top="0cm" fo:margin-bottom="0cm" fo:line-height="100%" fo:text-align="center" fo:text-indent="0cm" style:writing-mode="lr-tb"/>
    </style:style>
    <style:style style:name="P68" style:family="paragraph">
      <loext:graphic-properties draw:fill="none" draw:fill-color="#729fcf"/>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Courier New" fo:font-size="12pt" fo:font-style="normal" fo:text-shadow="none" style:text-underline-style="none" fo:font-weight="normal" style:letter-kerning="true" style:font-name-asian="Microsoft YaHei" style:font-size-asian="18pt" style:font-style-asian="normal" style:font-weight-asian="normal" style:font-name-complex="Mangal1" style:font-size-complex="18pt" style:font-style-complex="normal" style:font-weight-complex="normal" style:text-emphasize="none" style:font-relief="none" style:text-overline-style="none" style:text-overline-color="font-color"/>
    </style:style>
    <style:style style:name="P69" style:family="paragraph">
      <style:paragraph-properties fo:margin-left="0cm" fo:margin-right="0cm" fo:margin-top="0cm" fo:margin-bottom="0cm" fo:line-height="100%" fo:text-indent="0cm" style:writing-mode="lr-tb"/>
    </style:style>
    <style:style style:name="P70"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style:use-window-font-color="true" style:text-outline="false" style:text-line-through-style="none" style:text-line-through-type="none" style:font-name="Courier New" fo:font-size="12pt" fo:font-style="normal" fo:text-shadow="none" style:text-underline-style="none" fo:font-weight="normal" style:letter-kerning="true" style:font-name-asian="Microsoft YaHei" style:font-size-asian="18pt" style:font-style-asian="normal" style:font-weight-asian="normal" style:font-name-complex="Mangal1" style:font-size-complex="18pt" style:font-style-complex="normal" style:font-weight-complex="normal" style:text-emphasize="none" style:font-relief="none" style:text-overline-style="none" style:text-overline-color="font-color"/>
    </style:style>
    <style:style style:name="P71" style:family="paragraph">
      <style:paragraph-properties fo:margin-left="0cm" fo:margin-right="0cm" fo:margin-top="0cm" fo:margin-bottom="0cm" fo:line-height="100%" fo:text-align="center" fo:text-indent="0cm"/>
    </style:style>
    <style:style style:name="P72" style:family="paragraph">
      <loext:graphic-properties draw:fill="none" draw:fill-color="#729fcf"/>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Courier New" fo:font-size="12pt" fo:font-style="normal" fo:text-shadow="none" style:text-underline-style="none" fo:font-weight="normal" style:letter-kerning="true" style:font-name-asian="Microsoft YaHei" style:font-size-asian="12pt" style:font-style-asian="normal" style:font-weight-asian="normal" style:font-name-complex="Mangal1" style:font-size-complex="12pt" style:font-style-complex="normal" style:font-weight-complex="normal" style:text-emphasize="none" style:font-relief="none" style:text-overline-style="none" style:text-overline-color="font-color"/>
    </style:style>
    <style:style style:name="P73" style:family="paragraph">
      <loext:graphic-properties draw:fill="none" draw:fill-color="#ffffff"/>
      <style:paragraph-properties style:writing-mode="lr-tb"/>
      <style:text-properties style:font-name="Courier New"/>
    </style:style>
    <style:style style:name="P74" style:family="paragraph">
      <loext:graphic-properties draw:fill="solid" draw:fill-color="#81d41a"/>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Courier New" fo:font-size="18pt" fo:font-style="normal" fo:text-shadow="none" style:text-underline-style="none" fo:font-weight="normal" style:letter-kerning="true" style:font-name-asian="Microsoft YaHei" style:font-size-asian="18pt" style:font-style-asian="normal" style:font-weight-asian="normal" style:font-name-complex="Mangal1" style:font-size-complex="18pt" style:font-style-complex="normal" style:font-weight-complex="normal" style:text-emphasize="none" style:font-relief="none" style:text-overline-style="none" style:text-overline-color="font-color"/>
    </style:style>
    <style:style style:name="P75" style:family="paragraph">
      <style:paragraph-properties fo:margin-left="0cm" fo:margin-right="0cm" fo:margin-top="0cm" fo:margin-bottom="0cm" fo:line-height="100%" fo:text-align="center" fo:text-indent="0cm" style:writing-mode="lr-tb"/>
      <style:text-properties fo:font-variant="normal" fo:text-transform="none" fo:color="#000000" style:text-outline="false" style:text-line-through-style="none" style:text-line-through-type="none" style:font-name="Courier New" fo:font-size="18pt" fo:font-style="normal" fo:text-shadow="none" style:text-underline-style="none" fo:font-weight="normal" style:letter-kerning="true" style:font-name-asian="Microsoft YaHei" style:font-size-asian="18pt" style:font-style-asian="normal" style:font-weight-asian="normal" style:font-name-complex="Mangal1" style:font-size-complex="18pt" style:font-style-complex="normal" style:font-weight-complex="normal" style:text-emphasize="none" style:font-relief="none" style:text-overline-style="none" style:text-overline-color="font-color"/>
    </style:style>
    <style:style style:name="P76" style:family="paragraph">
      <loext:graphic-properties draw:fill="solid" draw:fill-color="#81d41a"/>
      <style:paragraph-properties fo:margin-left="0cm" fo:margin-right="0cm" fo:margin-top="0cm" fo:margin-bottom="0cm" fo:line-height="100%" fo:text-align="center" fo:text-indent="0cm" style:writing-mode="lr-tb"/>
      <style:text-properties fo:font-variant="normal" fo:text-transform="none" fo:color="#000000" style:text-outline="false" style:text-line-through-style="none" style:text-line-through-type="none" style:font-name="Courier New" fo:font-size="18pt" fo:font-style="normal" fo:text-shadow="none" style:text-underline-style="none" fo:font-weight="normal" style:letter-kerning="true" style:font-name-asian="Microsoft YaHei" style:font-size-asian="18pt" style:font-style-asian="normal" style:font-weight-asian="normal" style:font-name-complex="Mangal1" style:font-size-complex="18pt" style:font-style-complex="normal" style:font-weight-complex="normal" style:text-emphasize="none" style:font-relief="none" style:text-overline-style="none" style:text-overline-color="font-color"/>
    </style:style>
    <style:style style:name="P77" style:family="paragraph">
      <loext:graphic-properties draw:fill="none" draw:fill-color="#729fcf"/>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Courier New" fo:font-size="18pt" fo:font-style="normal" fo:text-shadow="none" style:text-underline-style="none" fo:font-weight="normal" style:letter-kerning="true" style:font-name-asian="Microsoft YaHei" style:font-size-asian="18pt" style:font-style-asian="normal" style:font-weight-asian="normal" style:font-name-complex="Mangal1" style:font-size-complex="18pt" style:font-style-complex="normal" style:font-weight-complex="normal" style:text-emphasize="none" style:font-relief="none" style:text-overline-style="none" style:text-overline-color="font-color"/>
    </style:style>
    <style:style style:name="P78" style:family="paragraph">
      <style:paragraph-properties fo:margin-left="0cm" fo:margin-right="0cm" fo:margin-top="0cm" fo:margin-bottom="0cm" fo:line-height="100%" fo:text-indent="0cm"/>
    </style:style>
    <style:style style:name="P79"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fo:color="#ff0000" style:text-outline="false" style:text-line-through-style="none" style:text-line-through-type="none" style:font-name="Courier New" fo:font-size="18pt" fo:font-style="normal" fo:text-shadow="none" style:text-underline-style="none" fo:font-weight="normal" style:letter-kerning="true" style:font-name-asian="Microsoft YaHei" style:font-size-asian="18pt" style:font-style-asian="normal" style:font-weight-asian="normal" style:font-name-complex="Mangal1" style:font-size-complex="18pt" style:font-style-complex="normal" style:font-weight-complex="normal" style:text-emphasize="none" style:font-relief="none" style:text-overline-style="none" style:text-overline-color="font-color"/>
    </style:style>
    <style:style style:name="P80"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fo:color="#c9211e" style:text-outline="false" style:text-line-through-style="none" style:text-line-through-type="none" style:font-name="Courier New" fo:font-size="18pt" fo:font-style="normal" fo:text-shadow="none" style:text-underline-style="none" fo:font-weight="normal" style:letter-kerning="true" style:font-name-asian="Microsoft YaHei" style:font-size-asian="18pt" style:font-style-asian="normal" style:font-weight-asian="normal" style:font-name-complex="Mangal1" style:font-size-complex="18pt" style:font-style-complex="normal" style:font-weight-complex="normal" style:text-emphasize="none" style:font-relief="none" style:text-overline-style="none" style:text-overline-color="font-color"/>
    </style:style>
    <style:style style:name="P81"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1" style:font-size-complex="18pt" style:font-style-complex="normal" style:font-weight-complex="normal" style:text-emphasize="none" style:font-relief="none" style:text-overline-style="none" style:text-overline-color="font-color"/>
    </style:style>
    <style:style style:name="P82"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style:use-window-font-color="true" style:text-outline="false" style:text-line-through-style="none" style:text-line-through-type="none" style:font-name="Courier New" fo:font-size="18pt" fo:font-style="normal" fo:text-shadow="none" style:text-underline-style="none" fo:font-weight="normal" style:letter-kerning="true" style:font-name-asian="Microsoft YaHei" style:font-size-asian="18pt" style:font-style-asian="normal" style:font-weight-asian="normal" style:font-name-complex="Mangal1" style:font-size-complex="18pt" style:font-style-complex="normal" style:font-weight-complex="normal" style:text-emphasize="none" style:font-relief="none" style:text-overline-style="none" style:text-overline-color="font-color"/>
    </style:style>
    <style:style style:name="P83" style:family="paragraph">
      <style:paragraph-properties fo:text-align="justify"/>
    </style:style>
    <style:style style:name="P84" style:family="paragraph">
      <loext:graphic-properties draw:fill="none" draw:fill-color="#ffffff"/>
      <style:paragraph-properties fo:text-align="justify" style:writing-mode="lr-tb"/>
      <style:text-properties style:font-name="Courier New" fo:font-size="12pt" fo:language="fr" fo:country="FR" style:font-name-complex="Courier New"/>
    </style:style>
    <style:style style:name="P85" style:family="paragraph">
      <loext:graphic-properties draw:fill="none" draw:fill-color="#ffffff"/>
      <style:paragraph-properties fo:text-align="justify" style:writing-mode="lr-tb"/>
      <style:text-properties style:font-name="Courier New" fo:font-size="12pt" fo:language="fr" fo:country="FR" style:font-name-complex="Courier New" style:font-weight-complex="bold"/>
    </style:style>
    <style:style style:name="P86"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1" style:font-size-complex="18pt" style:font-style-complex="normal" style:font-weight-complex="normal" style:text-emphasize="none" style:font-relief="none" style:text-overline-style="none" style:text-overline-color="font-color"/>
    </style:style>
    <style:style style:name="P87"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Courier New" fo:font-size="18pt" fo:font-style="normal" fo:text-shadow="none" style:text-underline-style="none" fo:font-weight="normal" style:letter-kerning="true" style:font-name-asian="Microsoft YaHei" style:font-size-asian="18pt" style:font-style-asian="normal" style:font-weight-asian="normal" style:font-name-complex="Mangal1" style:font-size-complex="18pt" style:font-style-complex="normal" style:font-weight-complex="normal" style:text-emphasize="none" style:font-relief="none" style:text-overline-style="none" style:text-overline-color="font-color"/>
    </style:style>
    <style:style style:name="T1" style:family="text">
      <style:text-properties style:font-name="Courier New"/>
    </style:style>
    <style:style style:name="T2" style:family="text">
      <style:text-properties style:font-name="Courier New" fo:font-size="12pt" fo:language="fr" fo:country="FR" fo:font-style="normal" fo:font-weight="normal" style:font-size-asian="10.5pt" style:font-style-asian="normal" style:font-weight-asian="normal" style:font-size-complex="12pt" style:font-style-complex="normal" style:font-weight-complex="normal"/>
    </style:style>
    <style:style style:name="T3" style:family="text">
      <style:text-properties style:font-name="Courier New" fo:font-size="12pt" fo:language="fr" fo:country="FR" fo:font-style="normal" fo:font-weight="normal" officeooo:rsid="0071b845" style:font-size-asian="10.5pt" style:font-style-asian="normal" style:font-weight-asian="normal" style:font-size-complex="12pt" style:font-style-complex="normal" style:font-weight-complex="normal"/>
    </style:style>
    <style:style style:name="T4" style:family="text">
      <style:text-properties style:font-name="Courier New" fo:font-size="12pt" fo:language="fr" fo:country="FR" fo:font-style="normal" fo:font-weight="normal" officeooo:rsid="00732e70" style:font-size-asian="10.5pt" style:font-style-asian="normal" style:font-weight-asian="normal" style:font-size-complex="12pt" style:font-style-complex="normal" style:font-weight-complex="normal"/>
    </style:style>
    <style:style style:name="T5" style:family="text">
      <style:text-properties style:font-name="Courier New" fo:font-size="12pt" fo:language="fr" fo:country="FR" fo:font-weight="normal" style:font-size-asian="10.5pt" style:font-weight-asian="normal" style:font-size-complex="12pt" style:font-weight-complex="normal"/>
    </style:style>
    <style:style style:name="T6" style:family="text">
      <style:text-properties style:font-name="Courier New" fo:font-size="12pt" fo:language="fr" fo:country="FR" fo:font-weight="normal" officeooo:rsid="004c76fd" style:font-size-asian="10.5pt" style:font-weight-asian="normal" style:font-size-complex="12pt" style:font-weight-complex="normal"/>
    </style:style>
    <style:style style:name="T7" style:family="text">
      <style:text-properties style:font-name="Courier New" fo:font-size="12pt" fo:language="fr" fo:country="FR" fo:font-weight="normal" officeooo:rsid="004d4370" style:font-size-asian="10.5pt" style:font-weight-asian="normal" style:font-size-complex="12pt" style:font-weight-complex="normal"/>
    </style:style>
    <style:style style:name="T8" style:family="text">
      <style:text-properties style:font-name="Courier New" fo:font-size="12pt" fo:language="fr" fo:country="FR" fo:font-weight="normal" officeooo:rsid="0050e591" style:font-size-asian="10.5pt" style:font-weight-asian="normal" style:font-size-complex="12pt" style:font-weight-complex="normal"/>
    </style:style>
    <style:style style:name="T9" style:family="text">
      <style:text-properties style:font-name="Courier New" fo:font-size="12pt" fo:language="fr" fo:country="FR" fo:font-weight="normal" officeooo:rsid="0052562a" style:font-size-asian="10.5pt" style:font-weight-asian="normal" style:font-size-complex="12pt" style:font-weight-complex="normal"/>
    </style:style>
    <style:style style:name="T10" style:family="text">
      <style:text-properties style:font-name="Courier New" fo:font-size="12pt" fo:language="fr" fo:country="FR" fo:font-weight="normal" officeooo:rsid="005502eb" style:font-size-asian="10.5pt" style:font-weight-asian="normal" style:font-size-complex="12pt" style:font-weight-complex="normal"/>
    </style:style>
    <style:style style:name="T11" style:family="text">
      <style:text-properties style:font-name="Courier New" fo:font-size="12pt" fo:language="fr" fo:country="FR" fo:font-weight="normal" officeooo:rsid="005636ca" style:font-size-asian="10.5pt" style:font-weight-asian="normal" style:font-size-complex="12pt" style:font-weight-complex="normal"/>
    </style:style>
    <style:style style:name="T12" style:family="text">
      <style:text-properties style:font-name="Courier New" fo:font-size="12pt" fo:language="fr" fo:country="FR" fo:font-weight="normal" officeooo:rsid="00578622" style:font-size-asian="10.5pt" style:font-weight-asian="normal" style:font-size-complex="12pt" style:font-weight-complex="normal"/>
    </style:style>
    <style:style style:name="T13" style:family="text">
      <style:text-properties style:font-name="Courier New" fo:font-size="12pt" fo:language="fr" fo:country="FR" fo:font-weight="normal" officeooo:rsid="0058fbfc" style:font-size-asian="10.5pt" style:font-weight-asian="normal" style:font-size-complex="12pt" style:font-weight-complex="normal"/>
    </style:style>
    <style:style style:name="T14" style:family="text">
      <style:text-properties style:font-name="Courier New" fo:font-size="12pt" fo:language="fr" fo:country="FR" fo:font-weight="normal" officeooo:rsid="005a9355" style:font-size-asian="10.5pt" style:font-weight-asian="normal" style:font-size-complex="12pt" style:font-weight-complex="normal"/>
    </style:style>
    <style:style style:name="T15" style:family="text">
      <style:text-properties style:font-name="Courier New" fo:font-size="12pt" fo:language="fr" fo:country="FR" fo:font-weight="normal" officeooo:rsid="005b0447" style:font-size-asian="10.5pt" style:font-weight-asian="normal" style:font-size-complex="12pt" style:font-weight-complex="normal"/>
    </style:style>
    <style:style style:name="T16" style:family="text">
      <style:text-properties style:font-name="Courier New" fo:font-size="12pt" fo:language="fr" fo:country="FR" fo:font-weight="normal" officeooo:rsid="005eed6c" style:font-size-asian="10.5pt" style:font-weight-asian="normal" style:font-size-complex="12pt" style:font-weight-complex="normal"/>
    </style:style>
    <style:style style:name="T17" style:family="text">
      <style:text-properties style:font-name="Courier New" fo:font-size="12pt" fo:language="fr" fo:country="FR" fo:font-weight="normal" officeooo:rsid="00632fce" style:font-size-asian="10.5pt" style:font-weight-asian="normal" style:font-size-complex="12pt" style:font-weight-complex="normal"/>
    </style:style>
    <style:style style:name="T18" style:family="text">
      <style:text-properties style:font-name="Courier New" fo:font-size="12pt" fo:language="fr" fo:country="FR" fo:font-weight="normal" officeooo:rsid="0066a144" style:font-size-asian="10.5pt" style:font-weight-asian="normal" style:font-size-complex="12pt" style:font-weight-complex="normal"/>
    </style:style>
    <style:style style:name="T19" style:family="text">
      <style:text-properties style:font-name="Courier New" fo:font-size="12pt" fo:language="fr" fo:country="FR" fo:font-weight="normal" officeooo:rsid="004c49c2" style:font-size-asian="10.5pt" style:font-weight-asian="normal" style:font-size-complex="12pt" style:font-weight-complex="normal"/>
    </style:style>
    <style:style style:name="T20" style:family="text">
      <style:text-properties style:font-name="Courier New" fo:font-size="12pt" fo:language="fr" fo:country="FR" fo:font-weight="normal" officeooo:rsid="00682071" style:font-size-asian="10.5pt" style:font-weight-asian="normal" style:font-size-complex="12pt" style:font-weight-complex="normal"/>
    </style:style>
    <style:style style:name="T21" style:family="text">
      <style:text-properties style:font-name="Courier New" fo:font-size="12pt" fo:language="fr" fo:country="FR" fo:font-weight="normal" officeooo:rsid="00691386" style:font-size-asian="10.5pt" style:font-weight-asian="normal" style:font-size-complex="12pt" style:font-weight-complex="normal"/>
    </style:style>
    <style:style style:name="T22" style:family="text">
      <style:text-properties style:font-name="Courier New" fo:font-size="12pt" fo:language="fr" fo:country="FR" fo:font-weight="normal" officeooo:rsid="006c1b32" style:font-size-asian="10.5pt" style:font-weight-asian="normal" style:font-size-complex="12pt" style:font-weight-complex="normal"/>
    </style:style>
    <style:style style:name="T23" style:family="text">
      <style:text-properties style:font-name="Courier New" fo:font-size="12pt" fo:language="fr" fo:country="FR" fo:font-weight="normal" officeooo:rsid="006e30c2" style:font-size-asian="10.5pt" style:font-weight-asian="normal" style:font-size-complex="12pt" style:font-weight-complex="normal"/>
    </style:style>
    <style:style style:name="T24" style:family="text">
      <style:text-properties style:font-name="Courier New" fo:font-size="12pt" fo:language="fr" fo:country="FR" fo:font-weight="normal" officeooo:rsid="00742a23" style:font-size-asian="10.5pt" style:font-weight-asian="normal" style:font-size-complex="12pt" style:font-weight-complex="normal"/>
    </style:style>
    <style:style style:name="T25" style:family="text">
      <style:text-properties style:font-name="Courier New" fo:font-size="12pt" fo:language="fr" fo:country="FR" fo:font-weight="normal" officeooo:rsid="00834990" style:font-size-asian="10.5pt" style:font-weight-asian="normal" style:font-size-complex="12pt" style:font-weight-complex="normal"/>
    </style:style>
    <style:style style:name="T26" style:family="text">
      <style:text-properties style:font-name="Courier New" fo:font-size="12pt" fo:language="fr" fo:country="FR" fo:font-weight="normal" officeooo:rsid="00841ef8" style:font-size-asian="10.5pt" style:font-weight-asian="normal" style:font-size-complex="12pt" style:font-weight-complex="normal"/>
    </style:style>
    <style:style style:name="T27" style:family="text">
      <style:text-properties style:font-name="Courier New" fo:font-size="12pt" fo:language="fr" fo:country="FR" fo:font-weight="normal" officeooo:rsid="0086505a" style:font-size-asian="10.5pt" style:font-weight-asian="normal" style:font-size-complex="12pt" style:font-weight-complex="normal"/>
    </style:style>
    <style:style style:name="T28" style:family="text">
      <style:text-properties style:font-name="Courier New" fo:font-size="12pt" fo:language="fr" fo:country="FR" fo:font-weight="normal" officeooo:rsid="00890c26" style:font-size-asian="10.5pt" style:font-weight-asian="normal" style:font-size-complex="12pt" style:font-weight-complex="normal"/>
    </style:style>
    <style:style style:name="T29" style:family="text">
      <style:text-properties style:font-name="Courier New" fo:font-size="12pt" fo:language="fr" fo:country="FR" fo:font-weight="normal" officeooo:rsid="008c822e" style:font-size-asian="10.5pt" style:font-weight-asian="normal" style:font-size-complex="12pt" style:font-weight-complex="normal"/>
    </style:style>
    <style:style style:name="T30" style:family="text">
      <style:text-properties style:font-name="Courier New" fo:font-size="12pt" fo:language="fr" fo:country="FR" fo:font-style="italic" fo:font-weight="normal" style:font-size-asian="10.5pt" style:font-style-asian="italic" style:font-weight-asian="normal" style:font-size-complex="12pt" style:font-style-complex="italic" style:font-weight-complex="normal"/>
    </style:style>
    <style:style style:name="T31" style:family="text">
      <style:text-properties style:font-name="Courier New" fo:font-size="12pt" fo:language="fr" fo:country="FR" style:font-size-asian="10.5pt" style:font-size-complex="12pt"/>
    </style:style>
    <style:style style:name="T32" style:family="text">
      <style:text-properties style:font-name="Courier New" fo:font-size="12pt" fo:language="fr" fo:country="FR" officeooo:rsid="005502eb" style:font-size-asian="10.5pt" style:font-size-complex="12pt"/>
    </style:style>
    <style:style style:name="T33" style:family="text">
      <style:text-properties style:font-name="Courier New" fo:font-size="12pt" fo:language="fr" fo:country="FR" officeooo:rsid="005b0447" style:font-size-asian="10.5pt" style:font-size-complex="12pt"/>
    </style:style>
    <style:style style:name="T34" style:family="text">
      <style:text-properties style:font-name="Courier New" fo:font-size="10pt" style:font-size-asian="10pt" style:font-size-complex="10pt"/>
    </style:style>
    <style:style style:name="T35" style:family="text">
      <style:text-properties fo:font-weight="normal" style:font-weight-asian="normal" style:font-weight-complex="normal"/>
    </style:style>
    <style:style style:name="T36" style:family="text">
      <style:text-properties officeooo:rsid="004c49c2"/>
    </style:style>
    <style:style style:name="T37" style:family="text">
      <style:text-properties style:text-position="super 58%" style:font-name="Courier New" fo:font-size="12pt" fo:language="fr" fo:country="FR" fo:font-weight="normal" style:font-size-asian="10.5pt" style:font-weight-asian="normal" style:font-size-complex="12pt" style:font-weight-complex="normal"/>
    </style:style>
    <style:style style:name="T38" style:family="text">
      <style:text-properties style:text-position="super 58%" fo:font-size="12pt" fo:language="fr" fo:country="FR" fo:font-weight="normal" style:font-size-asian="10.5pt" style:font-weight-asian="normal" style:font-size-complex="12pt" style:font-weight-complex="normal"/>
    </style:style>
    <style:style style:name="T39" style:family="text">
      <style:text-properties style:text-position="super 58%" fo:font-size="12pt" fo:font-weight="normal" style:font-size-asian="10.5pt" style:font-weight-asian="normal" style:font-size-complex="12pt" style:font-weight-complex="normal"/>
    </style:style>
    <style:style style:name="T40" style:family="text">
      <style:text-properties style:text-position="sub 58%"/>
    </style:style>
    <style:style style:name="T41" style:family="text">
      <style:text-properties style:text-position="sub 58%" style:font-name="Courier New" fo:font-size="12pt" fo:language="fr" fo:country="FR" fo:font-weight="normal" style:font-size-asian="10.5pt" style:font-weight-asian="normal" style:font-size-complex="12pt" style:font-weight-complex="normal"/>
    </style:style>
    <style:style style:name="T42" style:family="text">
      <style:text-properties style:text-position="sub 58%" fo:font-size="12pt" fo:language="fr" fo:country="FR" fo:font-weight="normal" style:font-size-asian="10.5pt" style:font-weight-asian="normal" style:font-size-complex="12pt" style:font-weight-complex="normal"/>
    </style:style>
    <style:style style:name="T43" style:family="text">
      <style:text-properties style:text-position="sub 58%" fo:font-size="12pt" fo:font-weight="normal" style:font-size-asian="10.5pt" style:font-weight-asian="normal" style:font-size-complex="12pt" style:font-weight-complex="normal"/>
    </style:style>
    <style:style style:name="T44" style:family="text">
      <style:text-properties style:text-position="0% 100%"/>
    </style:style>
    <style:style style:name="T45" style:family="text">
      <style:text-properties style:text-position="0% 100%" style:font-name="Courier New" fo:font-size="12pt" fo:language="fr" fo:country="FR" fo:font-weight="normal" style:font-size-asian="10.5pt" style:font-weight-asian="normal" style:font-size-complex="12pt" style:font-weight-complex="normal"/>
    </style:style>
    <style:style style:name="T46" style:family="text">
      <style:text-properties style:text-position="0% 100%" style:font-name="Courier New" fo:font-size="12pt" fo:language="fr" fo:country="FR" fo:font-weight="normal" officeooo:rsid="00860b13" style:font-size-asian="10.5pt" style:font-weight-asian="normal" style:font-size-complex="12pt" style:font-weight-complex="normal"/>
    </style:style>
    <style:style style:name="T47" style:family="text">
      <style:text-properties style:text-position="0% 100%" style:font-name="Courier New" fo:font-size="12pt" fo:language="fr" fo:country="FR" fo:font-weight="normal" officeooo:rsid="0086505a" style:font-size-asian="10.5pt" style:font-weight-asian="normal" style:font-size-complex="12pt" style:font-weight-complex="normal"/>
    </style:style>
    <style:style style:name="T48" style:family="text">
      <style:text-properties style:text-position="0% 100%" style:font-name="Courier New" fo:font-size="12pt" fo:language="fr" fo:country="FR" fo:font-weight="normal" officeooo:rsid="00884169" style:font-size-asian="10.5pt" style:font-weight-asian="normal" style:font-size-complex="12pt" style:font-weight-complex="normal"/>
    </style:style>
    <style:style style:name="T49" style:family="text">
      <style:text-properties style:text-position="0% 100%" style:font-name="Courier New" fo:font-size="12pt" fo:language="fr" fo:country="FR" fo:font-weight="normal" officeooo:rsid="008c822e" style:font-size-asian="10.5pt" style:font-weight-asian="normal" style:font-size-complex="12pt" style:font-weight-complex="normal"/>
    </style:style>
    <style:style style:name="T50" style:family="text">
      <style:text-properties style:text-position="0% 100%" style:font-name="Courier New" fo:font-size="12pt" fo:language="fr" fo:country="FR" fo:font-weight="normal" officeooo:rsid="008dab20" style:font-size-asian="10.5pt" style:font-weight-asian="normal" style:font-size-complex="12pt" style:font-weight-complex="normal"/>
    </style:style>
    <style:style style:name="T51" style:family="text">
      <style:text-properties style:text-position="0% 100%" style:font-name="Courier New" fo:font-size="12pt" fo:language="fr" fo:country="FR" fo:font-weight="normal" officeooo:rsid="008f78a2" style:font-size-asian="10.5pt" style:font-weight-asian="normal" style:font-size-complex="12pt" style:font-weight-complex="normal"/>
    </style:style>
    <style:style style:name="T52" style:family="text">
      <style:text-properties style:text-position="0% 100%" style:font-name="Courier New" fo:font-size="12pt" fo:language="fr" fo:country="FR" fo:font-weight="normal" officeooo:rsid="008fc9cf" style:font-size-asian="10.5pt" style:font-weight-asian="normal" style:font-size-complex="12pt" style:font-weight-complex="normal"/>
    </style:style>
    <style:style style:name="T53" style:family="text">
      <style:text-properties style:text-position="0% 100%" style:font-name="Courier New" fo:font-size="12pt" fo:language="fr" fo:country="FR" fo:font-weight="normal" officeooo:rsid="0094e861" style:font-size-asian="10.5pt" style:font-weight-asian="normal" style:font-size-complex="12pt" style:font-weight-complex="normal"/>
    </style:style>
    <style:style style:name="T54" style:family="text">
      <style:text-properties style:text-position="0% 100%" style:font-name="Courier New" fo:font-size="12pt" fo:language="fr" fo:country="FR" fo:font-weight="normal" officeooo:rsid="0096b618" style:font-size-asian="10.5pt" style:font-weight-asian="normal" style:font-size-complex="12pt" style:font-weight-complex="normal"/>
    </style:style>
    <style:style style:name="T55" style:family="text">
      <style:text-properties style:text-position="0% 100%" officeooo:rsid="00884169"/>
    </style:style>
    <style:style style:name="T56" style:family="text">
      <style:text-properties style:text-position="0% 100%" officeooo:rsid="009382dc"/>
    </style:style>
    <style:style style:name="T57" style:family="text">
      <style:text-properties style:text-position="0% 100%" fo:font-size="12pt" fo:language="fr" fo:country="FR" fo:font-weight="normal" style:font-size-asian="10.5pt" style:font-weight-asian="normal" style:font-size-complex="12pt" style:font-weight-complex="normal"/>
    </style:style>
    <style:style style:name="T58" style:family="text">
      <style:text-properties style:text-position="0% 100%" fo:font-size="12pt" fo:language="fr" fo:country="FR" fo:font-weight="normal" officeooo:rsid="00860b13" style:font-size-asian="10.5pt" style:font-weight-asian="normal" style:font-size-complex="12pt" style:font-weight-complex="normal"/>
    </style:style>
    <style:style style:name="T59" style:family="text">
      <style:text-properties style:text-position="0% 100%" fo:font-size="12pt" fo:language="fr" fo:country="FR" fo:font-weight="normal" officeooo:rsid="0086505a" style:font-size-asian="10.5pt" style:font-weight-asian="normal" style:font-size-complex="12pt" style:font-weight-complex="normal"/>
    </style:style>
    <style:style style:name="T60" style:family="text">
      <style:text-properties style:text-position="0% 100%" fo:font-size="12pt" fo:language="fr" fo:country="FR" fo:font-weight="normal" officeooo:rsid="008c822e" style:font-size-asian="10.5pt" style:font-weight-asian="normal" style:font-size-complex="12pt" style:font-weight-complex="normal"/>
    </style:style>
    <style:style style:name="T61" style:family="text">
      <style:text-properties style:text-position="0% 100%" fo:font-size="12pt" fo:language="fr" fo:country="FR" fo:font-weight="normal" officeooo:rsid="00884169" style:font-size-asian="10.5pt" style:font-weight-asian="normal" style:font-size-complex="12pt" style:font-weight-complex="normal"/>
    </style:style>
    <style:style style:name="T62" style:family="text">
      <style:text-properties style:text-position="0% 100%" fo:font-size="12pt" fo:language="fr" fo:country="FR" fo:font-weight="normal" officeooo:rsid="008fc9cf" style:font-size-asian="10.5pt" style:font-weight-asian="normal" style:font-size-complex="12pt" style:font-weight-complex="normal"/>
    </style:style>
    <style:style style:name="T63" style:family="text">
      <style:text-properties style:text-position="0% 100%" fo:font-size="12pt" fo:language="fr" fo:country="FR" fo:font-weight="normal" officeooo:rsid="008dab20" style:font-size-asian="10.5pt" style:font-weight-asian="normal" style:font-size-complex="12pt" style:font-weight-complex="normal"/>
    </style:style>
    <style:style style:name="T64" style:family="text">
      <style:text-properties style:text-position="0% 100%" fo:font-size="12pt" fo:language="fr" fo:country="FR" fo:font-weight="normal" officeooo:rsid="008f78a2" style:font-size-asian="10.5pt" style:font-weight-asian="normal" style:font-size-complex="12pt" style:font-weight-complex="normal"/>
    </style:style>
    <style:style style:name="T65" style:family="text">
      <style:text-properties style:text-position="0% 100%" fo:font-size="12pt" fo:language="fr" fo:country="FR" fo:font-weight="normal" officeooo:rsid="0094e861" style:font-size-asian="10.5pt" style:font-weight-asian="normal" style:font-size-complex="12pt" style:font-weight-complex="normal"/>
    </style:style>
    <style:style style:name="T66" style:family="text">
      <style:text-properties style:text-position="0% 100%" fo:font-size="12pt" fo:language="fr" fo:country="FR" fo:font-weight="normal" officeooo:rsid="0096b618" style:font-size-asian="10.5pt" style:font-weight-asian="normal" style:font-size-complex="12pt" style:font-weight-complex="normal"/>
    </style:style>
    <style:style style:name="T67" style:family="text">
      <style:text-properties style:text-position="0% 100%" fo:font-size="12pt" fo:font-weight="normal" style:font-size-asian="10.5pt" style:font-weight-asian="normal" style:font-size-complex="12pt" style:font-weight-complex="normal"/>
    </style:style>
    <style:style style:name="T68" style:family="text">
      <style:text-properties style:text-position="0% 100%" fo:font-size="12pt" fo:font-weight="normal" officeooo:rsid="00860b13" style:font-size-asian="10.5pt" style:font-weight-asian="normal" style:font-size-complex="12pt" style:font-weight-complex="normal"/>
    </style:style>
    <style:style style:name="T69" style:family="text">
      <style:text-properties style:text-position="0% 100%" fo:font-size="12pt" fo:font-weight="normal" officeooo:rsid="0086505a" style:font-size-asian="10.5pt" style:font-weight-asian="normal" style:font-size-complex="12pt" style:font-weight-complex="normal"/>
    </style:style>
    <style:style style:name="T70" style:family="text">
      <style:text-properties style:text-position="0% 100%" fo:font-size="12pt" fo:font-weight="normal" officeooo:rsid="008c822e" style:font-size-asian="10.5pt" style:font-weight-asian="normal" style:font-size-complex="12pt" style:font-weight-complex="normal"/>
    </style:style>
    <style:style style:name="T71" style:family="text">
      <style:text-properties style:text-position="0% 100%" fo:font-size="12pt" fo:font-weight="normal" officeooo:rsid="00884169" style:font-size-asian="10.5pt" style:font-weight-asian="normal" style:font-size-complex="12pt" style:font-weight-complex="normal"/>
    </style:style>
    <style:style style:name="T72" style:family="text">
      <style:text-properties style:text-position="0% 100%" fo:font-size="12pt" fo:font-weight="normal" officeooo:rsid="008fc9cf" style:font-size-asian="10.5pt" style:font-weight-asian="normal" style:font-size-complex="12pt" style:font-weight-complex="normal"/>
    </style:style>
    <style:style style:name="T73" style:family="text">
      <style:text-properties style:text-position="0% 100%" fo:font-size="12pt" fo:font-weight="normal" officeooo:rsid="008dab20" style:font-size-asian="10.5pt" style:font-weight-asian="normal" style:font-size-complex="12pt" style:font-weight-complex="normal"/>
    </style:style>
    <style:style style:name="T74" style:family="text">
      <style:text-properties style:text-position="0% 100%" fo:font-size="12pt" fo:font-weight="normal" officeooo:rsid="008f78a2" style:font-size-asian="10.5pt" style:font-weight-asian="normal" style:font-size-complex="12pt" style:font-weight-complex="normal"/>
    </style:style>
    <style:style style:name="T75" style:family="text">
      <style:text-properties style:text-position="0% 100%" fo:font-size="12pt" fo:font-weight="normal" officeooo:rsid="0094e861" style:font-size-asian="10.5pt" style:font-weight-asian="normal" style:font-size-complex="12pt" style:font-weight-complex="normal"/>
    </style:style>
    <style:style style:name="T76" style:family="text">
      <style:text-properties style:text-position="0% 100%" fo:font-size="12pt" fo:font-weight="normal" officeooo:rsid="0096b618" style:font-size-asian="10.5pt" style:font-weight-asian="normal" style:font-size-complex="12pt" style:font-weight-complex="normal"/>
    </style:style>
    <style:style style:name="T77" style:family="text">
      <style:text-properties officeooo:rsid="00632fce"/>
    </style:style>
    <style:style style:name="T78" style:family="text">
      <style:text-properties officeooo:rsid="00682071"/>
    </style:style>
    <style:style style:name="T79" style:family="text">
      <style:text-properties officeooo:rsid="00739313"/>
    </style:style>
    <style:style style:name="T80" style:family="text">
      <style:text-properties fo:font-weight="bold" style:font-weight-asian="bold" style:font-weight-complex="bold"/>
    </style:style>
    <style:style style:name="T81" style:family="text">
      <style:text-properties fo:font-weight="bold" officeooo:rsid="0086505a" style:font-weight-asian="bold" style:font-weight-complex="bold"/>
    </style:style>
    <style:style style:name="T82" style:family="text">
      <style:text-properties fo:font-weight="bold" officeooo:rsid="008c822e" style:font-weight-asian="bold" style:font-weight-complex="bold"/>
    </style:style>
    <style:style style:name="T83" style:family="text">
      <style:text-properties officeooo:rsid="0086505a"/>
    </style:style>
    <style:style style:name="T84" style:family="text">
      <style:text-properties officeooo:rsid="0091896b"/>
    </style:style>
    <style:style style:name="T85" style:family="text">
      <style:text-properties fo:font-size="12pt" fo:language="fr" fo:country="FR" fo:font-weight="normal" style:font-size-asian="10.5pt" style:font-weight-asian="normal" style:font-size-complex="12pt" style:font-weight-complex="normal"/>
    </style:style>
    <style:style style:name="T86" style:family="text">
      <style:text-properties fo:font-size="12pt" fo:language="fr" fo:country="FR" fo:font-weight="normal" officeooo:rsid="004c49c2" style:font-size-asian="10.5pt" style:font-weight-asian="normal" style:font-size-complex="12pt" style:font-weight-complex="normal"/>
    </style:style>
    <style:style style:name="T87" style:family="text">
      <style:text-properties fo:font-size="12pt" fo:language="fr" fo:country="FR" fo:font-weight="normal" officeooo:rsid="00682071" style:font-size-asian="10.5pt" style:font-weight-asian="normal" style:font-size-complex="12pt" style:font-weight-complex="normal"/>
    </style:style>
    <style:style style:name="T88" style:family="text">
      <style:text-properties fo:font-size="12pt" fo:language="fr" fo:country="FR" fo:font-weight="normal" officeooo:rsid="004c76fd" style:font-size-asian="10.5pt" style:font-weight-asian="normal" style:font-size-complex="12pt" style:font-weight-complex="normal"/>
    </style:style>
    <style:style style:name="T89" style:family="text">
      <style:text-properties fo:font-size="12pt" fo:language="fr" fo:country="FR" fo:font-weight="normal" officeooo:rsid="0066a144" style:font-size-asian="10.5pt" style:font-weight-asian="normal" style:font-size-complex="12pt" style:font-weight-complex="normal"/>
    </style:style>
    <style:style style:name="T90" style:family="text">
      <style:text-properties fo:font-size="12pt" fo:language="fr" fo:country="FR" fo:font-weight="normal" officeooo:rsid="00632fce" style:font-size-asian="10.5pt" style:font-weight-asian="normal" style:font-size-complex="12pt" style:font-weight-complex="normal"/>
    </style:style>
    <style:style style:name="T91" style:family="text">
      <style:text-properties fo:font-size="12pt" fo:language="fr" fo:country="FR" fo:font-weight="normal" officeooo:rsid="004d4370" style:font-size-asian="10.5pt" style:font-weight-asian="normal" style:font-size-complex="12pt" style:font-weight-complex="normal"/>
    </style:style>
    <style:style style:name="T92" style:family="text">
      <style:text-properties fo:font-size="12pt" fo:language="fr" fo:country="FR" fo:font-weight="normal" officeooo:rsid="0050e591" style:font-size-asian="10.5pt" style:font-weight-asian="normal" style:font-size-complex="12pt" style:font-weight-complex="normal"/>
    </style:style>
    <style:style style:name="T93" style:family="text">
      <style:text-properties fo:font-size="12pt" fo:language="fr" fo:country="FR" fo:font-weight="normal" officeooo:rsid="00691386" style:font-size-asian="10.5pt" style:font-weight-asian="normal" style:font-size-complex="12pt" style:font-weight-complex="normal"/>
    </style:style>
    <style:style style:name="T94" style:family="text">
      <style:text-properties fo:font-size="12pt" fo:language="fr" fo:country="FR" fo:font-weight="normal" officeooo:rsid="0052562a" style:font-size-asian="10.5pt" style:font-weight-asian="normal" style:font-size-complex="12pt" style:font-weight-complex="normal"/>
    </style:style>
    <style:style style:name="T95" style:family="text">
      <style:text-properties fo:font-size="12pt" fo:language="fr" fo:country="FR" fo:font-weight="normal" officeooo:rsid="005502eb" style:font-size-asian="10.5pt" style:font-weight-asian="normal" style:font-size-complex="12pt" style:font-weight-complex="normal"/>
    </style:style>
    <style:style style:name="T96" style:family="text">
      <style:text-properties fo:font-size="12pt" fo:language="fr" fo:country="FR" fo:font-weight="normal" officeooo:rsid="005636ca" style:font-size-asian="10.5pt" style:font-weight-asian="normal" style:font-size-complex="12pt" style:font-weight-complex="normal"/>
    </style:style>
    <style:style style:name="T97" style:family="text">
      <style:text-properties fo:font-size="12pt" fo:language="fr" fo:country="FR" fo:font-weight="normal" officeooo:rsid="00578622" style:font-size-asian="10.5pt" style:font-weight-asian="normal" style:font-size-complex="12pt" style:font-weight-complex="normal"/>
    </style:style>
    <style:style style:name="T98" style:family="text">
      <style:text-properties fo:font-size="12pt" fo:language="fr" fo:country="FR" fo:font-weight="normal" officeooo:rsid="006c1b32" style:font-size-asian="10.5pt" style:font-weight-asian="normal" style:font-size-complex="12pt" style:font-weight-complex="normal"/>
    </style:style>
    <style:style style:name="T99" style:family="text">
      <style:text-properties fo:font-size="12pt" fo:language="fr" fo:country="FR" fo:font-weight="normal" officeooo:rsid="006e30c2" style:font-size-asian="10.5pt" style:font-weight-asian="normal" style:font-size-complex="12pt" style:font-weight-complex="normal"/>
    </style:style>
    <style:style style:name="T100" style:family="text">
      <style:text-properties fo:font-size="12pt" fo:language="fr" fo:country="FR" fo:font-weight="normal" officeooo:rsid="0058fbfc" style:font-size-asian="10.5pt" style:font-weight-asian="normal" style:font-size-complex="12pt" style:font-weight-complex="normal"/>
    </style:style>
    <style:style style:name="T101" style:family="text">
      <style:text-properties fo:font-size="12pt" fo:language="fr" fo:country="FR" fo:font-weight="normal" officeooo:rsid="005a9355" style:font-size-asian="10.5pt" style:font-weight-asian="normal" style:font-size-complex="12pt" style:font-weight-complex="normal"/>
    </style:style>
    <style:style style:name="T102" style:family="text">
      <style:text-properties fo:font-size="12pt" fo:language="fr" fo:country="FR" fo:font-weight="normal" officeooo:rsid="005b0447" style:font-size-asian="10.5pt" style:font-weight-asian="normal" style:font-size-complex="12pt" style:font-weight-complex="normal"/>
    </style:style>
    <style:style style:name="T103" style:family="text">
      <style:text-properties fo:font-size="12pt" fo:language="fr" fo:country="FR" fo:font-weight="normal" officeooo:rsid="005eed6c" style:font-size-asian="10.5pt" style:font-weight-asian="normal" style:font-size-complex="12pt" style:font-weight-complex="normal"/>
    </style:style>
    <style:style style:name="T104" style:family="text">
      <style:text-properties fo:font-size="12pt" fo:language="fr" fo:country="FR" fo:font-weight="normal" officeooo:rsid="00742a23" style:font-size-asian="10.5pt" style:font-weight-asian="normal" style:font-size-complex="12pt" style:font-weight-complex="normal"/>
    </style:style>
    <style:style style:name="T105" style:family="text">
      <style:text-properties fo:font-size="12pt" fo:language="fr" fo:country="FR" fo:font-weight="normal" officeooo:rsid="00834990" style:font-size-asian="10.5pt" style:font-weight-asian="normal" style:font-size-complex="12pt" style:font-weight-complex="normal"/>
    </style:style>
    <style:style style:name="T106" style:family="text">
      <style:text-properties fo:font-size="12pt" fo:language="fr" fo:country="FR" fo:font-weight="normal" officeooo:rsid="00841ef8" style:font-size-asian="10.5pt" style:font-weight-asian="normal" style:font-size-complex="12pt" style:font-weight-complex="normal"/>
    </style:style>
    <style:style style:name="T107" style:family="text">
      <style:text-properties fo:font-size="12pt" fo:language="fr" fo:country="FR" fo:font-weight="normal" officeooo:rsid="008c822e" style:font-size-asian="10.5pt" style:font-weight-asian="normal" style:font-size-complex="12pt" style:font-weight-complex="normal"/>
    </style:style>
    <style:style style:name="T108" style:family="text">
      <style:text-properties fo:font-size="12pt" fo:language="fr" fo:country="FR" fo:font-weight="normal" officeooo:rsid="0086505a" style:font-size-asian="10.5pt" style:font-weight-asian="normal" style:font-size-complex="12pt" style:font-weight-complex="normal"/>
    </style:style>
    <style:style style:name="T109" style:family="text">
      <style:text-properties fo:font-size="12pt" fo:language="fr" fo:country="FR" fo:font-weight="normal" officeooo:rsid="00890c26" style:font-size-asian="10.5pt" style:font-weight-asian="normal" style:font-size-complex="12pt" style:font-weight-complex="normal"/>
    </style:style>
    <style:style style:name="T110" style:family="text">
      <style:text-properties fo:font-size="12pt" fo:language="fr" fo:country="FR" fo:font-style="italic" fo:font-weight="normal" style:font-size-asian="10.5pt" style:font-style-asian="italic" style:font-weight-asian="normal" style:font-size-complex="12pt" style:font-style-complex="italic" style:font-weight-complex="normal"/>
    </style:style>
    <style:style style:name="T111" style:family="text">
      <style:text-properties fo:font-size="12pt" fo:language="fr" fo:country="FR" fo:font-style="normal" fo:font-weight="normal" style:font-size-asian="10.5pt" style:font-style-asian="normal" style:font-weight-asian="normal" style:font-size-complex="12pt" style:font-style-complex="normal" style:font-weight-complex="normal"/>
    </style:style>
    <style:style style:name="T112" style:family="text">
      <style:text-properties fo:font-size="12pt" fo:language="fr" fo:country="FR" fo:font-style="normal" fo:font-weight="normal" officeooo:rsid="0071b845" style:font-size-asian="10.5pt" style:font-style-asian="normal" style:font-weight-asian="normal" style:font-size-complex="12pt" style:font-style-complex="normal" style:font-weight-complex="normal"/>
    </style:style>
    <style:style style:name="T113" style:family="text">
      <style:text-properties fo:font-size="12pt" fo:language="fr" fo:country="FR" fo:font-style="normal" fo:font-weight="normal" officeooo:rsid="00732e70" style:font-size-asian="10.5pt" style:font-style-asian="normal" style:font-weight-asian="normal" style:font-size-complex="12pt" style:font-style-complex="normal" style:font-weight-complex="normal"/>
    </style:style>
    <style:style style:name="T114" style:family="text">
      <style:text-properties fo:font-size="12pt" fo:language="fr" fo:country="FR" style:font-size-asian="10.5pt" style:font-size-complex="12pt"/>
    </style:style>
    <style:style style:name="T115" style:family="text">
      <style:text-properties fo:font-size="12pt" fo:language="fr" fo:country="FR" officeooo:rsid="005b0447" style:font-size-asian="10.5pt" style:font-size-complex="12pt"/>
    </style:style>
    <style:style style:name="T116" style:family="text">
      <style:text-properties fo:font-size="12pt" fo:language="fr" fo:country="FR" officeooo:rsid="005502eb" style:font-size-asian="10.5pt" style:font-size-complex="12pt"/>
    </style:style>
    <style:style style:name="T117" style:family="text">
      <style:text-properties fo:font-size="12pt" fo:font-weight="normal" style:font-size-asian="10.5pt" style:font-weight-asian="normal" style:font-size-complex="12pt" style:font-weight-complex="normal"/>
    </style:style>
    <style:style style:name="T118" style:family="text">
      <style:text-properties fo:font-size="12pt" fo:font-weight="normal" officeooo:rsid="004c49c2" style:font-size-asian="10.5pt" style:font-weight-asian="normal" style:font-size-complex="12pt" style:font-weight-complex="normal"/>
    </style:style>
    <style:style style:name="T119" style:family="text">
      <style:text-properties fo:font-size="12pt" fo:font-weight="normal" officeooo:rsid="00682071" style:font-size-asian="10.5pt" style:font-weight-asian="normal" style:font-size-complex="12pt" style:font-weight-complex="normal"/>
    </style:style>
    <style:style style:name="T120" style:family="text">
      <style:text-properties fo:font-size="12pt" fo:font-weight="normal" officeooo:rsid="004c76fd" style:font-size-asian="10.5pt" style:font-weight-asian="normal" style:font-size-complex="12pt" style:font-weight-complex="normal"/>
    </style:style>
    <style:style style:name="T121" style:family="text">
      <style:text-properties fo:font-size="12pt" fo:font-weight="normal" officeooo:rsid="0066a144" style:font-size-asian="10.5pt" style:font-weight-asian="normal" style:font-size-complex="12pt" style:font-weight-complex="normal"/>
    </style:style>
    <style:style style:name="T122" style:family="text">
      <style:text-properties fo:font-size="12pt" fo:font-weight="normal" officeooo:rsid="00632fce" style:font-size-asian="10.5pt" style:font-weight-asian="normal" style:font-size-complex="12pt" style:font-weight-complex="normal"/>
    </style:style>
    <style:style style:name="T123" style:family="text">
      <style:text-properties fo:font-size="12pt" fo:font-weight="normal" officeooo:rsid="004d4370" style:font-size-asian="10.5pt" style:font-weight-asian="normal" style:font-size-complex="12pt" style:font-weight-complex="normal"/>
    </style:style>
    <style:style style:name="T124" style:family="text">
      <style:text-properties fo:font-size="12pt" fo:font-weight="normal" officeooo:rsid="0050e591" style:font-size-asian="10.5pt" style:font-weight-asian="normal" style:font-size-complex="12pt" style:font-weight-complex="normal"/>
    </style:style>
    <style:style style:name="T125" style:family="text">
      <style:text-properties fo:font-size="12pt" fo:font-weight="normal" officeooo:rsid="00691386" style:font-size-asian="10.5pt" style:font-weight-asian="normal" style:font-size-complex="12pt" style:font-weight-complex="normal"/>
    </style:style>
    <style:style style:name="T126" style:family="text">
      <style:text-properties fo:font-size="12pt" fo:font-weight="normal" officeooo:rsid="0052562a" style:font-size-asian="10.5pt" style:font-weight-asian="normal" style:font-size-complex="12pt" style:font-weight-complex="normal"/>
    </style:style>
    <style:style style:name="T127" style:family="text">
      <style:text-properties fo:font-size="12pt" fo:font-weight="normal" officeooo:rsid="005502eb" style:font-size-asian="10.5pt" style:font-weight-asian="normal" style:font-size-complex="12pt" style:font-weight-complex="normal"/>
    </style:style>
    <style:style style:name="T128" style:family="text">
      <style:text-properties fo:font-size="12pt" fo:font-weight="normal" officeooo:rsid="005636ca" style:font-size-asian="10.5pt" style:font-weight-asian="normal" style:font-size-complex="12pt" style:font-weight-complex="normal"/>
    </style:style>
    <style:style style:name="T129" style:family="text">
      <style:text-properties fo:font-size="12pt" fo:font-weight="normal" officeooo:rsid="00578622" style:font-size-asian="10.5pt" style:font-weight-asian="normal" style:font-size-complex="12pt" style:font-weight-complex="normal"/>
    </style:style>
    <style:style style:name="T130" style:family="text">
      <style:text-properties fo:font-size="12pt" fo:font-weight="normal" officeooo:rsid="006c1b32" style:font-size-asian="10.5pt" style:font-weight-asian="normal" style:font-size-complex="12pt" style:font-weight-complex="normal"/>
    </style:style>
    <style:style style:name="T131" style:family="text">
      <style:text-properties fo:font-size="12pt" fo:font-weight="normal" officeooo:rsid="006e30c2" style:font-size-asian="10.5pt" style:font-weight-asian="normal" style:font-size-complex="12pt" style:font-weight-complex="normal"/>
    </style:style>
    <style:style style:name="T132" style:family="text">
      <style:text-properties fo:font-size="12pt" fo:font-weight="normal" officeooo:rsid="0058fbfc" style:font-size-asian="10.5pt" style:font-weight-asian="normal" style:font-size-complex="12pt" style:font-weight-complex="normal"/>
    </style:style>
    <style:style style:name="T133" style:family="text">
      <style:text-properties fo:font-size="12pt" fo:font-weight="normal" officeooo:rsid="005a9355" style:font-size-asian="10.5pt" style:font-weight-asian="normal" style:font-size-complex="12pt" style:font-weight-complex="normal"/>
    </style:style>
    <style:style style:name="T134" style:family="text">
      <style:text-properties fo:font-size="12pt" fo:font-weight="normal" officeooo:rsid="005b0447" style:font-size-asian="10.5pt" style:font-weight-asian="normal" style:font-size-complex="12pt" style:font-weight-complex="normal"/>
    </style:style>
    <style:style style:name="T135" style:family="text">
      <style:text-properties fo:font-size="12pt" fo:font-weight="normal" officeooo:rsid="005eed6c" style:font-size-asian="10.5pt" style:font-weight-asian="normal" style:font-size-complex="12pt" style:font-weight-complex="normal"/>
    </style:style>
    <style:style style:name="T136" style:family="text">
      <style:text-properties fo:font-size="12pt" fo:font-weight="normal" officeooo:rsid="00742a23" style:font-size-asian="10.5pt" style:font-weight-asian="normal" style:font-size-complex="12pt" style:font-weight-complex="normal"/>
    </style:style>
    <style:style style:name="T137" style:family="text">
      <style:text-properties fo:font-size="12pt" fo:font-weight="normal" officeooo:rsid="00834990" style:font-size-asian="10.5pt" style:font-weight-asian="normal" style:font-size-complex="12pt" style:font-weight-complex="normal"/>
    </style:style>
    <style:style style:name="T138" style:family="text">
      <style:text-properties fo:font-size="12pt" fo:font-weight="normal" officeooo:rsid="00841ef8" style:font-size-asian="10.5pt" style:font-weight-asian="normal" style:font-size-complex="12pt" style:font-weight-complex="normal"/>
    </style:style>
    <style:style style:name="T139" style:family="text">
      <style:text-properties fo:font-size="12pt" fo:font-weight="normal" officeooo:rsid="008c822e" style:font-size-asian="10.5pt" style:font-weight-asian="normal" style:font-size-complex="12pt" style:font-weight-complex="normal"/>
    </style:style>
    <style:style style:name="T140" style:family="text">
      <style:text-properties fo:font-size="12pt" fo:font-weight="normal" officeooo:rsid="0086505a" style:font-size-asian="10.5pt" style:font-weight-asian="normal" style:font-size-complex="12pt" style:font-weight-complex="normal"/>
    </style:style>
    <style:style style:name="T141" style:family="text">
      <style:text-properties fo:font-size="12pt" fo:font-weight="normal" officeooo:rsid="00890c26" style:font-size-asian="10.5pt" style:font-weight-asian="normal" style:font-size-complex="12pt" style:font-weight-complex="normal"/>
    </style:style>
    <style:style style:name="T142" style:family="text">
      <style:text-properties fo:font-size="12pt" fo:font-style="italic" fo:font-weight="normal" style:font-size-asian="10.5pt" style:font-style-asian="italic" style:font-weight-asian="normal" style:font-size-complex="12pt" style:font-style-complex="italic" style:font-weight-complex="normal"/>
    </style:style>
    <style:style style:name="T143" style:family="text">
      <style:text-properties fo:font-size="12pt" fo:font-style="normal" fo:font-weight="normal" style:font-size-asian="10.5pt" style:font-style-asian="normal" style:font-weight-asian="normal" style:font-size-complex="12pt" style:font-style-complex="normal" style:font-weight-complex="normal"/>
    </style:style>
    <style:style style:name="T144" style:family="text">
      <style:text-properties fo:font-size="12pt" fo:font-style="normal" fo:font-weight="normal" officeooo:rsid="0071b845" style:font-size-asian="10.5pt" style:font-style-asian="normal" style:font-weight-asian="normal" style:font-size-complex="12pt" style:font-style-complex="normal" style:font-weight-complex="normal"/>
    </style:style>
    <style:style style:name="T145" style:family="text">
      <style:text-properties fo:font-size="12pt" fo:font-style="normal" fo:font-weight="normal" officeooo:rsid="00732e70" style:font-size-asian="10.5pt" style:font-style-asian="normal" style:font-weight-asian="normal" style:font-size-complex="12pt" style:font-style-complex="normal" style:font-weight-complex="normal"/>
    </style:style>
    <style:style style:name="T146" style:family="text">
      <style:text-properties fo:font-size="12pt" style:font-size-asian="10.5pt" style:font-size-complex="12pt"/>
    </style:style>
    <style:style style:name="T147" style:family="text">
      <style:text-properties fo:font-size="12pt" officeooo:rsid="005b0447" style:font-size-asian="10.5pt" style:font-size-complex="12pt"/>
    </style:style>
    <style:style style:name="T148" style:family="text">
      <style:text-properties fo:font-size="12pt" officeooo:rsid="005502eb" style:font-size-asian="10.5pt" style:font-size-complex="12pt"/>
    </style:style>
    <style:style style:name="T149" style:family="text">
      <style:text-properties officeooo:rsid="0096b618"/>
    </style:style>
    <style:style style:name="T150" style:family="text">
      <style:text-properties officeooo:rsid="0097541a"/>
    </style:style>
    <style:style style:name="T151" style:family="text">
      <style:text-properties style:font-name="Courier New" fo:language="fr" fo:country="FR"/>
    </style:style>
    <style:style style:name="T152" style:family="text">
      <style:text-properties style:font-name="Courier New" fo:language="fr" fo:country="FR" officeooo:rsid="0096b618"/>
    </style:style>
    <style:style style:name="T153" style:family="text">
      <style:text-properties style:font-name="Courier New" fo:language="fr" fo:country="FR" officeooo:rsid="0097541a"/>
    </style:style>
    <style:style style:name="T154" style:family="text">
      <style:text-properties fo:font-variant="normal" fo:text-transform="none" style:use-window-font-color="true" style:text-outline="false" style:text-line-through-style="none" style:text-line-through-type="none" style:font-name="Courier New" fo:font-size="18pt" fo:font-style="normal" fo:text-shadow="none" style:text-underline-style="none" fo:font-weight="normal" style:letter-kerning="true" style:font-name-asian="Microsoft YaHei" style:font-size-asian="18pt" style:font-style-asian="normal" style:font-weight-asian="normal" style:font-name-complex="Mangal1" style:font-size-complex="18pt" style:font-style-complex="normal" style:font-weight-complex="normal" style:text-emphasize="none" style:font-relief="none" style:text-overline-style="none" style:text-overline-color="font-color"/>
    </style:style>
    <style:style style:name="T155" style:family="text">
      <style:text-properties fo:font-variant="normal" fo:text-transform="none" style:use-window-font-color="true" style:text-outline="false" style:text-line-through-style="none" style:text-line-through-type="none" style:font-name="Courier New" fo:font-size="12pt" fo:font-style="normal" fo:text-shadow="none" style:text-underline-style="none" fo:font-weight="normal" style:letter-kerning="true" style:font-name-asian="Microsoft YaHei" style:font-size-asian="18pt" style:font-style-asian="normal" style:font-weight-asian="normal" style:font-name-complex="Mangal1" style:font-size-complex="18pt" style:font-style-complex="normal" style:font-weight-complex="normal" style:text-emphasize="none" style:font-relief="none" style:text-overline-style="none" style:text-overline-color="font-color"/>
    </style:style>
    <style:style style:name="T156" style:family="text">
      <style:text-properties fo:font-variant="normal" fo:text-transform="none" style:use-window-font-color="true" style:text-outline="false" style:text-line-through-style="none" style:text-line-through-type="none" style:font-name="Courier New" fo:font-size="12pt" fo:font-style="normal" fo:text-shadow="none" style:text-underline-style="none" fo:font-weight="normal" style:letter-kerning="true" style:font-name-asian="Microsoft YaHei" style:font-size-asian="12pt" style:font-style-asian="normal" style:font-weight-asian="normal" style:font-name-complex="Mangal1" style:font-size-complex="12pt" style:font-style-complex="normal" style:font-weight-complex="normal" style:text-emphasize="none" style:font-relief="none" style:text-overline-style="none" style:text-overline-color="font-color"/>
    </style:style>
    <style:style style:name="T157" style:family="text">
      <style:text-properties fo:font-variant="normal" fo:text-transform="none" fo:color="#000000" style:text-outline="false" style:text-line-through-style="none" style:text-line-through-type="none" style:font-name="Courier New" fo:font-size="18pt" fo:font-style="normal" fo:text-shadow="none" style:text-underline-style="none" fo:font-weight="normal" style:letter-kerning="true" style:font-name-asian="Microsoft YaHei" style:font-size-asian="18pt" style:font-style-asian="normal" style:font-weight-asian="normal" style:font-name-complex="Mangal1" style:font-size-complex="18pt" style:font-style-complex="normal" style:font-weight-complex="normal" style:text-emphasize="none" style:font-relief="none" style:text-overline-style="none" style:text-overline-color="font-color"/>
    </style:style>
    <style:style style:name="T158" style:family="text">
      <style:text-properties fo:font-variant="normal" fo:text-transform="none" fo:color="#ff0000" style:text-outline="false" style:text-line-through-style="none" style:text-line-through-type="none" style:font-name="Courier New" fo:font-size="18pt" fo:font-style="normal" fo:text-shadow="none" style:text-underline-style="none" fo:font-weight="normal" style:letter-kerning="true" style:font-name-asian="Microsoft YaHei" style:font-size-asian="18pt" style:font-style-asian="normal" style:font-weight-asian="normal" style:font-name-complex="Mangal1" style:font-size-complex="18pt" style:font-style-complex="normal" style:font-weight-complex="normal" style:text-emphasize="none" style:font-relief="none" style:text-overline-style="none" style:text-overline-color="font-color"/>
    </style:style>
    <style:style style:name="T159" style:family="text">
      <style:text-properties fo:font-variant="normal" fo:text-transform="none" fo:color="#c9211e" style:text-outline="false" style:text-line-through-style="none" style:text-line-through-type="none" style:font-name="Courier New" fo:font-size="18pt" fo:font-style="normal" fo:text-shadow="none" style:text-underline-style="none" fo:font-weight="normal" style:letter-kerning="true" style:font-name-asian="Microsoft YaHei" style:font-size-asian="18pt" style:font-style-asian="normal" style:font-weight-asian="normal" style:font-name-complex="Mangal1" style:font-size-complex="18pt" style:font-style-complex="normal" style:font-weight-complex="normal" style:text-emphasize="none" style:font-relief="none" style:text-overline-style="none" style:text-overline-color="font-color"/>
    </style:style>
    <style:style style:name="T160" style:family="text">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1" style:font-size-complex="18pt" style:font-style-complex="normal" style:font-weight-complex="normal" style:text-emphasize="none" style:font-relief="none" style:text-overline-style="none" style:text-overline-color="font-color"/>
    </style:style>
    <style:style style:name="T161" style:family="text">
      <style:text-properties style:font-name="Courier New" fo:font-size="12pt" fo:language="fr" fo:country="FR" fo:font-weight="bold" style:font-weight-asian="bold" style:font-name-complex="Courier New" style:font-weight-complex="bold"/>
    </style:style>
    <style:style style:name="T162" style:family="text">
      <style:text-properties style:font-name="Courier New" fo:font-size="12pt" fo:language="fr" fo:country="FR" style:font-name-complex="Courier New" style:font-weight-complex="bold"/>
    </style:style>
    <style:style style:name="T163" style:family="text">
      <style:text-properties style:font-name="Courier New" fo:font-size="12pt" fo:language="fr" fo:country="FR" style:font-name-complex="Courier New"/>
    </style:style>
    <style:style style:name="T164" style:family="text">
      <style:text-properties fo:font-size="12pt"/>
    </style:style>
    <style:style style:name="fr1" style:family="graphic" style:parent-style-name="OLE">
      <style:graphic-properties style:vertical-pos="from-top" style:vertical-rel="paragraph" style:horizontal-pos="from-left" style:horizontal-rel="paragraph" draw:ole-draw-aspect="1"/>
    </style:style>
    <style:style style:name="gr1"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35cm" svg:stroke-color="#000000" draw:marker-start="" draw:marker-start-width="0.252cm" draw:marker-start-center="false" draw:marker-end="" draw:marker-end-width="0.252cm" draw:marker-end-center="false" draw:fill="solid" draw:fill-color="#ffffff" draw:textarea-horizontal-align="justify" draw:textarea-vertical-align="middle" draw:auto-grow-height="false" fo:min-height="1.062cm" fo:min-width="2.163cm" fo:padding-top="0.143cm" fo:padding-bottom="0.143cm" fo:padding-left="0.266cm" fo:padding-right="0.266cm" draw:shadow="hidden" draw:shadow-offset-x="0.199cm" draw:shadow-offset-y="0.199cm" draw:shadow-color="#808080" style:run-through="foreground"/>
      <style:paragraph-properties style:writing-mode="lr-tb"/>
    </style:style>
    <style:style style:name="gr3" style:family="graphic">
      <style:graphic-properties draw:stroke="solid" svg:stroke-width="0.035cm" svg:stroke-color="#000000" draw:marker-start="" draw:marker-start-width="0.252cm" draw:marker-start-center="false" draw:marker-end="" draw:marker-end-width="0.252cm" draw:marker-end-center="false" draw:fill="solid" draw:fill-color="#ffffff" draw:textarea-horizontal-align="justify" draw:textarea-vertical-align="middle" draw:auto-grow-height="false" fo:min-height="1.062cm" fo:min-width="1.894cm" fo:padding-top="0.143cm" fo:padding-bottom="0.143cm" fo:padding-left="0.266cm" fo:padding-right="0.266cm" draw:shadow="hidden" draw:shadow-offset-x="0.199cm" draw:shadow-offset-y="0.199cm" draw:shadow-color="#808080" style:run-through="foreground"/>
      <style:paragraph-properties style:writing-mode="lr-tb"/>
    </style:style>
    <style:style style:name="gr4" style:family="graphic">
      <style:graphic-properties draw:stroke="solid" svg:stroke-width="0.035cm" svg:stroke-color="#000000" draw:marker-start="" draw:marker-start-width="0.252cm" draw:marker-start-center="false" draw:marker-end="" draw:marker-end-width="0.252cm" draw:marker-end-center="false" draw:fill="solid" draw:fill-color="#ffffff" draw:textarea-horizontal-align="justify" draw:textarea-vertical-align="middle" draw:auto-grow-height="false" fo:min-height="1.062cm" fo:min-width="1.715cm" fo:padding-top="0.143cm" fo:padding-bottom="0.143cm" fo:padding-left="0.266cm" fo:padding-right="0.266cm" draw:shadow="hidden" draw:shadow-offset-x="0.199cm" draw:shadow-offset-y="0.199cm" draw:shadow-color="#808080" style:run-through="foreground"/>
      <style:paragraph-properties style:writing-mode="lr-tb"/>
    </style:style>
    <style:style style:name="gr5" style:family="graphic">
      <style:graphic-properties draw:stroke="solid" svg:stroke-width="0.035cm" svg:stroke-color="#000000" draw:marker-start="" draw:marker-start-width="0.252cm" draw:marker-start-center="false" draw:marker-end="" draw:marker-end-width="0.252cm" draw:marker-end-center="false" draw:fill="solid" draw:fill-color="#ffffff" draw:textarea-horizontal-align="justify" draw:textarea-vertical-align="middle" draw:auto-grow-height="false" fo:min-height="1.062cm" fo:min-width="1.443cm" fo:padding-top="0.143cm" fo:padding-bottom="0.143cm" fo:padding-left="0.266cm" fo:padding-right="0.266cm" draw:shadow="hidden" draw:shadow-offset-x="0.199cm" draw:shadow-offset-y="0.199cm" draw:shadow-color="#808080" style:run-through="foreground"/>
      <style:paragraph-properties style:writing-mode="lr-tb"/>
    </style:style>
    <style:style style:name="gr6" style:family="graphic">
      <style:graphic-properties draw:stroke="solid" svg:stroke-width="0.035cm" svg:stroke-color="#000000" draw:marker-start="" draw:marker-start-width="0.252cm" draw:marker-start-center="false" draw:marker-end="" draw:marker-end-width="0.252cm" draw:marker-end-center="false" draw:fill="solid" draw:fill-color="#ffffff" draw:textarea-horizontal-align="justify" draw:textarea-vertical-align="middle" draw:auto-grow-height="false" fo:min-height="1.062cm" fo:min-width="1.803cm" fo:padding-top="0.143cm" fo:padding-bottom="0.143cm" fo:padding-left="0.266cm" fo:padding-right="0.266cm" draw:shadow="hidden" draw:shadow-offset-x="0.199cm" draw:shadow-offset-y="0.199cm" draw:shadow-color="#808080" style:run-through="foreground"/>
      <style:paragraph-properties style:writing-mode="lr-tb"/>
    </style:style>
    <style:style style:name="gr7" style:family="graphic">
      <style:graphic-properties draw:stroke="solid" svg:stroke-width="0.035cm" svg:stroke-color="#000000" draw:marker-start="" draw:marker-start-width="0.252cm" draw:marker-start-center="false" draw:marker-end="" draw:marker-end-width="0.252cm" draw:marker-end-center="false" draw:fill="solid" draw:fill-color="#ffffff" draw:textarea-horizontal-align="justify" draw:textarea-vertical-align="middle" draw:auto-grow-height="false" fo:min-height="1.062cm" fo:min-width="1.623cm" fo:padding-top="0.143cm" fo:padding-bottom="0.143cm" fo:padding-left="0.266cm" fo:padding-right="0.266cm" draw:shadow="hidden" draw:shadow-offset-x="0.199cm" draw:shadow-offset-y="0.199cm" draw:shadow-color="#808080" style:run-through="foreground"/>
      <style:paragraph-properties style:writing-mode="lr-tb"/>
    </style:style>
    <style:style style:name="gr8" style:family="graphic">
      <style:graphic-properties draw:stroke="solid" svg:stroke-width="0.035cm" svg:stroke-color="#000000" draw:marker-start="" draw:marker-start-width="0.252cm" draw:marker-start-center="false" draw:marker-end="" draw:marker-end-width="0.252cm" draw:marker-end-center="false" draw:fill="solid" draw:fill-color="#ffffff" draw:textarea-horizontal-align="justify" draw:textarea-vertical-align="middle" draw:auto-grow-height="false" fo:min-height="1.062cm" fo:min-width="1.535cm" fo:padding-top="0.143cm" fo:padding-bottom="0.143cm" fo:padding-left="0.266cm" fo:padding-right="0.266cm" draw:shadow="hidden" draw:shadow-offset-x="0.199cm" draw:shadow-offset-y="0.199cm" draw:shadow-color="#808080" style:run-through="foreground"/>
      <style:paragraph-properties style:writing-mode="lr-tb"/>
    </style:style>
    <style:style style:name="gr9" style:family="graphic">
      <style:graphic-properties draw:stroke="solid" svg:stroke-width="0.035cm" svg:stroke-color="#000000" draw:marker-start="" draw:marker-start-width="0.252cm" draw:marker-start-center="false" draw:marker-end="Arrow" draw:marker-end-width="0.353cm" draw:marker-end-center="false" draw:fill="none" draw:fill-color="#729fcf" draw:textarea-horizontal-align="justify" draw:textarea-vertical-align="middle" fo:padding-top="0.143cm" fo:padding-bottom="0.143cm" fo:padding-left="0.266cm" fo:padding-right="0.266cm" draw:shadow="hidden" draw:shadow-offset-x="0.199cm" draw:shadow-offset-y="0.199cm" draw:shadow-color="#808080" style:run-through="foreground"/>
      <style:paragraph-properties style:writing-mode="lr-tb"/>
    </style:style>
    <style:style style:name="gr10" style:family="graphic">
      <style:graphic-properties draw:stroke="solid" svg:stroke-width="0.035cm" svg:stroke-color="#000000" draw:marker-start="" draw:marker-start-width="0.252cm" draw:marker-start-center="false" draw:marker-end="Arrow" draw:marker-end-width="0.353cm" draw:marker-end-center="false" draw:fill="none" draw:fill-color="#729fcf" draw:textarea-horizontal-align="justify" draw:textarea-vertical-align="middle" fo:padding-top="0.143cm" fo:padding-bottom="0.143cm" fo:padding-left="0.266cm" fo:padding-right="0.266cm" draw:shadow="hidden" draw:shadow-offset-x="0.199cm" draw:shadow-offset-y="0.199cm" draw:shadow-color="#808080" style:run-through="foreground"/>
    </style:style>
    <style:style style:name="gr11" style:family="graphic">
      <style:graphic-properties draw:stroke="solid" svg:stroke-width="0cm" svg:stroke-color="#000000" draw:marker-start=""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paragraph-properties style:writing-mode="lr-tb"/>
    </style:style>
    <style:style style:name="gr1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655cm" fo:padding-top="0.125cm" fo:padding-bottom="0.125cm" fo:padding-left="0.25cm" fo:padding-right="0.25cm" draw:shadow="hidden" draw:shadow-offset-x="0.199cm" draw:shadow-offset-y="0.199cm" draw:shadow-color="#808080" style:run-through="foreground"/>
      <style:paragraph-properties style:writing-mode="lr-tb"/>
    </style:style>
    <style:style style:name="gr13" style:family="graphic">
      <style:graphic-properties draw:stroke="none" svg:stroke-color="#000000" draw:fill="none" draw:fill-color="#ffffff" fo:min-height="1.441cm"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lr-tb"/>
    </style:style>
    <style:style style:name="gr14"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solid" svg:stroke-width="0.035cm" svg:stroke-color="#000000" draw:marker-start="" draw:marker-start-width="0.252cm" draw:marker-start-center="false" draw:marker-end="" draw:marker-end-width="0.252cm" draw:marker-end-center="false" draw:fill="solid" draw:fill-color="#81d41a" draw:textarea-horizontal-align="justify" draw:textarea-vertical-align="middle" draw:auto-grow-height="false" fo:min-height="0.57cm" fo:min-width="0.323cm" fo:padding-top="0.143cm" fo:padding-bottom="0.143cm" fo:padding-left="0.266cm" fo:padding-right="0.266cm" draw:shadow="hidden" draw:shadow-offset-x="0.199cm" draw:shadow-offset-y="0.199cm" draw:shadow-color="#808080" style:run-through="foreground"/>
      <style:paragraph-properties style:writing-mode="lr-tb"/>
    </style:style>
    <style:style style:name="gr16" style:family="graphic">
      <style:graphic-properties draw:stroke="solid" svg:stroke-width="0.035cm" svg:stroke-color="#000000" draw:marker-start="" draw:marker-start-width="0.252cm" draw:marker-start-center="false" draw:marker-end="" draw:marker-end-width="0.252cm" draw:marker-end-center="false" draw:fill="solid" draw:fill-color="#81d41a" draw:textarea-horizontal-align="justify" draw:textarea-vertical-align="middle" draw:auto-grow-height="false" fo:min-height="0.57cm" fo:min-width="0.325cm" fo:padding-top="0.143cm" fo:padding-bottom="0.143cm" fo:padding-left="0.266cm" fo:padding-right="0.266cm" draw:shadow="hidden" draw:shadow-offset-x="0.199cm" draw:shadow-offset-y="0.199cm" draw:shadow-color="#808080" style:run-through="foreground"/>
      <style:paragraph-properties style:writing-mode="lr-tb"/>
    </style:style>
    <style:style style:name="gr17" style:family="graphic">
      <style:graphic-properties draw:stroke="solid" svg:stroke-width="0.035cm" svg:stroke-color="#000000" draw:marker-start="" draw:marker-start-width="0.252cm" draw:marker-start-center="false" draw:marker-end="" draw:marker-end-width="0.252cm" draw:marker-end-center="false" draw:fill="solid" draw:fill-color="#81d41a" draw:textarea-horizontal-align="justify" draw:textarea-vertical-align="middle" draw:auto-grow-height="false" fo:min-height="0.572cm" fo:min-width="0.325cm" fo:padding-top="0.143cm" fo:padding-bottom="0.143cm" fo:padding-left="0.266cm" fo:padding-right="0.266cm" draw:shadow="hidden" draw:shadow-offset-x="0.199cm" draw:shadow-offset-y="0.199cm" draw:shadow-color="#808080" style:run-through="foreground"/>
      <style:paragraph-properties style:writing-mode="lr-tb"/>
    </style:style>
    <style:style style:name="gr18" style:family="graphic">
      <style:graphic-properties draw:stroke="solid" svg:stroke-width="0.035cm" svg:stroke-color="#000000" draw:marker-start="" draw:marker-start-width="0.252cm" draw:marker-start-center="false" draw:marker-end="" draw:marker-end-width="0.252cm" draw:marker-end-center="false" draw:fill="solid" draw:fill-color="#81d41a" draw:textarea-horizontal-align="justify" draw:textarea-vertical-align="middle" draw:auto-grow-height="false" fo:min-height="0.572cm" fo:min-width="0.323cm" fo:padding-top="0.143cm" fo:padding-bottom="0.143cm" fo:padding-left="0.266cm" fo:padding-right="0.266cm" draw:shadow="hidden" draw:shadow-offset-x="0.199cm" draw:shadow-offset-y="0.199cm" draw:shadow-color="#808080" style:run-through="foreground"/>
      <style:paragraph-properties style:writing-mode="lr-tb"/>
    </style:style>
    <style:style style:name="gr19"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721cm" fo:padding-top="0.125cm" fo:padding-bottom="0.125cm" fo:padding-left="0.25cm" fo:padding-right="0.25cm" draw:shadow="hidden" draw:shadow-offset-x="0.199cm" draw:shadow-offset-y="0.199cm" draw:shadow-color="#808080" style:run-through="foreground"/>
      <style:paragraph-properties style:writing-mode="lr-tb"/>
    </style:style>
    <style:style style:name="gr20"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766cm" fo:padding-top="0.125cm" fo:padding-bottom="0.125cm" fo:padding-left="0.25cm" fo:padding-right="0.25cm" draw:shadow="hidden" draw:shadow-offset-x="0.199cm" draw:shadow-offset-y="0.199cm" draw:shadow-color="#808080" style:run-through="foreground"/>
      <style:paragraph-properties style:writing-mode="lr-tb"/>
    </style:style>
    <style:style style:name="gr21" style:family="graphic">
      <style:graphic-properties draw:stroke="solid" svg:stroke-width="0.035cm" svg:stroke-color="#000000" draw:marker-start="" draw:marker-start-width="0.252cm" draw:marker-start-center="false" draw:marker-end="" draw:marker-end-width="0.252cm" draw:marker-end-center="false" draw:fill="solid" draw:fill-color="#ffffff" draw:textarea-horizontal-align="justify" draw:textarea-vertical-align="middle" draw:auto-grow-height="false" fo:min-height="0.57cm" fo:min-width="0.323cm" fo:padding-top="0.143cm" fo:padding-bottom="0.143cm" fo:padding-left="0.266cm" fo:padding-right="0.266cm" draw:shadow="hidden" draw:shadow-offset-x="0.199cm" draw:shadow-offset-y="0.199cm" draw:shadow-color="#808080" style:run-through="foreground"/>
      <style:paragraph-properties style:writing-mode="lr-tb"/>
    </style:style>
    <style:style style:name="gr22" style:family="graphic">
      <style:graphic-properties draw:stroke="none" svg:stroke-color="#000000" draw:fill="none" draw:fill-color="#ffffff" fo:min-height="1.226cm"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lr-tb"/>
    </style:style>
    <style:style style:name="gr23"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655cm" fo:padding-top="0.125cm" fo:padding-bottom="0.125cm" fo:padding-left="0.25cm" fo:padding-right="0.25cm" draw:shadow="hidden" draw:shadow-offset-x="0.199cm" draw:shadow-offset-y="0.199cm"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lr-tb"/>
    </style:style>
    <style:style style:name="gr24" style:family="graphic">
      <style:graphic-properties draw:stroke="none" svg:stroke-color="#000000" draw:fill="none" draw:fill-color="#ffffff" fo:min-height="1.921cm"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lr-tb"/>
    </style:style>
    <style:style style:name="gr25" style:family="graphic">
      <style:graphic-properties draw:stroke="solid" svg:stroke-width="0.035cm" svg:stroke-color="#000000" draw:marker-start="" draw:marker-start-width="0.252cm" draw:marker-start-center="false" draw:marker-end="" draw:marker-end-width="0.252cm" draw:marker-end-center="false" draw:fill="solid" draw:fill-color="#ffffff" draw:textarea-horizontal-align="justify" draw:textarea-vertical-align="middle" draw:auto-grow-height="false" fo:min-height="0.572cm" fo:min-width="0.323cm" fo:padding-top="0.143cm" fo:padding-bottom="0.143cm" fo:padding-left="0.266cm" fo:padding-right="0.266cm" draw:shadow="hidden" draw:shadow-offset-x="0.199cm" draw:shadow-offset-y="0.199cm" draw:shadow-color="#808080" style:run-through="foreground"/>
      <style:paragraph-properties style:writing-mode="lr-tb"/>
    </style:style>
    <style:style style:name="gr26" style:family="graphic">
      <style:graphic-properties draw:stroke="solid" svg:stroke-width="0.035cm" svg:stroke-color="#000000" draw:marker-start="" draw:marker-start-width="0.252cm" draw:marker-start-center="false" draw:marker-end="" draw:marker-end-width="0.252cm" draw:marker-end-center="false" draw:fill="solid" draw:fill-color="#ffffff" draw:textarea-horizontal-align="justify" draw:textarea-vertical-align="middle" draw:auto-grow-height="false" fo:min-height="0.57cm" fo:min-width="0.325cm" fo:padding-top="0.143cm" fo:padding-bottom="0.143cm" fo:padding-left="0.266cm" fo:padding-right="0.266cm" draw:shadow="hidden" draw:shadow-offset-x="0.199cm" draw:shadow-offset-y="0.199cm" draw:shadow-color="#808080" style:run-through="foreground"/>
      <style:paragraph-properties style:writing-mode="lr-tb"/>
    </style:style>
    <style:style style:name="gr27" style:family="graphic">
      <style:graphic-properties draw:stroke="solid" svg:stroke-width="0cm" svg:stroke-color="#000000" draw:marker-start=""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8"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02cm" fo:padding-top="0.125cm" fo:padding-bottom="0.125cm" fo:padding-left="0.25cm" fo:padding-right="0.25cm" draw:shadow="hidden" draw:shadow-offset-x="0.199cm" draw:shadow-offset-y="0.199cm" draw:shadow-color="#808080" style:run-through="foreground"/>
      <style:paragraph-properties style:writing-mode="lr-tb"/>
    </style:style>
    <style:style style:name="gr29" style:family="graphic">
      <style:graphic-properties draw:stroke="none" svg:stroke-color="#000000" draw:fill="none" draw:fill-color="#ffffff" fo:min-height="3.131cm"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lr-tb"/>
    </style:style>
    <style:style style:name="gr30" style:family="graphic">
      <style:graphic-properties draw:stroke="solid" svg:stroke-width="0.035cm" svg:stroke-color="#000000" draw:marker-start="" draw:marker-start-width="0.252cm" draw:marker-start-center="false" draw:marker-end="" draw:marker-end-width="0.252cm" draw:marker-end-center="false" draw:fill="solid" draw:fill-color="#ffffff" draw:textarea-horizontal-align="justify" draw:textarea-vertical-align="middle" draw:auto-grow-height="false" fo:min-height="0.572cm" fo:min-width="0.325cm" fo:padding-top="0.143cm" fo:padding-bottom="0.143cm" fo:padding-left="0.266cm" fo:padding-right="0.266cm" draw:shadow="hidden" draw:shadow-offset-x="0.199cm" draw:shadow-offset-y="0.199cm" draw:shadow-color="#808080" style:run-through="foreground"/>
      <style:paragraph-properties style:writing-mode="lr-tb"/>
    </style:style>
    <style:style style:name="gr31" style:family="graphic">
      <style:graphic-properties draw:stroke="solid" svg:stroke-width="0.03cm" svg:stroke-color="#000000" draw:marker-start-width="0.39cm" draw:marker-end-width="0.39cm" draw:fill="none" draw:fill-color="#ffffff" fo:min-height="2.88cm" fo:padding-top="0.014cm" fo:padding-bottom="0.014cm" fo:padding-left="0.014cm" fo:padding-right="0.014cm" style:run-through="foreground" style:wrap="none" style:vertical-pos="from-top" style:vertical-rel="paragraph" style:horizontal-pos="from-left" style:horizontal-rel="paragraph" draw:wrap-influence-on-position="once-concurrent" style:flow-with-text="false"/>
      <style:paragraph-properties style:writing-mode="lr-tb"/>
    </style:style>
    <style:style style:name="gr32" style:family="graphic">
      <style:graphic-properties draw:stroke="solid" svg:stroke-width="0.03cm" svg:stroke-color="#000000" draw:marker-start-width="0.4cm" draw:marker-end-width="0.4cm" draw:fill="none" draw:fill-color="#ffffff" fo:min-height="9.872cm" fo:padding-top="0.014cm" fo:padding-bottom="0.014cm" fo:padding-left="0.014cm" fo:padding-right="0.014cm" style:run-through="foreground" style:wrap="none" style:vertical-pos="from-top" style:vertical-rel="paragraph" style:horizontal-pos="from-left" style:horizontal-rel="paragraph" draw:wrap-influence-on-position="once-concurrent" style:flow-with-text="false"/>
      <style:paragraph-properties style:writing-mode="lr-tb"/>
    </style:style>
    <style:style style:name="gr33" style:family="graphic">
      <style:graphic-properties draw:stroke="solid" svg:stroke-width="0.028cm" svg:stroke-color="#000000" draw:marker-start="" draw:marker-start-width="0.242cm" draw:marker-start-center="false" draw:marker-end="" draw:marker-end-width="0.242cm" draw:marker-end-center="false" draw:fill="solid" draw:fill-color="#ffffff" draw:textarea-horizontal-align="justify" draw:textarea-vertical-align="middle" draw:auto-grow-height="false" fo:min-height="1.069cm" fo:min-width="0.818cm" fo:padding-top="0.139cm" fo:padding-bottom="0.139cm" fo:padding-left="0.265cm" fo:padding-right="0.265cm" draw:shadow="hidden" draw:shadow-offset-x="0.199cm" draw:shadow-offset-y="0.199cm" draw:shadow-color="#808080" style:run-through="foreground"/>
      <style:paragraph-properties style:writing-mode="lr-tb"/>
    </style:style>
    <style:style style:name="gr34" style:family="graphic">
      <style:graphic-properties draw:stroke="solid" svg:stroke-width="0.028cm" svg:stroke-color="#000000" draw:marker-start="" draw:marker-start-width="0.242cm" draw:marker-start-center="false" draw:marker-end="" draw:marker-end-width="0.242cm" draw:marker-end-center="false" draw:fill="none" draw:fill-color="#729fcf" draw:textarea-horizontal-align="justify" draw:textarea-vertical-align="middle" fo:padding-top="0.139cm" fo:padding-bottom="0.139cm" fo:padding-left="0.265cm" fo:padding-right="0.265cm" draw:shadow="hidden" draw:shadow-offset-x="0.199cm" draw:shadow-offset-y="0.199cm" draw:shadow-color="#808080" style:run-through="foreground"/>
    </style:style>
    <style:style style:name="gr35" style:family="graphic">
      <style:graphic-properties draw:stroke="solid" svg:stroke-width="0.028cm" svg:stroke-color="#000000" draw:marker-start="" draw:marker-start-width="0.242cm" draw:marker-start-center="false" draw:marker-end="" draw:marker-end-width="0.242cm" draw:marker-end-center="false" draw:fill="solid" draw:fill-color="#ffffff" draw:textarea-horizontal-align="justify" draw:textarea-vertical-align="middle" draw:auto-grow-height="false" fo:min-height="0.88cm" fo:min-width="0.628cm" fo:padding-top="0.139cm" fo:padding-bottom="0.139cm" fo:padding-left="0.265cm" fo:padding-right="0.265cm" draw:shadow="hidden" draw:shadow-offset-x="0.199cm" draw:shadow-offset-y="0.199cm" draw:shadow-color="#808080" style:run-through="foreground"/>
      <style:paragraph-properties style:writing-mode="lr-tb"/>
    </style:style>
    <style:style style:name="gr36" style:family="graphic">
      <style:graphic-properties draw:stroke="solid" svg:stroke-width="0.028cm" svg:stroke-color="#000000" draw:marker-start="" draw:marker-start-width="0.242cm" draw:marker-start-center="false" draw:marker-end="" draw:marker-end-width="0.242cm" draw:marker-end-center="false" draw:fill="solid" draw:fill-color="#ffffff" draw:textarea-horizontal-align="justify" draw:textarea-vertical-align="middle" draw:auto-grow-height="false" fo:min-height="0.88cm" fo:min-width="0.63cm" fo:padding-top="0.139cm" fo:padding-bottom="0.139cm" fo:padding-left="0.265cm" fo:padding-right="0.265cm" draw:shadow="hidden" draw:shadow-offset-x="0.199cm" draw:shadow-offset-y="0.199cm" draw:shadow-color="#808080" style:run-through="foreground"/>
      <style:paragraph-properties style:writing-mode="lr-tb"/>
    </style:style>
    <style:style style:name="gr37" style:family="graphic">
      <style:graphic-properties draw:stroke="none" svg:stroke-color="#000000" draw:fill="none" draw:fill-color="#ffffff" fo:min-height="2.884cm"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lr-tb"/>
    </style:style>
    <style:style style:name="gr38" style:family="graphic">
      <style:graphic-properties draw:stroke="solid" svg:stroke-width="0.028cm" svg:stroke-color="#000000" draw:marker-start="" draw:marker-start-width="0.242cm" draw:marker-start-center="false" draw:marker-end="" draw:marker-end-width="0.242cm" draw:marker-end-center="false" draw:fill="solid" draw:fill-color="#ffffff" draw:textarea-horizontal-align="justify" draw:textarea-vertical-align="middle" draw:auto-grow-height="false" fo:min-height="0.937cm" fo:min-width="0.688cm" fo:padding-top="0.139cm" fo:padding-bottom="0.139cm" fo:padding-left="0.265cm" fo:padding-right="0.265cm" draw:shadow="hidden" draw:shadow-offset-x="0.199cm" draw:shadow-offset-y="0.199cm" draw:shadow-color="#808080" style:run-through="foreground"/>
      <style:paragraph-properties style:writing-mode="lr-tb"/>
    </style:style>
    <style:style style:name="gr39" style:family="graphic">
      <style:graphic-properties draw:stroke="solid" svg:stroke-width="0.028cm" svg:stroke-color="#000000" draw:marker-start="" draw:marker-start-width="0.242cm" draw:marker-start-center="false" draw:marker-end="" draw:marker-end-width="0.242cm" draw:marker-end-center="false" draw:fill="solid" draw:fill-color="#ffffff" draw:textarea-horizontal-align="justify" draw:textarea-vertical-align="middle" draw:auto-grow-height="false" fo:min-height="0.938cm" fo:min-width="0.686cm" fo:padding-top="0.139cm" fo:padding-bottom="0.139cm" fo:padding-left="0.265cm" fo:padding-right="0.265cm" draw:shadow="hidden" draw:shadow-offset-x="0.199cm" draw:shadow-offset-y="0.199cm" draw:shadow-color="#808080" style:run-through="foreground"/>
      <style:paragraph-properties style:writing-mode="lr-tb"/>
    </style:style>
    <style:style style:name="gr40" style:family="graphic">
      <style:graphic-properties draw:stroke="solid" svg:stroke-width="0.028cm" svg:stroke-color="#000000" draw:marker-start="" draw:marker-start-width="0.242cm" draw:marker-start-center="false" draw:marker-end="" draw:marker-end-width="0.242cm" draw:marker-end-center="false" draw:fill="solid" draw:fill-color="#ffffff" draw:textarea-horizontal-align="justify" draw:textarea-vertical-align="middle" draw:auto-grow-height="false" fo:min-height="0.938cm" fo:min-width="0.688cm" fo:padding-top="0.139cm" fo:padding-bottom="0.139cm" fo:padding-left="0.265cm" fo:padding-right="0.265cm" draw:shadow="hidden" draw:shadow-offset-x="0.199cm" draw:shadow-offset-y="0.199cm" draw:shadow-color="#808080" style:run-through="foreground"/>
      <style:paragraph-properties style:writing-mode="lr-tb"/>
    </style:style>
    <style:style style:name="gr41" style:family="graphic">
      <style:graphic-properties style:run-through="foreground" style:wrap="left"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42" style:family="graphic">
      <style:graphic-properties draw:stroke="solid" svg:stroke-width="0.028cm" svg:stroke-color="#000000" draw:marker-start="" draw:marker-start-width="0.242cm" draw:marker-start-center="false" draw:marker-end="Arrow" draw:marker-end-width="0.342cm" draw:marker-end-center="false" draw:fill="solid" draw:fill-color="#ffffff" draw:textarea-horizontal-align="justify" draw:textarea-vertical-align="middle" fo:padding-top="0.139cm" fo:padding-bottom="0.139cm" fo:padding-left="0.265cm" fo:padding-right="0.265cm"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
      <text:p text:style-name="P17">Structures Intermédiaires</text:p>
      <text:p text:style-name="P17">TP0<text:span text:style-name="T36">4</text:span></text:p>
      <text:p text:style-name="P17"/>
      <text:p text:style-name="P18">Exercice 1.)</text:p>
      <text:p text:style-name="P18"/>
      <text:p text:style-name="P44"><text:span text:style-name="T118">1.1.) </text:span><text:span text:style-name="T119">Qu’est ce que c’est qu’un aéroport d’un point de vue informatique ? Eh bien, </text:span><text:span text:style-name="T118">un aéroport possède un code IATA, une ville et un pays </text:span><text:span text:style-name="T119">(du moins dans le cadre de ce cours)</text:span><text:span text:style-name="T118">. Nous aurons donc une structure de la forme suivante,</text:span></text:p>
      <text:p text:style-name="P20"/>
      <text:p text:style-name="P39">struct <text:span text:style-name="T35">aeroport</text:span> <text:span text:style-name="T35">{</text:span></text:p>
      <text:p text:style-name="P39"><text:tab/>uint <text:span text:style-name="T35">IATA;</text:span></text:p>
      <text:p text:style-name="P39"><text:tab/>string <text:span text:style-name="T35">ville, pays;</text:span></text:p>
      <text:p text:style-name="P20">}</text:p>
      <text:p text:style-name="P39"/>
      <text:p text:style-name="P20">1.2.) V<text:span text:style-name="T78">oici le tableau récapitulatif sur lequel se base ce rapport.</text:span></text:p>
      <text:p text:style-name="P20"/>
      <table:table table:name="Table1" table:style-name="Table1">
        <table:table-column table:style-name="Table1.A" table:number-columns-repeated="5"/>
        <table:table-row>
          <table:table-cell table:style-name="Table1.A1" office:value-type="string">
            <text:p text:style-name="P4">Nom du sommet</text:p>
          </table:table-cell>
          <table:table-cell table:style-name="Table1.A1" office:value-type="string">
            <text:p text:style-name="P4">Code IATA</text:p>
          </table:table-cell>
          <table:table-cell table:style-name="Table1.A1" office:value-type="string">
            <text:p text:style-name="P4">Ville</text:p>
          </table:table-cell>
          <table:table-cell table:style-name="Table1.A1" office:value-type="string">
            <text:p text:style-name="P4">Pays</text:p>
          </table:table-cell>
          <table:table-cell table:style-name="Table1.E1" office:value-type="string">
            <text:p text:style-name="P4">Liaisons</text:p>
          </table:table-cell>
        </table:table-row>
        <table:table-row>
          <table:table-cell table:style-name="Table1.A2" office:value-type="string">
            <text:p text:style-name="P5">A0</text:p>
          </table:table-cell>
          <table:table-cell table:style-name="Table1.A2" office:value-type="string">
            <text:p text:style-name="P5">LHR</text:p>
          </table:table-cell>
          <table:table-cell table:style-name="Table1.A2" office:value-type="string">
            <text:p text:style-name="P5">Londres</text:p>
          </table:table-cell>
          <table:table-cell table:style-name="Table1.A2" office:value-type="string">
            <text:p text:style-name="P5">Royaume-Uni</text:p>
          </table:table-cell>
          <table:table-cell table:style-name="Table1.E2" office:value-type="string">
            <text:p text:style-name="P5">Paris Tokyo Berlin Madrid</text:p>
          </table:table-cell>
        </table:table-row>
        <table:table-row>
          <table:table-cell table:style-name="Table1.A2" office:value-type="string">
            <text:p text:style-name="P5">A1</text:p>
          </table:table-cell>
          <table:table-cell table:style-name="Table1.A2" office:value-type="string">
            <text:p text:style-name="P5">BER</text:p>
          </table:table-cell>
          <table:table-cell table:style-name="Table1.A2" office:value-type="string">
            <text:p text:style-name="P5">Berlin </text:p>
          </table:table-cell>
          <table:table-cell table:style-name="Table1.A2" office:value-type="string">
            <text:p text:style-name="P5">Allemagne</text:p>
          </table:table-cell>
          <table:table-cell table:style-name="Table1.E2" office:value-type="string">
            <text:p text:style-name="P5">Paris</text:p>
          </table:table-cell>
        </table:table-row>
        <table:table-row>
          <table:table-cell table:style-name="Table1.A2" office:value-type="string">
            <text:p text:style-name="P5">A2</text:p>
          </table:table-cell>
          <table:table-cell table:style-name="Table1.A2" office:value-type="string">
            <text:p text:style-name="P5">MXP</text:p>
          </table:table-cell>
          <table:table-cell table:style-name="Table1.A2" office:value-type="string">
            <text:p text:style-name="P5">Milan</text:p>
          </table:table-cell>
          <table:table-cell table:style-name="Table1.A2" office:value-type="string">
            <text:p text:style-name="P5">Italie</text:p>
          </table:table-cell>
          <table:table-cell table:style-name="Table1.E2" office:value-type="string">
            <text:p text:style-name="P5">Geneve Paris</text:p>
          </table:table-cell>
        </table:table-row>
        <table:table-row>
          <table:table-cell table:style-name="Table1.A2" office:value-type="string">
            <text:p text:style-name="P5">A3</text:p>
          </table:table-cell>
          <table:table-cell table:style-name="Table1.A2" office:value-type="string">
            <text:p text:style-name="P5">NRT</text:p>
          </table:table-cell>
          <table:table-cell table:style-name="Table1.A2" office:value-type="string">
            <text:p text:style-name="P5">Tokyo</text:p>
          </table:table-cell>
          <table:table-cell table:style-name="Table1.A2" office:value-type="string">
            <text:p text:style-name="P5">Japon</text:p>
          </table:table-cell>
          <table:table-cell table:style-name="Table1.E2" office:value-type="string">
            <text:p text:style-name="P5">Montreal Paris Londres</text:p>
          </table:table-cell>
        </table:table-row>
        <table:table-row>
          <table:table-cell table:style-name="Table1.A2" office:value-type="string">
            <text:p text:style-name="P5">A4</text:p>
          </table:table-cell>
          <table:table-cell table:style-name="Table1.A2" office:value-type="string">
            <text:p text:style-name="P5">CDG</text:p>
          </table:table-cell>
          <table:table-cell table:style-name="Table1.A2" office:value-type="string">
            <text:p text:style-name="P5">Paris</text:p>
          </table:table-cell>
          <table:table-cell table:style-name="Table1.A2" office:value-type="string">
            <text:p text:style-name="P5">France</text:p>
          </table:table-cell>
          <table:table-cell table:style-name="Table1.E2" office:value-type="string">
            <text:p text:style-name="P5">Paris Londres Berlin Tokyo Geneve</text:p>
          </table:table-cell>
        </table:table-row>
        <table:table-row>
          <table:table-cell table:style-name="Table1.A2" office:value-type="string">
            <text:p text:style-name="P5">A5</text:p>
          </table:table-cell>
          <table:table-cell table:style-name="Table1.A2" office:value-type="string">
            <text:p text:style-name="P5">YUL</text:p>
          </table:table-cell>
          <table:table-cell table:style-name="Table1.A2" office:value-type="string">
            <text:p text:style-name="P5">Montreal</text:p>
          </table:table-cell>
          <table:table-cell table:style-name="Table1.A2" office:value-type="string">
            <text:p text:style-name="P5">Canada</text:p>
          </table:table-cell>
          <table:table-cell table:style-name="Table1.E2" office:value-type="string">
            <text:p text:style-name="P5">Paris Tokyo Londres</text:p>
          </table:table-cell>
        </table:table-row>
        <table:table-row>
          <table:table-cell table:style-name="Table1.A2" office:value-type="string">
            <text:p text:style-name="P5">A6</text:p>
          </table:table-cell>
          <table:table-cell table:style-name="Table1.A2" office:value-type="string">
            <text:p text:style-name="P5">MAD</text:p>
          </table:table-cell>
          <table:table-cell table:style-name="Table1.A2" office:value-type="string">
            <text:p text:style-name="P5">Madrid</text:p>
          </table:table-cell>
          <table:table-cell table:style-name="Table1.A2" office:value-type="string">
            <text:p text:style-name="P5">Espagne</text:p>
          </table:table-cell>
          <table:table-cell table:style-name="Table1.E2" office:value-type="string">
            <text:p text:style-name="P5">Geneve</text:p>
          </table:table-cell>
        </table:table-row>
        <table:table-row>
          <table:table-cell table:style-name="Table1.A2" office:value-type="string">
            <text:p text:style-name="P5">A7</text:p>
          </table:table-cell>
          <table:table-cell table:style-name="Table1.A2" office:value-type="string">
            <text:p text:style-name="P5">GVA</text:p>
          </table:table-cell>
          <table:table-cell table:style-name="Table1.A2" office:value-type="string">
            <text:p text:style-name="P5">Geneve</text:p>
          </table:table-cell>
          <table:table-cell table:style-name="Table1.A2" office:value-type="string">
            <text:p text:style-name="P5">Suisse</text:p>
          </table:table-cell>
          <table:table-cell table:style-name="Table1.E2" office:value-type="string">
            <text:p text:style-name="P5">Tokyo Paris Londres</text:p>
          </table:table-cell>
        </table:table-row>
      </table:table>
      <text:p text:style-name="P20"/>
      <text:p text:style-name="P57"/>
      <text:p text:style-name="P45"><text:span text:style-name="T120">1.3.) </text:span><text:span text:style-name="T121">À partir des données ci-dessus, nous avons crée le graphe d’adjacence suivant :</text:span></text:p>
      <text:p text:style-name="P21"><draw:g text:anchor-type="paragraph" draw:z-index="1" draw:name="Shape1" draw:style-name="gr41"><draw:custom-shape draw:style-name="gr33" draw:text-style-name="P66" xml:id="id70" draw:id="id70" svg:width="1.906cm" svg:height="1.906cm" svg:x="2.455cm" svg:y="0.453cm"><text:p text:style-name="P65"><text:span text:style-name="T154">A5</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3" draw:text-style-name="P66" xml:id="id63" draw:id="id63" svg:width="1.906cm" svg:height="1.906cm" svg:x="14.647cm" svg:y="7.565cm"><text:p text:style-name="P65"><text:span text:style-name="T154">A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3" draw:text-style-name="P66" xml:id="id69" draw:id="id69" svg:width="1.906cm" svg:height="1.906cm" svg:x="3.852cm" svg:y="8.835cm"><text:p text:style-name="P65"><text:span text:style-name="T154">A7</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3" draw:text-style-name="P66" xml:id="id66" draw:id="id66" svg:width="1.906cm" svg:height="1.906cm" svg:x="6.646cm" svg:y="4.136cm"><text:p text:style-name="P65"><text:span text:style-name="T154">A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3" draw:text-style-name="P66" xml:id="id67" draw:id="id67" svg:width="1.906cm" svg:height="1.906cm" svg:x="1.058cm" svg:y="5.279cm"><text:p text:style-name="P65"><text:span text:style-name="T154">A6</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3" draw:text-style-name="P66" xml:id="id65" draw:id="id65" svg:width="1.906cm" svg:height="1.906cm" svg:x="11.091cm" svg:y="1.85cm"><text:p text:style-name="P65"><text:span text:style-name="T154">A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3" draw:text-style-name="P66" xml:id="id64" draw:id="id64" svg:width="1.906cm" svg:height="1.906cm" svg:x="9.948cm" svg:y="8.327cm"><text:p text:style-name="P65"><text:span text:style-name="T154">A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3" draw:text-style-name="P66" xml:id="id68" draw:id="id68" svg:width="1.906cm" svg:height="1.906cm" svg:x="14.647cm" svg:y="1.342cm"><text:p text:style-name="P65"><text:span text:style-name="T154">A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42" draw:text-style-name="P87" draw:type="curve" svg:x1="14.646cm" svg:y1="8.518cm" svg:x2="11.574cm" svg:y2="8.606cm" draw:start-shape="id63" draw:start-glue-point="6" draw:end-shape="id64" draw:end-glue-point="11" svg:d="M14646 8518c-2092 0-557 88-3072 88" svg:viewBox="0 0 3074 90"><text:p/></draw:connector><draw:connector draw:style-name="gr42" draw:text-style-name="P87" draw:type="curve" svg:x1="14.926cm" svg:y1="7.844cm" svg:x2="12.044cm" svg:y2="3.755cm" draw:start-shape="id63" draw:start-glue-point="5" draw:end-shape="id65" draw:end-glue-point="8" svg:d="M14926 7844c0-3272-2882-1229-2882-4089" svg:viewBox="0 0 2884 4090"><text:p/></draw:connector><draw:connector draw:style-name="gr42" draw:text-style-name="P87" draw:type="curve" svg:x1="15.6cm" svg:y1="7.565cm" svg:x2="8.551cm" svg:y2="5.089cm" draw:start-shape="id63" draw:start-glue-point="4" draw:end-shape="id66" draw:end-glue-point="10" svg:d="M15600 7565c0-1651-2350-2476-7049-2476" svg:viewBox="0 0 7050 2478"><text:p/></draw:connector><draw:connector draw:style-name="gr42" draw:text-style-name="P87" draw:type="curve" svg:x1="14.926cm" svg:y1="9.192cm" svg:x2="2.963cm" svg:y2="6.232cm" draw:start-shape="id63" draw:start-glue-point="7" draw:end-shape="id67" draw:end-glue-point="10" svg:d="M14926 9192c-9177 0-3198-2960-11963-2960" svg:viewBox="0 0 11964 2962"><text:p/></draw:connector><draw:connector draw:style-name="gr42" draw:text-style-name="P87" draw:type="curve" svg:x1="11.853cm" svg:y1="9.28cm" svg:x2="15.6cm" svg:y2="9.47cm" draw:start-shape="id64" draw:start-glue-point="10" draw:end-shape="id63" draw:end-glue-point="8" svg:d="M11853 9280c2098 0 1747 353 2159 594s1588 369 1588-404" svg:viewBox="0 0 3748 781"><text:p/></draw:connector><draw:connector draw:style-name="gr42" draw:text-style-name="P87" draw:type="curve" svg:x1="15.599cm" svg:y1="3.247cm" svg:x2="8.272cm" svg:y2="5.763cm" draw:start-shape="id68" draw:start-glue-point="8" draw:end-shape="id66" draw:end-glue-point="9" svg:d="M15599 3247c0 1678-2441 2516-7327 2516" svg:viewBox="0 0 7329 2517"><text:p/></draw:connector><draw:connector draw:style-name="gr42" draw:text-style-name="P87" draw:type="curve" svg:x1="14.647cm" svg:y1="2.295cm" svg:x2="4.805cm" svg:y2="8.835cm" draw:start-shape="id68" draw:start-glue-point="6" draw:end-shape="id69" draw:end-glue-point="4" svg:d="M14647 2295c-6561 0-9842 2180-9842 6540" svg:viewBox="0 0 9844 6542"><text:p/></draw:connector><draw:connector draw:style-name="gr42" draw:text-style-name="P87" draw:type="curve" svg:x1="12.717cm" svg:y1="3.476cm" svg:x2="16.273cm" svg:y2="7.843cm" draw:start-shape="id65" draw:start-glue-point="9" draw:end-shape="id63" draw:end-glue-point="11" svg:d="M12717 3476c0 3277 3556 1095 3556 4367" svg:viewBox="0 0 3558 4369"><text:p/></draw:connector><draw:connector draw:style-name="gr42" draw:text-style-name="P87" draw:type="curve" svg:x1="11.37cm" svg:y1="3.477cm" svg:x2="4.36cm" svg:y2="1.406cm" draw:start-shape="id65" draw:start-glue-point="7" draw:end-shape="id70" draw:end-glue-point="10" svg:d="M11370 3477c-5463 0-1960-2071-7010-2071" svg:viewBox="0 0 7011 2073"><text:p/></draw:connector><draw:connector draw:style-name="gr42" draw:text-style-name="P87" draw:type="curve" svg:x1="11.091cm" svg:y1="2.803cm" svg:x2="8.551cm" svg:y2="5.089cm" draw:start-shape="id65" draw:start-glue-point="6" draw:end-shape="id66" svg:d="M11091 2803c-1901 0-633 2286-2540 2286" svg:viewBox="0 0 2542 2288"><text:p/></draw:connector><draw:connector draw:style-name="gr42" draw:text-style-name="P87" draw:type="curve" svg:x1="6.925cm" svg:y1="5.762cm" svg:x2="14.647cm" svg:y2="8.517cm" draw:start-shape="id66" draw:start-glue-point="7" draw:end-shape="id63" draw:end-glue-point="6" svg:d="M6925 5762c0 1838 2574 2755 7722 2755" svg:viewBox="0 0 7724 2757"><text:p/></draw:connector><draw:connector draw:style-name="gr42" draw:text-style-name="P87" draw:type="curve" svg:x1="6.646cm" svg:y1="5.089cm" svg:x2="10.901cm" svg:y2="8.327cm" draw:start-shape="id66" draw:start-glue-point="6" draw:end-shape="id64" draw:end-glue-point="4" svg:d="M6646 5089c-769 0-641 1048 614 1430s3641 97 3641 1808" svg:viewBox="0 0 4734 3240"><text:p/></draw:connector><draw:connector draw:style-name="gr42" draw:text-style-name="P87" draw:type="curve" svg:x1="6.925cm" svg:y1="4.415cm" svg:x2="15.6cm" svg:y2="1.342cm" draw:start-shape="id66" draw:start-glue-point="5" draw:end-shape="id68" draw:end-glue-point="4" svg:d="M6925 4415c0-5378 8675-3842 8675-3073" svg:viewBox="0 0 8677 3881"><text:p/></draw:connector><draw:connector draw:style-name="gr42" draw:text-style-name="P87" draw:type="curve" svg:x1="7.599cm" svg:y1="4.136cm" svg:x2="12.044cm" svg:y2="1.85cm" draw:start-shape="id66" draw:start-glue-point="4" draw:end-shape="id65" draw:end-glue-point="4" svg:d="M7599 4136c0-4198 4445-3055 4445-2286" svg:viewBox="0 0 4447 3034"><text:p/></draw:connector><draw:connector draw:style-name="gr42" draw:text-style-name="P87" draw:type="curve" draw:line-skew="-0.742cm -3.229cm" svg:x1="8.272cm" svg:y1="4.415cm" svg:x2="6.645cm" svg:y2="5.089cm" draw:start-shape="id66" draw:start-glue-point="11" draw:end-shape="id66" draw:end-glue-point="6" svg:d="M8272 4415c0-2302-2687-1918-4497-1175-1809 744-2744 1849 2870 1849" svg:viewBox="0 0 5897 2425"><text:p/></draw:connector><draw:connector draw:style-name="gr42" draw:text-style-name="P87" draw:type="curve" svg:x1="8.272cm" svg:y1="4.415cm" svg:x2="5.478cm" svg:y2="9.114cm" draw:start-shape="id66" draw:start-glue-point="11" draw:end-shape="id69" draw:end-glue-point="11" svg:d="M8272 4415c0-1187-2794-3537-2794 4699" svg:viewBox="0 0 2796 5943"><text:p/></draw:connector><draw:connector draw:style-name="gr42" draw:text-style-name="P87" draw:type="curve" svg:x1="4.081cm" svg:y1="0.732cm" svg:x2="14.925cm" svg:y2="7.844cm" draw:start-shape="id70" draw:start-glue-point="11" draw:end-shape="id63" draw:end-glue-point="5" svg:d="M4081 732c8135 0 2714 7112 10844 7112" svg:viewBox="0 0 10846 7114"><text:p/></draw:connector><draw:connector draw:style-name="gr42" draw:text-style-name="P87" draw:type="curve" svg:x1="4.081cm" svg:y1="2.079cm" svg:x2="11.369cm" svg:y2="3.476cm" draw:start-shape="id70" draw:start-glue-point="9" draw:end-shape="id65" draw:end-glue-point="7" svg:d="M4081 2079c5468 0 1825 1397 7288 1397" svg:viewBox="0 0 7290 1399"><text:p/></draw:connector><draw:connector draw:style-name="gr42" draw:text-style-name="P87" draw:type="curve" svg:x1="3.408cm" svg:y1="2.358cm" svg:x2="6.925cm" svg:y2="5.763cm" draw:start-shape="id70" draw:start-glue-point="8" draw:end-shape="id66" draw:end-glue-point="7" svg:d="M3408 2358c0 2270 1171 3405 3517 3405" svg:viewBox="0 0 3519 3406"><text:p/></draw:connector><draw:connector draw:style-name="gr42" draw:text-style-name="P87" draw:type="curve" svg:x1="2.684cm" svg:y1="5.558cm" svg:x2="4.13cm" svg:y2="9.114cm" draw:start-shape="id67" draw:start-glue-point="11" draw:end-shape="id69" draw:end-glue-point="5" svg:d="M2684 5558c964 0 1446 1185 1446 3556" svg:viewBox="0 0 1448 3558"><text:p/></draw:connector><draw:connector draw:style-name="gr42" draw:text-style-name="P87" draw:type="curve" svg:x1="5.757cm" svg:y1="9.787cm" svg:x2="16.274cm" svg:y2="9.191cm" draw:start-shape="id69" draw:start-glue-point="10" draw:end-shape="id63" draw:end-glue-point="9" svg:d="M5757 9787c6670 0 5558 99 6520 247 961 148 3997 347 3997-843" svg:viewBox="0 0 10518 958"><text:p/></draw:connector><draw:connector draw:style-name="gr42" draw:text-style-name="P87" draw:type="curve" svg:x1="4.131cm" svg:y1="9.113cm" svg:x2="11.37cm" svg:y2="3.476cm" draw:start-shape="id69" draw:start-glue-point="5" draw:end-shape="id65" draw:end-glue-point="7" svg:d="M4131 9113c0-4224 7239-1408 7239-5637" svg:viewBox="0 0 7241 5639"><text:p/></draw:connector><draw:connector draw:style-name="gr42" draw:text-style-name="P87" draw:type="curve" svg:x1="4.805cm" svg:y1="8.834cm" svg:x2="6.925cm" svg:y2="5.762cm" draw:start-shape="id69" draw:start-glue-point="4" draw:end-shape="id66" draw:end-glue-point="7" svg:d="M4805 8834c0-2092 2120-557 2120-3072" svg:viewBox="0 0 2122 3074"><text:p/></draw:connector></draw:g></text:p>
      <text:p text:style-name="P21"/>
      <text:p text:style-name="P22"/>
      <text:p text:style-name="P22"/>
      <text:p text:style-name="P22"/>
      <text:p text:style-name="P23"/>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1.4.) <text:span text:style-name="T77">Il faut faire attention, les données fournies impliquent que le graphe n’est pas orienté, car certains aéroports ont des vols vers d’autres qui ne sont pas réciproques, on n’aura donc pas une matrice symétrique.</text:span></text:p>
      <text:p text:style-name="P22"/>
      <text:p text:style-name="P24">Liste d’adjacence : <text:tab/><text:tab/><text:tab/> <text:s text:c="2"/>Matrice d’adjacence :</text:p>
      <text:p text:style-name="P22"><draw:frame draw:style-name="fr1" draw:name="Object1" text:anchor-type="paragraph" svg:x="9.409cm" svg:y="0.162cm" svg:width="8.211cm" svg:height="4.75cm" draw:z-index="0"><draw:object xlink:href="./Object 1" xlink:type="simple" xlink:show="embed" xlink:actuate="onLoad"/><draw:image xlink:href="./ObjectReplacements/Object 1" xlink:type="simple" xlink:show="embed" xlink:actuate="onLoad"/></draw:frame></text:p>
      <text:p text:style-name="P22">A0 : A1 A3 A4 A6</text:p>
      <text:p text:style-name="P22">A1 : A4</text:p>
      <text:p text:style-name="P22">A2 : A4 A7</text:p>
      <text:p text:style-name="P22">A3 : A0 A4 A5</text:p>
      <text:p text:style-name="P22">A4 : A0 A1 A2 A3 A4 A7</text:p>
      <text:p text:style-name="P22">A5 : A0 A3 A4</text:p>
      <text:p text:style-name="P22">A6 : A7</text:p>
      <text:p text:style-name="P51"><text:span text:style-name="T117">A7 : A0 A</text:span><text:span text:style-name="T122">3</text:span><text:span text:style-name="T117"> </text:span><text:span text:style-name="T122">A4</text:span></text:p>
      <text:p text:style-name="P25"/>
      <text:p text:style-name="P25"/>
      <text:p text:style-name="P25"/>
      <text:p text:style-name="P58"/>
      <text:p text:style-name="P45"><text:span text:style-name="T123">1.5.) P</text:span><text:span text:style-name="T124">our déterminer le nombre de possibilités pour rejoindre un aéroport à un autre en un nombre donné de vols, il faut utilis</text:span><text:span text:style-name="T125">er</text:span><text:span text:style-name="T124"> la propriété mathématique suivante : (cf. diapositive 42 Rappel Graphes)</text:span></text:p>
      <text:p text:style-name="P26"/>
      <text:p text:style-name="P52"><text:span text:style-name="T117">a</text:span><text:span text:style-name="T39">(p)</text:span><text:span text:style-name="T43">ij </text:span><text:span text:style-name="T67">= 1 &lt;=&gt; il existe une chaîne de longueur p de v</text:span><text:span text:style-name="T43">i </text:span><text:span text:style-name="T67">à v</text:span><text:span text:style-name="T43">j</text:span></text:p>
      <text:p text:style-name="P56"/>
      <text:p text:style-name="P15"><text:span text:style-name="T117">Donc pour un nombre </text:span><text:span text:style-name="T142">p</text:span><text:span text:style-name="T143"> de vols, il suffit de calculer la </text:span><text:span text:style-name="T142">p-ième </text:span><text:span text:style-name="T143">puissance de la matrice d’adjacence et regarder quels cases contiennent la valeur 1 pour savoir si ce chemin de longueur p entre les deux nœuds correspondants existe. </text:span></text:p>
      <text:p text:style-name="P26"/>
      <text:p text:style-name="P27">1.6.) Les procédures DFS et BFS sont des algorithmes de parcours de graphe qui fonctionnent les deux de façon récursive mais avec des différences clefs. Nous allons d’abord détailler la procédure DFS, puis la procédure BFS.</text:p>
      <text:p text:style-name="P27"/>
      <text:p text:style-name="P27"/>
      <text:p text:style-name="P40">DFS (Depth-First Search)</text:p>
      <text:p text:style-name="P27"/>
      <text:p text:style-name="P46"><text:span text:style-name="T124"><text:tab/></text:span><text:span text:style-name="T126">Le principe de fonctionnement de l’algorithme DFS est très simple, on part d’un nœud quelconque et on essaye de s’éloigner le plus possible de ce dernier en suivant ses arcs arbitrairement, ensuite, dés que l’on est dans un cul-de-sac, on rebrousse chemin aussi peu que possible jusqu’à trouver un nouveau chemin à parcourir.</text:span></text:p>
      <text:p text:style-name="P28"/>
      <text:p text:style-name="P46"><text:span text:style-name="T126"><text:s/><text:tab/></text:span><text:span text:style-name="T127">L’intérêt du DFS est qu’il permet de détecter des </text:span><text:span text:style-name="T128">composantes</text:span><text:span text:style-name="T127"> connexes. C’est à dire, des sous graphes connexes </text:span><text:span text:style-name="T128">acycliques</text:span><text:span text:style-name="T127">. En effet, cet algorithme de parcours parcours un graphe comme il parcourrait un arbre, montrons le en </text:span><text:span text:style-name="T128">u</text:span><text:span text:style-name="T129">n</text:span><text:span text:style-name="T128"> </text:span><text:span text:style-name="T127">exemple :</text:span></text:p>
      <text:p text:style-name="P29"/>
      <text:p text:style-name="P30"><draw:g text:anchor-type="paragraph" draw:z-index="2" draw:name="Shape2" draw:style-name="gr14"><draw:custom-shape draw:style-name="gr38" draw:text-style-name="P66" xml:id="id59" draw:id="id59" svg:width="1.719cm" svg:height="1.717cm" svg:x="1.752cm" svg:y="1.887cm"><text:p text:style-name="P65"><text:span text:style-name="T154">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9" draw:text-style-name="P66" xml:id="id60" draw:id="id60" svg:width="1.717cm" svg:height="1.719cm" svg:x="1.41cm" svg:y="5.092cm"><text:p text:style-name="P65"><text:span text:style-name="T154">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0" draw:text-style-name="P66" xml:id="id61" draw:id="id61" svg:width="1.719cm" svg:height="1.719cm" svg:x="4.844cm" svg:y="0.169cm"><text:p text:style-name="P65"><text:span text:style-name="T154">5</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0" draw:text-style-name="P66" xml:id="id58" draw:id="id58" svg:width="1.719cm" svg:height="1.719cm" svg:x="-0.423cm" svg:y="3.833cm"><text:p text:style-name="P65"><text:span text:style-name="T154">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0" draw:text-style-name="P66" xml:id="id62" draw:id="id62" svg:width="1.719cm" svg:height="1.719cm" svg:x="5.759cm" svg:y="2.573cm"><text:p text:style-name="P65"><text:span text:style-name="T154">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34" draw:text-style-name="P86" draw:type="curve" svg:x1="0.436cm" svg:y1="3.833cm" svg:x2="1.752cm" svg:y2="2.746cm" draw:start-shape="id58" draw:start-glue-point="4" draw:end-shape="id59" draw:end-glue-point="6" svg:d="M436 3833c0-725 437-1087 1316-1087" svg:viewBox="0 0 1318 1088"><text:p/></draw:connector><draw:connector draw:style-name="gr34" draw:text-style-name="P86" draw:type="curve" svg:x1="1.66cm" svg:y1="6.56cm" svg:x2="0.436cm" svg:y2="5.551cm" draw:start-shape="id60" draw:start-glue-point="7" draw:end-shape="id58" draw:end-glue-point="8" svg:d="M1660 6560c-817 0-1224-335-1224-1009" svg:viewBox="0 0 1226 1011"><text:p/></draw:connector><draw:connector draw:style-name="gr34" draw:text-style-name="P86" draw:type="curve" svg:x1="3.126cm" svg:y1="5.951cm" svg:x2="3.219cm" svg:y2="3.353cm" draw:start-shape="id60" draw:start-glue-point="10" draw:end-shape="id59" draw:end-glue-point="9" svg:d="M3126 5951c1287 0 1241-2598 93-2598" svg:viewBox="0 0 961 2600"><text:p/></draw:connector><draw:connector draw:style-name="gr34" draw:text-style-name="P86" draw:type="curve" svg:x1="6.562cm" svg:y1="1.028cm" svg:x2="7.227cm" svg:y2="2.824cm" draw:start-shape="id61" draw:start-glue-point="10" draw:end-shape="id62" draw:end-glue-point="11" svg:d="M6562 1028c444 0 665 598 665 1796" svg:viewBox="0 0 667 1797"><text:p/></draw:connector><draw:connector draw:style-name="gr34" draw:text-style-name="P86" draw:type="curve" svg:x1="3.47cm" svg:y1="2.746cm" svg:x2="6.01cm" svg:y2="4.041cm" draw:start-shape="id59" draw:start-glue-point="10" draw:end-shape="id62" draw:end-glue-point="7" svg:d="M3470 2746c1719 0 449 1295 2540 1295" svg:viewBox="0 0 2542 1296"><text:p/></draw:connector><draw:connector draw:style-name="gr34" draw:text-style-name="P86" draw:type="curve" svg:x1="2.611cm" svg:y1="1.886cm" svg:x2="5.094cm" svg:y2="0.419cm" draw:start-shape="id59" draw:start-glue-point="4" draw:end-shape="id61" draw:end-glue-point="5" svg:d="M2611 1886c0-979 827-1467 2483-1467" svg:viewBox="0 0 2485 1469"><text:p/></draw:connector></draw:g><draw:g text:anchor-type="paragraph" draw:z-index="4" draw:name="Shape4" draw:style-name="gr14"><draw:custom-shape draw:style-name="gr35" draw:text-style-name="P66" xml:id="id55" draw:id="id55" svg:width="1.638cm" svg:height="1.636cm" svg:x="12.388cm" svg:y="2.432cm"><text:p text:style-name="P65"><text:span text:style-name="T154">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6" draw:text-style-name="P66" xml:id="id54" draw:id="id54" svg:width="1.636cm" svg:height="1.636cm" svg:x="10.862cm" svg:y="3.958cm"><text:p text:style-name="P65"><text:span text:style-name="T154">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6" draw:text-style-name="P66" xml:id="id53" draw:id="id53" svg:width="1.636cm" svg:height="1.636cm" svg:x="9.336cm" svg:y="5.593cm"><text:p text:style-name="P65"><text:span text:style-name="T154">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6" draw:text-style-name="P66" xml:id="id57" draw:id="id57" svg:width="1.636cm" svg:height="1.636cm" svg:x="15.441cm" svg:y="5.484cm"><text:p text:style-name="P65"><text:span text:style-name="T154">5</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6" draw:text-style-name="P66" xml:id="id56" draw:id="id56" svg:width="1.636cm" svg:height="1.636cm" svg:x="13.915cm" svg:y="3.958cm"><text:p text:style-name="P65"><text:span text:style-name="T154">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34" draw:text-style-name="P86" draw:type="line" svg:x1="10.733cm" svg:y1="5.831cm" svg:x2="11.1cm" svg:y2="5.355cm" draw:start-shape="id53" draw:start-glue-point="11" draw:end-shape="id54" draw:end-glue-point="7" svg:d="M10733 5831l367-476" svg:viewBox="0 0 369 478"><text:p/></draw:connector><draw:connector draw:style-name="gr34" draw:text-style-name="P86" draw:type="line" svg:x1="12.628cm" svg:y1="3.829cm" svg:x2="12.259cm" svg:y2="4.196cm" draw:start-shape="id55" draw:start-glue-point="7" draw:end-shape="id54" draw:end-glue-point="11" svg:d="M12628 3829l-369 367" svg:viewBox="0 0 370 369"><text:p/></draw:connector><draw:connector draw:style-name="gr34" draw:text-style-name="P86" draw:type="line" svg:x1="13.785cm" svg:y1="3.829cm" svg:x2="14.153cm" svg:y2="4.196cm" draw:start-shape="id55" draw:start-glue-point="9" draw:end-shape="id56" draw:end-glue-point="5" svg:d="M13785 3829l368 367" svg:viewBox="0 0 370 369"><text:p/></draw:connector><draw:connector draw:style-name="gr34" draw:text-style-name="P86" draw:type="line" svg:x1="15.312cm" svg:y1="5.355cm" svg:x2="15.679cm" svg:y2="5.722cm" draw:start-shape="id56" draw:start-glue-point="9" draw:end-shape="id57" draw:end-glue-point="5" svg:d="M15312 5355l367 367" svg:viewBox="0 0 369 369"><text:p/></draw:connector></draw:g><draw:frame text:anchor-type="paragraph" draw:z-index="3" draw:name="Shape3" draw:style-name="gr37" draw:text-style-name="P84" svg:width="10.611cm" svg:height="2.885cm" svg:x="7.477cm" svg:y="0.064cm"><draw:text-box><text:p text:style-name="P83"><text:span text:style-name="T163">Parcourons le en commençant à 1, puis allant à 2 et 3, et bam, cul-de-sac, on retourne en arrière jusqu’à 1. Allons vers 4 puis 5, bam, cul-de-sac et on a fini, cela donne l’arbre suivant,</text:span></text:p></draw:text-box></draw:frame>Soit le graphe,<text:tab/><text:tab/><text:tab/></text:p>
      <text:p text:style-name="P61"><draw:g text:anchor-type="paragraph" draw:z-index="5" draw:name="Shape5" draw:style-name="gr14"><draw:custom-shape draw:style-name="gr33" draw:text-style-name="P66" xml:id="id50" draw:id="id50" svg:width="1.906cm" svg:height="1.906cm" svg:x="13.113cm" svg:y="0.644cm"><text:p text:style-name="P65"><text:span text:style-name="T154">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3" draw:text-style-name="P66" xml:id="id48" draw:id="id48" svg:width="1.906cm" svg:height="1.906cm" svg:x="9.811cm" svg:y="3.946cm"><text:p text:style-name="P65"><text:span text:style-name="T154">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3" draw:text-style-name="P66" xml:id="id49" draw:id="id49" svg:width="1.906cm" svg:height="1.906cm" svg:x="11.462cm" svg:y="2.295cm"><text:p text:style-name="P65"><text:span text:style-name="T154">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3" draw:text-style-name="P66" xml:id="id51" draw:id="id51" svg:width="1.906cm" svg:height="1.906cm" svg:x="14.891cm" svg:y="2.422cm"><text:p text:style-name="P65"><text:span text:style-name="T154">5</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3" draw:text-style-name="P66" xml:id="id52" draw:id="id52" svg:width="1.906cm" svg:height="1.906cm" svg:x="16.542cm" svg:y="4.073cm"><text:p text:style-name="P65"><text:span text:style-name="T154">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34" draw:text-style-name="P86" draw:type="line" svg:x1="11.437cm" svg:y1="4.225cm" svg:x2="11.74cm" svg:y2="3.921cm" draw:start-shape="id48" draw:start-glue-point="11" draw:end-shape="id49" draw:end-glue-point="7" svg:d="M11437 4225l303-304" svg:viewBox="0 0 305 305"><text:p/></draw:connector><draw:connector draw:style-name="gr34" draw:text-style-name="P86" draw:type="line" svg:x1="13.088cm" svg:y1="2.574cm" svg:x2="13.391cm" svg:y2="2.27cm" draw:start-shape="id49" draw:start-glue-point="11" draw:end-shape="id50" draw:end-glue-point="7" svg:d="M13088 2574l303-304" svg:viewBox="0 0 305 305"><text:p/></draw:connector><draw:connector draw:style-name="gr34" draw:text-style-name="P86" draw:type="line" svg:x1="14.739cm" svg:y1="2.27cm" svg:x2="15.169cm" svg:y2="2.701cm" draw:start-shape="id50" draw:start-glue-point="9" draw:end-shape="id51" draw:end-glue-point="5" svg:d="M14739 2270l430 431" svg:viewBox="0 0 432 432"><text:p/></draw:connector><draw:connector draw:style-name="gr34" draw:text-style-name="P86" draw:type="line" svg:x1="16.517cm" svg:y1="4.048cm" svg:x2="16.82cm" svg:y2="4.352cm" draw:start-shape="id51" draw:start-glue-point="9" draw:end-shape="id52" draw:end-glue-point="5" svg:d="M16517 4048l303 304" svg:viewBox="0 0 305 305"><text:p/></draw:connector></draw:g><text:span text:style-name="T147">U</text:span><text:span text:style-name="T146">ne autre possibilité de parcours, qui est également tout à fait possible serait celui ci-droite. </text:span></text:p>
      <text:p text:style-name="P31"/>
      <text:p text:style-name="P31">L’algorithme ainsi présenté est, en quelque</text:p>
      <text:p text:style-name="P31">sorte non-déterministe, mais en pratique,</text:p>
      <text:p text:style-name="P31">la direction de parcours sera imposée par</text:p>
      <text:p text:style-name="P31">l’implémentation.</text:p>
      <text:p text:style-name="P31"/>
      <text:p text:style-name="P33">On voit en tout cas que le parcours</text:p>
      <text:p text:style-name="P33">renvoie bien un arbre avec deux </text:p>
      <text:p text:style-name="P33">composantes connexes et permet donc</text:p>
      <text:p text:style-name="P33">de les détecter dans le graphe </text:p>
      <text:p text:style-name="P33">original.</text:p>
      <text:p text:style-name="P32"/>
      <text:p text:style-name="P53"><text:span text:style-name="T130">L</text:span><text:span text:style-name="T117">e pseudo-code pour l’algorithme DFS est le suivant,</text:span></text:p>
      <text:p text:style-name="P34"><draw:frame text:anchor-type="paragraph" draw:z-index="7" draw:name="Shape7" draw:style-name="gr31" draw:text-style-name="P84" svg:width="17.622cm" svg:height="2.909cm" svg:x="0.023cm" svg:y="0.443cm"><draw:text-box><text:p text:style-name="P83"><text:span text:style-name="T161">fonction</text:span><text:span text:style-name="T162"> </text:span><text:span text:style-name="T161">DFS</text:span><text:span text:style-name="T163">(v)</text:span></text:p><text:p text:style-name="P83"><text:span text:style-name="T162"><text:tab/></text:span><text:span text:style-name="T161">if v.categorie &lt;&gt; A {</text:span><text:span text:style-name="T162"> </text:span><text:span text:style-name="T163">//Si le nœud n’est pas marqué.</text:span></text:p><text:p text:style-name="P83"><text:span text:style-name="T162"><text:tab/></text:span><text:span text:style-name="T162"><text:tab/></text:span><text:span text:style-name="T162"><text:tab/></text:span><text:span text:style-name="T163">v.categorie &lt;- A; //On le marque.</text:span></text:p><text:p text:style-name="P83"><text:span text:style-name="T162"><text:tab/></text:span><text:span text:style-name="T162"><text:tab/></text:span><text:span text:style-name="T162"><text:tab/></text:span><text:span text:style-name="T161">pour tout</text:span><text:span text:style-name="T162"> w </text:span><text:span text:style-name="T161">voisin de</text:span><text:span text:style-name="T162"> v </text:span></text:p><text:p text:style-name="P83"><text:span text:style-name="T162"><text:tab/></text:span><text:span text:style-name="T162"><text:tab/></text:span><text:span text:style-name="T162"><text:tab/></text:span><text:span text:style-name="T162"><text:tab/></text:span><text:span text:style-name="T163">DFS(w); //On parcours les voisins récursivement.</text:span></text:p><text:p text:style-name="P83"><text:span text:style-name="T161">}</text:span></text:p></draw:text-box></draw:frame></text:p>
      <text:p text:style-name="P47"><text:span text:style-name="T127"><text:tab/></text:span><text:span text:style-name="T131">A première vue on pourrait penser que on explore d’un coup tous les voisins d’un nœud via le pour tout, mais c’est récursif ! Donc, dés le premier appel de DFS dans le pour tout on répète l’opération pour le premier voisin allant de plus en plus profondément dans le chemin parcouru jusqu’à que ce ne soit plus possible, puis on « remonte », en parcourant le pour tout du voisin précédent celui pour lequel il n’y a pas de chemin parcourable. C’est un morceau de code très petit mais qui fait quelque chose de très puissant !</text:span></text:p>
      <text:p text:style-name="P41"/>
      <text:p text:style-name="P62"><text:span text:style-name="T148">B</text:span><text:span text:style-name="T146">FS (Recherche en largeur)</text:span><text:span text:style-name="T146"><text:note text:id="ftn1" text:note-class="footnote"><text:note-citation>1</text:note-citation><text:note-body><text:p text:style-name="P3"><text:a xlink:type="simple" xlink:href="https://en.wikipedia.org/wiki/Breadth-first_search" text:style-name="Internet_20_link" text:visited-style-name="Visited_20_Internet_20_Link"><text:span text:style-name="T34">https://en.wikipedia.org/wiki/Breadth-first_search</text:span></text:a></text:p></text:note-body></text:note></text:span></text:p>
      <text:p text:style-name="P42"/>
      <text:p text:style-name="P48"><text:span text:style-name="T132"><text:tab/>L’algorithme du BFS suit un principe différent, on commence à un nœud arbitraire, duquel on se rends chez tous les voisins, puis chez tous les voisins des voisins, et ainsi de suite. </text:span><text:span text:style-name="T133">L’exemple type est celui du labyrinthe : à chaque carrefour on envoie un explorateur dans toutes les directions dont on ne sait pas ou elles </text:span><text:span text:style-name="T134">mènent</text:span><text:span text:style-name="T133">, c’est à dire, qui sont de catégorie B, à savoir des sommets adjacents non visités. La catégorie A étant les nœuds visités et C les non adjacents non visités. </text:span><text:span text:style-name="T127">C’</text:span><text:span text:style-name="T134">est un algorithme </text:span><text:span text:style-name="T135">itératif</text:span><text:span text:style-name="T134">, qui fonctionnera avec un pseudo-code ressemblant :</text:span></text:p>
      <text:p text:style-name="P43"><draw:frame text:anchor-type="paragraph" draw:z-index="6" draw:name="Shape6" draw:style-name="gr32" draw:text-style-name="P85" svg:width="17.701cm" svg:height="9.901cm" svg:x="-0.004cm" svg:y="0.429cm"><draw:text-box><text:p text:style-name="P83"><text:span text:style-name="T161"><text:s/></text:span><text:span text:style-name="T161">procedure BFS(G, start_v)</text:span></text:p><text:p text:style-name="P83"><text:span text:style-name="T162"/></text:p><text:p text:style-name="P83"><text:span text:style-name="T163"><text:tab/></text:span><text:span text:style-name="T163">Q : </text:span><text:span text:style-name="T161">FILE</text:span><text:span text:style-name="T163">; //On utilise une file, donc FIFO.</text:span></text:p><text:p text:style-name="P83"><text:span text:style-name="T163"/></text:p><text:p text:style-name="P83"><text:span text:style-name="T163"><text:tab/></text:span><text:span text:style-name="T163">start_v.status:= A; //On marque le premier nœud.</text:span></text:p><text:p text:style-name="P83"><text:span text:style-name="T163"><text:tab/></text:span><text:span text:style-name="T163">Q.enfiler(start_v); //On le mets en début de file.</text:span></text:p><text:p text:style-name="P83"><text:span text:style-name="T163"/></text:p><text:p text:style-name="P83"><text:span text:style-name="T163"><text:tab/></text:span><text:span text:style-name="T163">//du moment que la file n’est pas vide.</text:span></text:p><text:p text:style-name="P83"><text:span text:style-name="T162"><text:tab/></text:span><text:span text:style-name="T161">tant que Q.length &lt;&gt; 0 do</text:span></text:p><text:p text:style-name="P83"><text:span text:style-name="T163"><text:tab/></text:span><text:span text:style-name="T163"><text:tab/></text:span><text:span text:style-name="T163">v := Q.enleverPremier; //On prends le premier élément.</text:span></text:p><text:p text:style-name="P83"><text:span text:style-name="T164"/></text:p><text:p text:style-name="P83"><text:span text:style-name="T162"><text:tab/></text:span><text:span text:style-name="T162"><text:tab/></text:span><text:span text:style-name="T161"><text:tab/></text:span><text:span text:style-name="T161">pour tout</text:span><text:span text:style-name="T162"> </text:span><text:span text:style-name="T163">voisin </text:span><text:span text:style-name="T161">de</text:span><text:span text:style-name="T163"> v</text:span><text:span text:style-name="T162">, w</text:span><text:span text:style-name="T163"> //Pour chacun de ses voisins </text:span></text:p><text:p text:style-name="P83"><text:span text:style-name="T162"><text:tab/></text:span><text:span text:style-name="T162"><text:tab/></text:span><text:span text:style-name="T162"><text:tab/></text:span><text:span text:style-name="T162"><text:tab/></text:span><text:span text:style-name="T161">si</text:span><text:span text:style-name="T162"> </text:span><text:span text:style-name="T163">w.status</text:span><text:span text:style-name="T162"> </text:span><text:span text:style-name="T161">&lt;&gt;</text:span><text:span text:style-name="T162"> </text:span><text:span text:style-name="T163">A</text:span><text:span text:style-name="T162"> </text:span><text:span text:style-name="T163">//Si le voisin n’est pas marqué.</text:span></text:p><text:p text:style-name="P83"><text:span text:style-name="T163"><text:tab/></text:span><text:span text:style-name="T163"><text:tab/></text:span><text:span text:style-name="T163"><text:tab/></text:span><text:span text:style-name="T163"><text:tab/></text:span><text:span text:style-name="T163"><text:tab/></text:span><text:span text:style-name="T163">w.status = A; //On le marque.</text:span></text:p><text:p text:style-name="P83"><text:span text:style-name="T163"><text:tab/></text:span><text:span text:style-name="T163"><text:tab/></text:span><text:span text:style-name="T163"><text:tab/></text:span><text:span text:style-name="T163"><text:tab/></text:span><text:span text:style-name="T163"><text:tab/></text:span><text:span text:style-name="T163">Q.enfiler(w); //On répète la même procédure pour </text:span><text:span text:style-name="T163"><text:tab/></text:span><text:span text:style-name="T163"><text:tab/></text:span><text:span text:style-name="T163"><text:tab/></text:span><text:span text:style-name="T163"><text:tab/></text:span><text:span text:style-name="T163"><text:tab/></text:span><text:span text:style-name="T163"><text:tab/></text:span><text:span text:style-name="T163"><text:tab/></text:span><text:span text:style-name="T163"><text:tab/></text:span><text:span text:style-name="T163">lui. Cela se fera à la fin du for, </text:span><text:span text:style-name="T163"><text:tab/></text:span><text:span text:style-name="T163"><text:tab/></text:span><text:span text:style-name="T163"><text:tab/></text:span><text:span text:style-name="T163"><text:tab/></text:span><text:span text:style-name="T163"><text:tab/></text:span><text:span text:style-name="T163"><text:tab/></text:span><text:span text:style-name="T163"><text:tab/></text:span><text:span text:style-name="T163">donc d’abord on marque tous les </text:span><text:span text:style-name="T163"><text:tab/></text:span><text:span text:style-name="T163"><text:tab/></text:span><text:span text:style-name="T163"><text:tab/></text:span><text:span text:style-name="T163"><text:tab/></text:span><text:span text:style-name="T163"><text:tab/></text:span><text:span text:style-name="T163"><text:tab/></text:span><text:span text:style-name="T163"><text:tab/></text:span><text:span text:style-name="T163"><text:tab/></text:span><text:span text:style-name="T163">voisins, puis les voisins des </text:span><text:span text:style-name="T163"><text:tab/></text:span><text:span text:style-name="T163"><text:tab/></text:span><text:span text:style-name="T163"><text:tab/></text:span><text:span text:style-name="T163"><text:tab/></text:span><text:span text:style-name="T163"><text:tab/></text:span><text:span text:style-name="T163"><text:tab/></text:span><text:span text:style-name="T163"><text:tab/></text:span><text:span text:style-name="T163"><text:tab/></text:span><text:span text:style-name="T163">voisins… Ce qui est la grande </text:span><text:span text:style-name="T163"><text:tab/></text:span><text:span text:style-name="T163"><text:tab/></text:span><text:span text:style-name="T163"><text:tab/></text:span><text:span text:style-name="T163"><text:tab/></text:span><text:span text:style-name="T163"><text:tab/></text:span><text:span text:style-name="T163"><text:tab/></text:span><text:span text:style-name="T163"><text:tab/></text:span><text:span text:style-name="T163"><text:tab/></text:span><text:span text:style-name="T163">différence avec DFS.</text:span></text:p></draw:text-box></draw:frame></text:p>
      <text:p text:style-name="P54"><text:span text:style-name="T143"><text:tab/>L’algorithme BFS permet également de récupérer les composantes connexes, </text:span><text:span text:style-name="T144">il suffit de regarder un exemple pour s’en convaincre, </text:span><text:span text:style-name="T145">en analysant un parcours de graphe avec ce pseudo-code et en récrivant les nœuds parcourus, on voit que c’est le cas. Une différence clef est que BFS permet de donner le degré de voisinage entre deux nœuds et le chemin le plus court, mais il n’est pas optimisé en tant qu’algorithme de recherche du plus court chemin, car il parcours tout le graphe à chaque fois et ne prends pas en compte le « poids » des arêtes.</text:span></text:p>
      <text:p text:style-name="P59">Exercice <text:span text:style-name="T79">2</text:span>.)</text:p>
      <text:p text:style-name="P19"/>
      <text:p text:style-name="P35"><draw:g text:anchor-type="paragraph" draw:z-index="25" draw:name="Shape19" draw:style-name="gr1"><draw:custom-shape draw:style-name="gr2" draw:text-style-name="P66" xml:id="id8" draw:id="id8" svg:width="3.811cm" svg:height="1.906cm" svg:x="8.317cm" svg:y="3.535cm"><text:p text:style-name="P65"><text:span text:style-name="T154">Montreal</text:span></text:p><text:p text:style-name="P65"><text:span text:style-name="T154">A5</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 draw:text-style-name="P66" xml:id="id5" draw:id="id5" svg:width="3.43cm" svg:height="1.906cm" svg:x="2.602cm" svg:y="3.281cm"><text:p text:style-name="P65"><text:span text:style-name="T154">Londres</text:span></text:p><text:p text:style-name="P65"><text:span text:style-name="T154">A0</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4" draw:text-style-name="P66" xml:id="id3" draw:id="id3" svg:width="3.176cm" svg:height="1.906cm" svg:x="12.762cm" svg:y="12.044cm"><text:p text:style-name="P65"><text:span text:style-name="T154">Geneve</text:span></text:p><text:p text:style-name="P65"><text:span text:style-name="T154">A7</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5" draw:text-style-name="P66" xml:id="id2" draw:id="id2" svg:width="2.795cm" svg:height="1.906cm" svg:x="8.825cm" svg:y="6.71cm"><text:p text:style-name="P65"><text:span text:style-name="T154">Paris</text:span></text:p><text:p text:style-name="P65"><text:span text:style-name="T154">A4</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5" draw:text-style-name="P66" xml:id="id6" draw:id="id6" svg:width="2.795cm" svg:height="1.906cm" svg:x="3.11cm" svg:y="10.774cm"><text:p text:style-name="P65"><text:span text:style-name="T154">Madrid</text:span></text:p><text:p text:style-name="P65"><text:span text:style-name="T154">A6</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6" draw:text-style-name="P66" xml:id="id7" draw:id="id7" svg:width="3.303cm" svg:height="1.906cm" svg:x="16.064cm" svg:y="2.519cm"><text:p text:style-name="P65"><text:span text:style-name="T154">Tokyo</text:span></text:p><text:p text:style-name="P65"><text:span text:style-name="T154">A3</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7" draw:text-style-name="P66" xml:id="id4" draw:id="id4" svg:width="3.049cm" svg:height="1.906cm" svg:x="5.142cm" svg:y="9.123cm"><text:p text:style-name="P65"><text:span text:style-name="T154">Berlin</text:span></text:p><text:p text:style-name="P65"><text:span text:style-name="T154">A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8" draw:text-style-name="P66" xml:id="id1" draw:id="id1" svg:width="2.922cm" svg:height="1.906cm" svg:x="14.413cm" svg:y="5.948cm"><text:p text:style-name="P65"><text:span text:style-name="T154">Milan</text:span></text:p><text:p text:style-name="P65"><text:span text:style-name="T154">A2</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onnector draw:style-name="gr9" draw:text-style-name="P68" draw:type="line" svg:x1="14.413cm" svg:y1="6.901cm" svg:x2="11.619cm" svg:y2="7.663cm" draw:start-shape="id1" draw:start-glue-point="6" draw:end-shape="id2" draw:end-glue-point="10" svg:d="M14413 6901l-2794 762" svg:viewBox="0 0 2796 764"><text:p text:style-name="P67"><text:span text:style-name="T155">60</text:span></text:p></draw:connector><draw:connector draw:style-name="gr9" draw:text-style-name="P68" draw:type="line" svg:x1="11.209cm" svg:y1="8.336cm" svg:x2="14.348cm" svg:y2="12.044cm" draw:start-shape="id2" draw:start-glue-point="9" draw:end-shape="id3" draw:end-glue-point="4" svg:d="M11209 8336l3139 3708" svg:viewBox="0 0 3141 3709"><text:p text:style-name="P67"><text:span text:style-name="T155">60</text:span></text:p></draw:connector><draw:connector draw:style-name="gr9" draw:text-style-name="P68" draw:type="line" svg:x1="13.226cm" svg:y1="12.323cm" svg:x2="10.222cm" svg:y2="8.615cm" draw:start-shape="id3" draw:start-glue-point="5" draw:end-shape="id2" draw:end-glue-point="8" svg:d="M13226 12323l-3004-3708" svg:viewBox="0 0 3006 3709"><text:p text:style-name="P67"><text:span text:style-name="T155">60</text:span></text:p></draw:connector><draw:connector draw:style-name="gr9" draw:text-style-name="P68" draw:type="line" svg:x1="9.234cm" svg:y1="8.336cm" svg:x2="7.743cm" svg:y2="9.402cm" draw:start-shape="id2" draw:start-glue-point="7" draw:end-shape="id4" draw:end-glue-point="11" svg:d="M9234 8336l-1491 1066" svg:viewBox="0 0 1492 1067"><text:p text:style-name="P67"><text:span text:style-name="T155">101</text:span></text:p></draw:connector><draw:connector draw:style-name="gr9" draw:text-style-name="P68" draw:type="line" svg:x1="6.666cm" svg:y1="9.124cm" svg:x2="8.825cm" svg:y2="7.663cm" draw:start-shape="id4" draw:start-glue-point="4" draw:end-shape="id2" draw:end-glue-point="6" svg:d="M6666 9124l2159-1461" svg:viewBox="0 0 2161 1462"><text:p text:style-name="P67"><text:span text:style-name="T155">101</text:span></text:p></draw:connector><draw:connector draw:style-name="gr9" draw:text-style-name="P68" draw:type="line" svg:x1="4.316cm" svg:y1="5.186cm" svg:x2="5.588cm" svg:y2="9.402cm" draw:start-shape="id5" draw:start-glue-point="8" draw:end-shape="id4" draw:end-glue-point="5" svg:d="M4316 5186l1272 4216" svg:viewBox="0 0 1274 4217"><text:p text:style-name="P67"><text:span text:style-name="T155">106</text:span></text:p></draw:connector><draw:connector draw:style-name="gr9" draw:text-style-name="P68" draw:type="line" svg:x1="4.316cm" svg:y1="5.186cm" svg:x2="4.507cm" svg:y2="10.774cm" draw:start-shape="id5" draw:start-glue-point="8" draw:end-shape="id6" draw:end-glue-point="4" svg:d="M4316 5186l191 5588" svg:viewBox="0 0 192 5590"><text:p text:style-name="P67"><text:span text:style-name="T155">114</text:span></text:p></draw:connector><draw:connector draw:style-name="gr9" draw:text-style-name="P68" draw:type="line" svg:x1="5.904cm" svg:y1="11.727cm" svg:x2="12.762cm" svg:y2="12.997cm" draw:start-shape="id6" draw:start-glue-point="10" draw:end-shape="id3" draw:end-glue-point="6" svg:d="M5904 11727l6858 1270" svg:viewBox="0 0 6860 1272"><text:p text:style-name="P67"><text:span text:style-name="T155">97</text:span></text:p></draw:connector><draw:connector draw:style-name="gr10" draw:text-style-name="P68" draw:type="curve" draw:line-skew="0.591cm -3.185cm" svg:x1="13.226cm" svg:y1="13.671cm" svg:x2="2.602cm" svg:y2="4.234cm" draw:start-shape="id3" draw:start-glue-point="7" draw:end-shape="id5" draw:end-glue-point="6" svg:d="M13226 13671c0 2082-7165 1734-11210-1145-4044-2878-4971-8292 586-8292" svg:viewBox="0 0 14520 10769"><text:p/></draw:connector><draw:connector draw:style-name="gr9" draw:text-style-name="P68" draw:type="line" svg:x1="15.873cm" svg:y1="7.853cm" svg:x2="14.349cm" svg:y2="12.044cm" draw:start-shape="id1" draw:start-glue-point="8" draw:end-shape="id3" draw:end-glue-point="4" svg:d="M15873 7853l-1524 4191" svg:viewBox="0 0 1526 4193"><text:p text:style-name="P67"><text:span text:style-name="T155">46</text:span></text:p></draw:connector><draw:connector draw:style-name="gr9" draw:text-style-name="P68" draw:type="line" svg:x1="15.473cm" svg:y1="12.323cm" svg:x2="18.882cm" svg:y2="4.145cm" draw:start-shape="id3" draw:start-glue-point="11" draw:end-shape="id7" draw:end-glue-point="9" svg:d="M15473 12323l3409-8178" svg:viewBox="0 0 3411 8179"><text:p text:style-name="P67"><text:span text:style-name="T155">726</text:span></text:p></draw:connector><draw:connector draw:style-name="gr9" draw:text-style-name="P68" draw:type="line" svg:x1="11.209cm" svg:y1="6.989cm" svg:x2="17.714cm" svg:y2="4.424cm" draw:start-shape="id2" draw:start-glue-point="11" draw:end-shape="id7" draw:end-glue-point="8" svg:d="M11209 6989l6505-2565" svg:viewBox="0 0 6507 2566"><text:p text:style-name="P67"><text:span text:style-name="T155">720</text:span></text:p></draw:connector><draw:connector draw:style-name="gr9" draw:text-style-name="P68" draw:type="line" svg:x1="16.547cm" svg:y1="4.145cm" svg:x2="10.222cm" svg:y2="6.71cm" draw:start-shape="id7" draw:start-glue-point="7" draw:end-shape="id2" draw:end-glue-point="4" svg:d="M16547 4145l-6325 2565" svg:viewBox="0 0 6327 2566"><text:p text:style-name="P67"><text:span text:style-name="T155">720</text:span></text:p></draw:connector><draw:connector draw:style-name="gr9" draw:text-style-name="P68" draw:type="line" svg:x1="12.127cm" svg:y1="4.488cm" svg:x2="16.064cm" svg:y2="3.472cm" draw:start-shape="id8" draw:start-glue-point="10" draw:end-shape="id7" draw:end-glue-point="6" svg:d="M12127 4488l3937-1016" svg:viewBox="0 0 3939 1018"><text:p text:style-name="P67"><text:span text:style-name="T155">769</text:span></text:p></draw:connector><draw:connector draw:style-name="gr9" draw:text-style-name="P68" draw:type="line" svg:x1="16.547cm" svg:y1="2.798cm" svg:x2="11.569cm" svg:y2="3.814cm" draw:start-shape="id7" draw:start-glue-point="5" draw:end-shape="id8" draw:end-glue-point="11" svg:d="M16547 2798l-4978 1016" svg:viewBox="0 0 4979 1018"><text:p text:style-name="P67"><text:span text:style-name="T155">769</text:span></text:p></draw:connector><draw:connector draw:style-name="gr9" draw:text-style-name="P68" draw:type="line" svg:x1="8.317cm" svg:y1="4.488cm" svg:x2="6.031cm" svg:y2="4.234cm" draw:start-shape="id8" draw:start-glue-point="6" draw:end-shape="id5" draw:end-glue-point="10" svg:d="M8317 4488l-2286-254" svg:viewBox="0 0 2288 256"><text:p text:style-name="P67"><text:span text:style-name="T155">398</text:span></text:p></draw:connector><draw:connector draw:style-name="gr9" draw:text-style-name="P68" draw:type="line" svg:x1="5.53cm" svg:y1="3.56cm" svg:x2="16.547cm" svg:y2="2.798cm" draw:start-shape="id5" draw:start-glue-point="11" draw:end-shape="id7" draw:end-glue-point="5" svg:d="M5530 3560l11017-762" svg:viewBox="0 0 11019 764"><text:p text:style-name="P67"><text:span text:style-name="T155">709</text:span></text:p></draw:connector><draw:connector draw:style-name="gr9" draw:text-style-name="P68" draw:type="line" svg:x1="17.715cm" svg:y1="2.519cm" svg:x2="4.316cm" svg:y2="3.281cm" draw:start-shape="id7" draw:start-glue-point="4" draw:end-shape="id5" draw:end-glue-point="4" svg:d="M17715 2519l-13399 762" svg:viewBox="0 0 13400 764"><text:p text:style-name="P67"><text:span text:style-name="T155">709</text:span></text:p></draw:connector><draw:connector draw:style-name="gr11" draw:text-style-name="P68" draw:type="curve" draw:line-skew="-0.525cm" svg:x1="9.234cm" svg:y1="6.989cm" svg:x2="10.222cm" svg:y2="6.71cm" draw:start-shape="id2" draw:start-glue-point="5" draw:end-shape="id2" draw:end-glue-point="4" svg:d="M9234 6989c0-1981 988-1842 988-279" svg:viewBox="0 0 990 1471"><text:p text:style-name="P67"><text:span text:style-name="T155">10</text:span></text:p></draw:connector><draw:connector draw:style-name="gr9" draw:text-style-name="P68" draw:type="line" svg:x1="8.825cm" svg:y1="7.662cm" svg:x2="4.316cm" svg:y2="5.186cm" draw:start-shape="id2" draw:start-glue-point="6" draw:end-shape="id5" draw:end-glue-point="8" svg:d="M8825 7662l-4509-2476" svg:viewBox="0 0 4510 2478"><text:p text:style-name="P67"><text:span text:style-name="T155">54</text:span></text:p></draw:connector><draw:connector draw:style-name="gr9" draw:text-style-name="P68" draw:type="line" svg:x1="5.53cm" svg:y1="4.907cm" svg:x2="9.234cm" svg:y2="6.989cm" draw:start-shape="id5" draw:start-glue-point="9" draw:end-shape="id2" draw:end-glue-point="5" svg:d="M5530 4907l3704 2082" svg:viewBox="0 0 3706 2083"><text:p text:style-name="P67"><text:span text:style-name="T155">54</text:span></text:p></draw:connector><draw:connector draw:style-name="gr9" draw:text-style-name="P68" draw:type="line" svg:x1="10.222cm" svg:y1="5.44cm" svg:x2="10.222cm" svg:y2="6.71cm" draw:start-shape="id8" draw:start-glue-point="8" draw:end-shape="id2" draw:end-glue-point="4" svg:d="M10222 5440v1270" svg:viewBox="0 0 2 1272"><text:p text:style-name="P67"><text:span text:style-name="T155">418</text:span></text:p></draw:connector><draw:frame draw:style-name="gr12" draw:text-style-name="P70" svg:width="1.779cm" svg:height="1.906cm" svg:x="3.491cm" svg:y="12.933cm"><draw:text-box><text:p text:style-name="P69"><text:span text:style-name="T155">90</text:span></text:p></draw:text-box></draw:frame><draw:connector draw:style-name="gr9" draw:text-style-name="P72" draw:type="line" svg:x1="11.209cm" svg:y1="8.336cm" svg:x2="14.839cm" svg:y2="7.574cm" draw:start-shape="id2" draw:start-glue-point="9" draw:end-shape="id1" draw:end-glue-point="7" svg:d="M11209 8336l3630-762" svg:viewBox="0 0 3632 764"><text:p text:style-name="P71"><text:span text:style-name="T156">60</text:span></text:p></draw:connector></draw:g>1.1.) Je vais me servir des temps de parcours réels pour ces destinations, qui furent fournis par un camarade. <text:span text:style-name="T84">Et je vais mettre à jour le graphe précédent, qui est peu lisible. Je vous ait fait une farce, je n’allais pas laisser cela comme ça quand même. Je ne suis pas un psychopathe.</text:span></text:p>
      <text:p text:style-name="P35"/>
      <text:p text:style-name="P35"/>
      <text:p text:style-name="P49"><text:span text:style-name="T136">1.2.) </text:span><text:span text:style-name="T137">Un algorithme du plus court chemin permet, dans un graphe pondéré, de trouver le chemin, c’est à dire, une séquence d’arêtes, entre deux nœuds tels que la somme des poids de chaque arête soit la plus petite possible. </text:span><text:span text:style-name="T138">Pour ce faire, il existe plusieurs algorithmes possibles, mais le plus fameux est l’algorithme de Dijkstra</text:span><text:span text:style-name="T138"><text:note text:id="ftn2" text:note-class="footnote"><text:note-citation>2</text:note-citation><text:note-body><text:p text:style-name="Footnote"><text:a xlink:type="simple" xlink:href="https://www.geeksforgeeks.org/dijkstras-shortest-path-algorithm-greedy-algo-7/" text:style-name="Internet_20_link" text:visited-style-name="Visited_20_Internet_20_Link"><text:span text:style-name="T1">https://www.geeksforgeeks.org/dijkstras-shortest-path-algorithm-greedy-algo-7/</text:span></text:a><text:span text:style-name="T1"> </text:span></text:p></text:note-body></text:note></text:span><text:span text:style-name="T138">, qui fonctionne selon le principe suivant :</text:span></text:p>
      <text:p text:style-name="P36"/>
      <text:p text:style-name="P37"><text:soft-page-break/>Soit un graphe G = (V,E), on définit une fonction poids, P:V x V → R+ qui attribue un poids à chaque arête. Cet algorithme effectue un parcours de graphe et <text:span text:style-name="T80">renvoie un sous-graphe </text:span><text:span text:style-name="T82">qui est arbre</text:span><text:span text:style-name="T80"> </text:span>ou chaque chemin du sommet de départ s<text:span text:style-name="T40">depart</text:span> à un autre sommet est le plus court <text:span text:style-name="T83">du graphe de départ </text:span>en distance, c’est à dire, la somme des poids des arêtes du chemin. <text:span text:style-name="T83">La distance est une </text:span><text:span text:style-name="T81">propriété d’un sommet relative </text:span><text:span text:style-name="T83">au sommet de départ choisi.</text:span></text:p>
      <text:p text:style-name="P37"/>
      <text:p text:style-name="P50"><text:span text:style-name="T139">1) </text:span><text:span text:style-name="T140">On initialise d’abord P qui e</text:span><text:span text:style-name="T141">st l’</text:span><text:span text:style-name="T139">arbre</text:span><text:span text:style-name="T141"> que l’on vas construire</text:span><text:span text:style-name="T140">, on y ajoute </text:span><text:span text:style-name="T139">s, la source</text:span><text:span text:style-name="T68">. </text:span><text:span text:style-name="T69">On commence donc avec un graphe à un nœud.</text:span></text:p>
      <text:p text:style-name="P6"/>
      <text:p text:style-name="P50"><text:span text:style-name="T70">2) </text:span><text:span text:style-name="T69">On définit les distances </text:span><text:span text:style-name="T71">de tous les autres sommets comme étant initialement infinies. On définit la distance de </text:span><text:span text:style-name="T68">s </text:span><text:span text:style-name="T71">comme étant nulle.</text:span></text:p>
      <text:p text:style-name="P7"/>
      <text:p text:style-name="P9">3) Tant que P n’inclue pas tous les nœuds</text:p>
      <text:p text:style-name="P9"><text:tab/>a) On choisit un nœud u en dehors de P dont la distance est le <text:tab/><text:tab/>minimum parmi les nœuds possibles.</text:p>
      <text:p text:style-name="P9"><text:tab/>b) On ajoute u à P</text:p>
      <text:p text:style-name="P50"><text:span text:style-name="T70"><text:tab/>c) On mets à jour toutes les distances des nœuds adjacents à u. <text:tab/></text:span><text:span text:style-name="T72">(en prenant le minimum des distances si la distance est déjà <text:tab/>assignée.)</text:span></text:p>
      <text:p text:style-name="P50"><text:span text:style-name="T70"><text:tab/></text:span><text:span text:style-name="T73">(On recommence le tant que)</text:span></text:p>
      <text:p text:style-name="P10"/>
      <text:p text:style-name="P55"><text:span text:style-name="T73"><text:tab/>C’</text:span><text:span text:style-name="T67">est un algorithme mal décrit de plusieurs manières semblables en ligne, mais l’article en bas de page le décrivait mieux que le cours ou les encyclopédies que j’ai trouvé, je me suis donc basé la dessus.</text:span></text:p>
      <text:p text:style-name="P63"><text:span text:style-name="T73">Illustrons le sur un exemple, </text:span><text:span text:style-name="T74">soit le graphe suivant,</text:span></text:p>
      <text:p text:style-name="P12"><draw:frame text:anchor-type="paragraph" draw:z-index="9" draw:name="Shape9" draw:style-name="gr29" draw:text-style-name="P73" svg:width="10.055cm" svg:height="3.132cm" svg:x="7.828cm" svg:y="0.224cm"><draw:text-box><text:p><text:span text:style-name="T1">1) On commence avec la source A et on mets à jour les distances des noeuds adjacents. On prends le noeud ayant pour minimum des distances parmis les noeuds adjacents à A non visités, donc, C et on l’ajoute à P (en vert).</text:span></text:p></draw:text-box></draw:frame></text:p>
      <text:p text:style-name="P12"><draw:g text:anchor-type="paragraph" draw:z-index="8" draw:name="Shape8" draw:style-name="gr14"><draw:custom-shape draw:style-name="gr21" draw:text-style-name="P66" xml:id="id42" draw:id="id42" svg:width="1.209cm" svg:height="1.209cm" svg:x="0.002cm" svg:y="1.27cm"><text:p text:style-name="P65"><text:span text:style-name="T154">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6" draw:text-style-name="P66" xml:id="id43" draw:id="id43" svg:width="1.211cm" svg:height="1.209cm" svg:x="3.477cm" svg:y="1.27cm"><text:p text:style-name="P65"><text:span text:style-name="T154">B</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0" draw:text-style-name="P66" xml:id="id44" draw:id="id44" svg:width="1.211cm" svg:height="1.211cm" svg:x="3.558cm" svg:y="4.124cm"><text:p text:style-name="P65"><text:span text:style-name="T154">C</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5" draw:text-style-name="P66" xml:id="id47" draw:id="id47" svg:width="1.209cm" svg:height="1.211cm" svg:x="6.828cm" svg:y="4.154cm"><text:p text:style-name="P65"><text:span text:style-name="T154">F</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1" draw:text-style-name="P66" xml:id="id46" draw:id="id46" svg:width="1.209cm" svg:height="1.209cm" svg:x="6.86cm" svg:y="6.92cm"><text:p text:style-name="P65"><text:span text:style-name="T154">E</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6" draw:text-style-name="P66" xml:id="id45" draw:id="id45" svg:width="1.211cm" svg:height="1.209cm" svg:x="3.558cm" svg:y="6.92cm"><text:p text:style-name="P65"><text:span text:style-name="T154">D</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11" draw:text-style-name="P77" draw:type="line" svg:x1="1.21cm" svg:y1="1.875cm" svg:x2="3.477cm" svg:y2="1.875cm" draw:start-shape="id42" draw:start-glue-point="10" draw:end-shape="id43" draw:end-glue-point="6" svg:d="M1210 1875h2267" svg:viewBox="0 0 2268 2"><text:p text:style-name="P71"><text:span text:style-name="T154">4</text:span></text:p></draw:connector><draw:line draw:style-name="gr11" draw:text-style-name="P77" svg:x1="4.065cm" svg:y1="2.54cm" svg:x2="4.065cm" svg:y2="4.064cm"><text:p text:style-name="P71"><text:span text:style-name="T154">8</text:span></text:p></draw:line><draw:connector draw:style-name="gr11" draw:text-style-name="P77" draw:type="line" svg:x1="0.607cm" svg:y1="2.478cm" svg:x2="3.558cm" svg:y2="4.729cm" draw:start-shape="id42" draw:start-glue-point="8" draw:end-shape="id44" draw:end-glue-point="6" svg:d="M607 2478l2951 2251" svg:viewBox="0 0 2953 2252"><text:p text:style-name="P71"><text:span text:style-name="T154">3</text:span></text:p></draw:connector><draw:connector draw:style-name="gr11" draw:text-style-name="P77" draw:type="line" svg:x1="4.163cm" svg:y1="5.334cm" svg:x2="4.163cm" svg:y2="6.92cm" draw:start-shape="id44" draw:start-glue-point="8" draw:end-shape="id45" draw:end-glue-point="4" svg:d="M4163 5334v1586" svg:viewBox="0 0 2 1588"><text:p text:style-name="P71"><text:span text:style-name="T154">6</text:span></text:p></draw:connector><draw:connector draw:style-name="gr11" draw:text-style-name="P77" draw:type="line" svg:x1="4.768cm" svg:y1="7.525cm" svg:x2="6.86cm" svg:y2="7.525cm" draw:start-shape="id45" draw:start-glue-point="10" draw:end-shape="id46" draw:end-glue-point="6" svg:d="M4768 7525h2092" svg:viewBox="0 0 2094 2"><text:p text:style-name="P71"><text:span text:style-name="T154">5</text:span></text:p></draw:connector><draw:connector draw:style-name="gr11" draw:text-style-name="P77" draw:type="line" svg:x1="7.465cm" svg:y1="6.92cm" svg:x2="7.433cm" svg:y2="5.364cm" draw:start-shape="id46" draw:start-glue-point="4" draw:end-shape="id47" draw:end-glue-point="8" svg:d="M7465 6920l-32-1556" svg:viewBox="0 0 34 1558"><text:p text:style-name="P71"><text:span text:style-name="T154">4</text:span></text:p></draw:connector><draw:connector draw:style-name="gr11" draw:text-style-name="P77" draw:type="line" svg:x1="4.768cm" svg:y1="4.729cm" svg:x2="6.828cm" svg:y2="4.759cm" draw:start-shape="id44" draw:start-glue-point="10" draw:end-shape="id47" draw:end-glue-point="6" svg:d="M4768 4729l2060 30" svg:viewBox="0 0 2062 32"><text:p text:style-name="P71"><text:span text:style-name="T154">7</text:span></text:p></draw:connector><draw:connector draw:style-name="gr27" draw:text-style-name="P77" draw:type="curve" svg:x1="0.607cm" svg:y1="1.27cm" svg:x2="7.433cm" svg:y2="4.154cm" draw:start-shape="id42" draw:start-glue-point="4" draw:end-shape="id47" draw:end-glue-point="4" svg:d="M607 1270c0-778 6826-2219 6826 2884" svg:viewBox="0 0 6828 3685"><text:p/></draw:connector><draw:frame draw:style-name="gr28" draw:text-style-name="P82" svg:width="1.906cm" svg:height="1.271cm" svg:x="4.955cm" svg:y="0cm"><draw:text-box><text:p text:style-name="P78"><text:span text:style-name="T154">12</text:span></text:p></draw:text-box></draw:frame></draw:g><text:tab/><text:tab/><text:tab/><text:tab/><text:tab/><text:tab/><text:tab/></text:p>
      <text:p text:style-name="P11"/>
      <text:p text:style-name="P11"><text:s/></text:p>
      <text:p text:style-name="P8"/>
      <text:p text:style-name="P8"><draw:g text:anchor-type="paragraph" draw:z-index="10" draw:name="Shape10" draw:style-name="gr14"><draw:custom-shape draw:style-name="gr15" draw:text-style-name="P74" xml:id="id38" draw:id="id38" svg:width="1.209cm" svg:height="1.209cm" svg:x="8.811cm" svg:y="2.145cm"><text:p text:style-name="P65"><text:span text:style-name="T154">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6" draw:text-style-name="P66" xml:id="id39" draw:id="id39" svg:width="1.211cm" svg:height="1.209cm" svg:x="12.286cm" svg:y="2.145cm"><text:p text:style-name="P65"><text:span text:style-name="T154">B</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7" draw:text-style-name="P76" xml:id="id40" draw:id="id40" svg:width="1.211cm" svg:height="1.211cm" svg:x="12.367cm" svg:y="4.999cm"><text:p text:style-name="P75"><text:span text:style-name="T157">C</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5" draw:text-style-name="P66" xml:id="id41" draw:id="id41" svg:width="1.209cm" svg:height="1.211cm" svg:x="15.637cm" svg:y="5.029cm"><text:p text:style-name="P65"><text:span text:style-name="T154">F</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11" draw:text-style-name="P77" draw:type="line" svg:x1="10.019cm" svg:y1="2.75cm" svg:x2="12.285cm" svg:y2="2.75cm" draw:start-shape="id38" draw:start-glue-point="10" draw:end-shape="id39" draw:end-glue-point="6" svg:d="M10019 2750h2266" svg:viewBox="0 0 2268 2"><text:p text:style-name="P71"><text:span text:style-name="T154">4</text:span></text:p></draw:connector><draw:connector draw:style-name="gr11" draw:text-style-name="P77" draw:type="line" svg:x1="9.416cm" svg:y1="3.353cm" svg:x2="12.367cm" svg:y2="5.604cm" draw:start-shape="id38" draw:start-glue-point="8" draw:end-shape="id40" draw:end-glue-point="6" svg:d="M9416 3353l2951 2251" svg:viewBox="0 0 2953 2252"><text:p text:style-name="P71"><text:span text:style-name="T154">3</text:span></text:p></draw:connector><draw:connector draw:style-name="gr27" draw:text-style-name="P77" draw:type="curve" svg:x1="9.416cm" svg:y1="2.145cm" svg:x2="16.242cm" svg:y2="5.029cm" draw:start-shape="id38" draw:start-glue-point="4" draw:end-shape="id41" draw:end-glue-point="4" svg:d="M9416 2145c0-778 6826-2219 6826 2884" svg:viewBox="0 0 6828 3685"><text:p/></draw:connector><draw:frame draw:style-name="gr28" draw:text-style-name="P82" svg:width="1.906cm" svg:height="1.271cm" svg:x="13.764cm" svg:y="0.875cm"><draw:text-box><text:p text:style-name="P78"><text:span text:style-name="T154">12</text:span></text:p></draw:text-box></draw:frame><draw:frame draw:style-name="gr12" draw:text-style-name="P80" svg:width="2.287cm" svg:height="1.906cm" svg:x="12.621cm" svg:y="4.177cm"><draw:text-box><text:p text:style-name="P78"><text:span text:style-name="T159">3</text:span></text:p></draw:text-box></draw:frame><draw:frame draw:style-name="gr12" draw:text-style-name="P80" svg:width="2.287cm" svg:height="1.906cm" svg:x="12.494cm" svg:y="1.383cm"><draw:text-box><text:p text:style-name="P78"><text:span text:style-name="T159">4</text:span></text:p></draw:text-box></draw:frame><draw:frame draw:style-name="gr12" draw:text-style-name="P80" svg:width="2.287cm" svg:height="1.906cm" svg:x="16.431cm" svg:y="4.177cm"><draw:text-box><text:p text:style-name="P78"><text:span text:style-name="T159">12</text:span></text:p></draw:text-box></draw:frame></draw:g><draw:frame text:anchor-type="paragraph" draw:z-index="11" draw:name="Shape9" draw:style-name="gr13" draw:text-style-name="P73" svg:width="10.055cm" svg:height="1.442cm" svg:x="-0.877cm" svg:y="6.742cm"><draw:text-box><text:p><text:span text:style-name="T1">2) On mets à jour les distances des noeuds adjacents à C. (distances en rouge)</text:span></text:p></draw:text-box></draw:frame><draw:g text:anchor-type="paragraph" draw:z-index="12" draw:name="Shape11" draw:style-name="gr14"><draw:custom-shape draw:style-name="gr15" draw:text-style-name="P74" xml:id="id34" draw:id="id34" svg:width="1.209cm" svg:height="1.209cm" svg:x="-0.369cm" svg:y="8.985cm"><text:p text:style-name="P65"><text:span text:style-name="T154">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6" draw:text-style-name="P66" xml:id="id35" draw:id="id35" svg:width="1.211cm" svg:height="1.209cm" svg:x="3.106cm" svg:y="8.985cm"><text:p text:style-name="P65"><text:span text:style-name="T154">B</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7" draw:text-style-name="P76" xml:id="id36" draw:id="id36" svg:width="1.211cm" svg:height="1.211cm" svg:x="3.187cm" svg:y="11.839cm"><text:p text:style-name="P75"><text:span text:style-name="T157">C</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5" draw:text-style-name="P66" svg:width="1.209cm" svg:height="1.211cm" svg:x="6.457cm" svg:y="11.869cm"><text:p text:style-name="P65"><text:span text:style-name="T154">F</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11" draw:text-style-name="P77" draw:type="line" svg:x1="0.839cm" svg:y1="9.59cm" svg:x2="3.105cm" svg:y2="9.59cm" draw:start-shape="id34" draw:start-glue-point="10" draw:end-shape="id35" draw:end-glue-point="6" svg:d="M839 9590h2266" svg:viewBox="0 0 2268 2"><text:p text:style-name="P71"><text:span text:style-name="T154">4</text:span></text:p></draw:connector><draw:connector draw:style-name="gr11" draw:text-style-name="P77" draw:type="line" svg:x1="0.236cm" svg:y1="10.193cm" svg:x2="3.187cm" svg:y2="12.443cm" draw:start-shape="id34" draw:start-glue-point="8" draw:end-shape="id36" draw:end-glue-point="6" svg:d="M236 10193l2951 2250" svg:viewBox="0 0 2953 2252"><text:p text:style-name="P71"><text:span text:style-name="T154">3</text:span></text:p></draw:connector><draw:custom-shape draw:style-name="gr26" draw:text-style-name="P66" xml:id="id37" draw:id="id37" svg:width="1.211cm" svg:height="1.209cm" svg:x="3.221cm" svg:y="14.635cm"><text:p text:style-name="P65"><text:span text:style-name="T154">D</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11" draw:text-style-name="P77" draw:type="line" svg:x1="3.826cm" svg:y1="13.049cm" svg:x2="3.826cm" svg:y2="14.635cm" draw:end-shape="id37" draw:end-glue-point="4" svg:d="M3826 13049v1586" svg:viewBox="0 0 2 1588"><text:p text:style-name="P71"><text:span text:style-name="T154">6</text:span></text:p></draw:connector><draw:connector draw:style-name="gr11" draw:text-style-name="P77" draw:type="line" svg:x1="4.491cm" svg:y1="12.414cm" svg:x2="6.551cm" svg:y2="12.444cm" svg:d="M4491 12414l2060 30" svg:viewBox="0 0 2062 32"><text:p text:style-name="P71"><text:span text:style-name="T154">7</text:span></text:p></draw:connector><draw:frame draw:style-name="gr12" draw:text-style-name="P81" svg:width="2.287cm" svg:height="1.906cm" svg:x="3.348cm" svg:y="11.017cm"><draw:text-box><text:p text:style-name="P78"><text:span text:style-name="T160">3</text:span></text:p></draw:text-box></draw:frame><draw:frame draw:style-name="gr12" draw:text-style-name="P80" svg:width="2.287cm" svg:height="1.906cm" svg:x="3.348cm" svg:y="8.096cm"><draw:text-box><text:p text:style-name="P78"><text:span text:style-name="T159">4</text:span></text:p></draw:text-box></draw:frame><draw:frame draw:style-name="gr12" draw:text-style-name="P80" svg:width="2.287cm" svg:height="1.906cm" svg:x="5.888cm" svg:y="10.89cm"><draw:text-box><text:p text:style-name="P78"><text:span text:style-name="T159">10</text:span></text:p></draw:text-box></draw:frame><draw:frame draw:style-name="gr12" draw:text-style-name="P80" svg:width="2.287cm" svg:height="1.906cm" svg:x="3.983cm" svg:y="14.065cm"><draw:text-box><text:p text:style-name="P78"><text:span text:style-name="T159">9</text:span></text:p></draw:text-box></draw:frame></draw:g><draw:frame text:anchor-type="paragraph" draw:z-index="13" draw:name="Shape9" draw:style-name="gr24" draw:text-style-name="P73" svg:width="10.055cm" svg:height="1.922cm" svg:x="9.178cm" svg:y="6.742cm"><draw:text-box><text:p><text:span text:style-name="T1">3) On prends le minimum parmi les noeuds adjacents à P, donc B. B n’a pas de noeuds adjacents non visités, donc pas de voisins à mettre à jour.</text:span></text:p></draw:text-box></draw:frame><draw:g text:anchor-type="paragraph" draw:z-index="14" draw:name="Shape12" draw:style-name="gr14"><draw:custom-shape draw:style-name="gr15" draw:text-style-name="P74" xml:id="id30" draw:id="id30" svg:width="1.209cm" svg:height="1.209cm" svg:x="8.654cm" svg:y="9.641cm"><text:p text:style-name="P65"><text:span text:style-name="T154">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6" draw:text-style-name="P74" xml:id="id31" draw:id="id31" svg:width="1.211cm" svg:height="1.209cm" svg:x="12.129cm" svg:y="9.641cm"><text:p text:style-name="P65"><text:span text:style-name="T154">B</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7" draw:text-style-name="P76" xml:id="id32" draw:id="id32" svg:width="1.211cm" svg:height="1.211cm" svg:x="12.21cm" svg:y="12.495cm"><text:p text:style-name="P75"><text:span text:style-name="T157">C</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5" draw:text-style-name="P66" svg:width="1.209cm" svg:height="1.211cm" svg:x="15.48cm" svg:y="12.525cm"><text:p text:style-name="P65"><text:span text:style-name="T154">F</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11" draw:text-style-name="P77" draw:type="line" svg:x1="9.862cm" svg:y1="10.246cm" svg:x2="12.129cm" svg:y2="10.246cm" draw:start-shape="id30" draw:start-glue-point="10" draw:end-shape="id31" draw:end-glue-point="6" svg:d="M9862 10246h2267" svg:viewBox="0 0 2268 2"><text:p text:style-name="P71"><text:span text:style-name="T154">4</text:span></text:p></draw:connector><draw:connector draw:style-name="gr11" draw:text-style-name="P77" draw:type="line" svg:x1="9.259cm" svg:y1="10.849cm" svg:x2="12.21cm" svg:y2="13.099cm" draw:start-shape="id30" draw:start-glue-point="8" draw:end-shape="id32" draw:end-glue-point="6" svg:d="M9259 10849l2951 2250" svg:viewBox="0 0 2953 2252"><text:p text:style-name="P71"><text:span text:style-name="T154">3</text:span></text:p></draw:connector><draw:custom-shape draw:style-name="gr26" draw:text-style-name="P66" xml:id="id33" draw:id="id33" svg:width="1.211cm" svg:height="1.209cm" svg:x="12.244cm" svg:y="15.291cm"><text:p text:style-name="P65"><text:span text:style-name="T154">D</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11" draw:text-style-name="P77" draw:type="line" svg:x1="12.849cm" svg:y1="13.705cm" svg:x2="12.849cm" svg:y2="15.291cm" draw:end-shape="id33" draw:end-glue-point="4" svg:d="M12849 13705v1586" svg:viewBox="0 0 2 1588"><text:p text:style-name="P71"><text:span text:style-name="T154">6</text:span></text:p></draw:connector><draw:connector draw:style-name="gr11" draw:text-style-name="P77" draw:type="line" svg:x1="13.514cm" svg:y1="13.07cm" svg:x2="15.574cm" svg:y2="13.1cm" svg:d="M13514 13070l2060 30" svg:viewBox="0 0 2062 32"><text:p text:style-name="P71"><text:span text:style-name="T154">7</text:span></text:p></draw:connector><draw:frame draw:style-name="gr12" draw:text-style-name="P80" svg:width="2.287cm" svg:height="1.906cm" svg:x="15.546cm" svg:y="11.673cm"><draw:text-box><text:p text:style-name="P78"><text:span text:style-name="T159">10</text:span></text:p></draw:text-box></draw:frame><draw:frame draw:style-name="gr12" draw:text-style-name="P80" svg:width="2.287cm" svg:height="1.906cm" svg:x="12.498cm" svg:y="8.625cm"><draw:text-box><text:p text:style-name="P78"><text:span text:style-name="T159">4</text:span></text:p></draw:text-box></draw:frame><draw:frame draw:style-name="gr12" draw:text-style-name="P80" svg:width="2.287cm" svg:height="1.906cm" svg:x="13.006cm" svg:y="14.467cm"><draw:text-box><text:p text:style-name="P78"><text:span text:style-name="T159">9</text:span></text:p></draw:text-box></draw:frame><draw:frame draw:style-name="gr12" draw:text-style-name="P80" svg:width="2.287cm" svg:height="1.906cm" svg:x="12.498cm" svg:y="11.8cm"><draw:text-box><text:p text:style-name="P78"><text:span text:style-name="T159">3</text:span></text:p></draw:text-box></draw:frame></draw:g></text:p>
      <text:p text:style-name="P64"><draw:g text:anchor-type="paragraph" draw:z-index="15" draw:name="Shape13" draw:style-name="gr14"><draw:custom-shape draw:style-name="gr15" draw:text-style-name="P74" xml:id="id25" draw:id="id25" svg:width="1.209cm" svg:height="1.209cm" svg:x="0.474cm" svg:y="2.796cm"><text:p text:style-name="P65"><text:span text:style-name="T154">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6" draw:text-style-name="P74" xml:id="id26" draw:id="id26" svg:width="1.211cm" svg:height="1.209cm" svg:x="3.949cm" svg:y="2.796cm"><text:p text:style-name="P65"><text:span text:style-name="T154">B</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7" draw:text-style-name="P76" xml:id="id27" draw:id="id27" svg:width="1.211cm" svg:height="1.211cm" svg:x="4.03cm" svg:y="5.65cm"><text:p text:style-name="P75"><text:span text:style-name="T157">C</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5" draw:text-style-name="P66" svg:width="1.209cm" svg:height="1.211cm" svg:x="7.3cm" svg:y="5.68cm"><text:p text:style-name="P65"><text:span text:style-name="T154">F</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11" draw:text-style-name="P77" draw:type="line" svg:x1="1.682cm" svg:y1="3.401cm" svg:x2="3.948cm" svg:y2="3.401cm" draw:start-shape="id25" draw:start-glue-point="10" draw:end-shape="id26" draw:end-glue-point="6" svg:d="M1682 3401h2266" svg:viewBox="0 0 2268 2"><text:p text:style-name="P71"><text:span text:style-name="T154">4</text:span></text:p></draw:connector><draw:connector draw:style-name="gr11" draw:text-style-name="P77" draw:type="line" svg:x1="1.079cm" svg:y1="4.004cm" svg:x2="4.029cm" svg:y2="6.255cm" draw:start-shape="id25" draw:start-glue-point="8" draw:end-shape="id27" draw:end-glue-point="6" svg:d="M1079 4004l2950 2251" svg:viewBox="0 0 2953 2252"><text:p text:style-name="P71"><text:span text:style-name="T154">3</text:span></text:p></draw:connector><draw:custom-shape draw:style-name="gr16" draw:text-style-name="P74" xml:id="id28" draw:id="id28" svg:width="1.211cm" svg:height="1.209cm" svg:x="4.064cm" svg:y="8.446cm"><text:p text:style-name="P65"><text:span text:style-name="T154">D</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11" draw:text-style-name="P77" draw:type="line" svg:x1="4.669cm" svg:y1="6.86cm" svg:x2="4.669cm" svg:y2="8.446cm" draw:end-shape="id28" draw:end-glue-point="4" svg:d="M4669 6860v1586" svg:viewBox="0 0 2 1588"><text:p text:style-name="P71"><text:span text:style-name="T154">6</text:span></text:p></draw:connector><draw:connector draw:style-name="gr11" draw:text-style-name="P77" draw:type="line" svg:x1="5.334cm" svg:y1="6.225cm" svg:x2="7.394cm" svg:y2="6.255cm" svg:d="M5334 6225l2060 30" svg:viewBox="0 0 2062 32"><text:p text:style-name="P71"><text:span text:style-name="T154">7</text:span></text:p></draw:connector><draw:custom-shape draw:style-name="gr21" draw:text-style-name="P66" xml:id="id29" draw:id="id29" svg:width="1.209cm" svg:height="1.209cm" svg:x="7.3cm" svg:y="8.511cm"><text:p text:style-name="P65"><text:span text:style-name="T154">E</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11" draw:text-style-name="P77" draw:type="line" svg:x1="5.335cm" svg:y1="9.116cm" svg:x2="7.3cm" svg:y2="9.116cm" draw:end-shape="id29" draw:end-glue-point="6" svg:d="M5335 9116h1965" svg:viewBox="0 0 1967 2"><text:p text:style-name="P71"><text:span text:style-name="T154">5</text:span></text:p></draw:connector><draw:frame draw:style-name="gr12" draw:text-style-name="P80" svg:width="2.287cm" svg:height="1.906cm" svg:x="4.191cm" svg:y="1.907cm"><draw:text-box><text:p text:style-name="P78"><text:span text:style-name="T159">4</text:span></text:p></draw:text-box></draw:frame><draw:frame draw:style-name="gr12" draw:text-style-name="P80" svg:width="2.287cm" svg:height="1.906cm" svg:x="4.826cm" svg:y="7.622cm"><draw:text-box><text:p text:style-name="P78"><text:span text:style-name="T159">9</text:span></text:p></draw:text-box></draw:frame><draw:frame draw:style-name="gr12" draw:text-style-name="P80" svg:width="2.287cm" svg:height="1.906cm" svg:x="4.318cm" svg:y="4.828cm"><draw:text-box><text:p text:style-name="P78"><text:span text:style-name="T159">3</text:span></text:p></draw:text-box></draw:frame></draw:g><draw:frame text:anchor-type="paragraph" draw:z-index="16" draw:name="Shape9" draw:style-name="gr24" draw:text-style-name="P73" svg:width="10.055cm" svg:height="1.922cm" svg:x="-0.48cm" svg:y="0.547cm"><draw:text-box><text:p><text:span text:style-name="T1">4) On prends le minimum de distance parmi les noeuds adjacents, donc D. On mets à jour les distances de ses voisins, donc E.</text:span></text:p></draw:text-box></draw:frame><draw:frame text:anchor-type="paragraph" draw:z-index="17" draw:name="Shape14" draw:style-name="gr23" draw:text-style-name="P80" svg:width="2.287cm" svg:height="1.906cm" svg:x="7.091cm" svg:y="4.948cm"><draw:text-box><text:p text:style-name="P78"><text:span text:style-name="T159">10</text:span></text:p></draw:text-box></draw:frame><draw:frame text:anchor-type="paragraph" draw:z-index="18" draw:name="Shape15" draw:style-name="gr23" draw:text-style-name="P80" svg:width="2.287cm" svg:height="1.906cm" svg:x="7.112cm" svg:y="7.781cm"><draw:text-box><text:p text:style-name="P78"><text:span text:style-name="T159">14</text:span></text:p></draw:text-box></draw:frame><draw:frame text:anchor-type="paragraph" draw:z-index="19" draw:name="Shape9" draw:style-name="gr22" draw:text-style-name="P73" svg:width="10.055cm" svg:height="1.227cm" svg:x="9.19cm" svg:y="0.547cm"><draw:text-box><text:p><text:span text:style-name="T1">5) On prends le minimum parmis les noeuds adjacents, donc F.</text:span></text:p></draw:text-box></draw:frame><draw:g text:anchor-type="paragraph" draw:z-index="20" draw:name="Shape16" draw:style-name="gr14"><draw:custom-shape draw:style-name="gr15" draw:text-style-name="P74" xml:id="id20" draw:id="id20" svg:width="1.209cm" svg:height="1.209cm" svg:x="8.784cm" svg:y="2.597cm"><text:p text:style-name="P65"><text:span text:style-name="T154">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6" draw:text-style-name="P74" xml:id="id21" draw:id="id21" svg:width="1.211cm" svg:height="1.209cm" svg:x="12.259cm" svg:y="2.597cm"><text:p text:style-name="P65"><text:span text:style-name="T154">B</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7" draw:text-style-name="P76" xml:id="id22" draw:id="id22" svg:width="1.211cm" svg:height="1.211cm" svg:x="12.34cm" svg:y="5.451cm"><text:p text:style-name="P75"><text:span text:style-name="T157">C</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8" draw:text-style-name="P74" svg:width="1.209cm" svg:height="1.211cm" svg:x="15.61cm" svg:y="5.481cm"><text:p text:style-name="P65"><text:span text:style-name="T154">F</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11" draw:text-style-name="P77" draw:type="line" svg:x1="9.992cm" svg:y1="3.202cm" svg:x2="12.259cm" svg:y2="3.202cm" draw:start-shape="id20" draw:start-glue-point="10" draw:end-shape="id21" draw:end-glue-point="6" svg:d="M9992 3202h2267" svg:viewBox="0 0 2268 2"><text:p text:style-name="P71"><text:span text:style-name="T154">4</text:span></text:p></draw:connector><draw:connector draw:style-name="gr11" draw:text-style-name="P77" draw:type="line" svg:x1="9.389cm" svg:y1="3.805cm" svg:x2="12.34cm" svg:y2="6.055cm" draw:start-shape="id20" draw:start-glue-point="8" draw:end-shape="id22" draw:end-glue-point="6" svg:d="M9389 3805l2951 2250" svg:viewBox="0 0 2953 2252"><text:p text:style-name="P71"><text:span text:style-name="T154">3</text:span></text:p></draw:connector><draw:custom-shape draw:style-name="gr17" draw:text-style-name="P74" xml:id="id23" draw:id="id23" svg:width="1.211cm" svg:height="1.211cm" svg:x="12.374cm" svg:y="8.245cm"><text:p text:style-name="P65"><text:span text:style-name="T154">D</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11" draw:text-style-name="P77" draw:type="line" svg:x1="12.979cm" svg:y1="6.661cm" svg:x2="12.979cm" svg:y2="8.245cm" draw:end-shape="id23" draw:end-glue-point="4" svg:d="M12979 6661v1584" svg:viewBox="0 0 2 1586"><text:p text:style-name="P71"><text:span text:style-name="T154">6</text:span></text:p></draw:connector><draw:connector draw:style-name="gr11" draw:text-style-name="P77" draw:type="line" svg:x1="13.644cm" svg:y1="6.026cm" svg:x2="15.704cm" svg:y2="6.056cm" svg:d="M13644 6026l2060 30" svg:viewBox="0 0 2062 32"><text:p text:style-name="P71"><text:span text:style-name="T154">7</text:span></text:p></draw:connector><draw:custom-shape draw:style-name="gr21" draw:text-style-name="P66" xml:id="id24" draw:id="id24" svg:width="1.209cm" svg:height="1.209cm" svg:x="15.61cm" svg:y="8.312cm"><text:p text:style-name="P65"><text:span text:style-name="T154">E</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11" draw:text-style-name="P77" draw:type="line" svg:x1="13.645cm" svg:y1="8.917cm" svg:x2="15.61cm" svg:y2="8.917cm" draw:end-shape="id24" draw:end-glue-point="6" svg:d="M13645 8917h1965" svg:viewBox="0 0 1967 2"><text:p text:style-name="P71"><text:span text:style-name="T154">5</text:span></text:p></draw:connector><draw:frame draw:style-name="gr12" draw:text-style-name="P80" svg:width="2.287cm" svg:height="1.906cm" svg:x="15.642cm" svg:y="4.567cm"><draw:text-box><text:p text:style-name="P78"><text:span text:style-name="T159">10</text:span></text:p></draw:text-box></draw:frame><draw:frame draw:style-name="gr12" draw:text-style-name="P80" svg:width="2.287cm" svg:height="1.906cm" svg:x="12.467cm" svg:y="1.773cm"><draw:text-box><text:p text:style-name="P78"><text:span text:style-name="T159">4</text:span></text:p></draw:text-box></draw:frame><draw:frame draw:style-name="gr12" draw:text-style-name="P80" svg:width="2.287cm" svg:height="1.906cm" svg:x="13.102cm" svg:y="7.488cm"><draw:text-box><text:p text:style-name="P78"><text:span text:style-name="T159">9</text:span></text:p></draw:text-box></draw:frame><draw:frame draw:style-name="gr12" draw:text-style-name="P80" svg:width="2.287cm" svg:height="1.906cm" svg:x="12.594cm" svg:y="4.694cm"><draw:text-box><text:p text:style-name="P78"><text:span text:style-name="T159">3</text:span></text:p></draw:text-box></draw:frame><draw:frame draw:style-name="gr12" draw:text-style-name="P80" svg:width="2.287cm" svg:height="1.906cm" svg:x="15.515cm" svg:y="7.488cm"><draw:text-box><text:p text:style-name="P78"><text:span text:style-name="T159">14</text:span></text:p></draw:text-box></draw:frame></draw:g><draw:g text:anchor-type="paragraph" draw:z-index="21" draw:name="Shape17" draw:style-name="gr14"><draw:custom-shape draw:style-name="gr15" draw:text-style-name="P74" xml:id="id15" draw:id="id15" svg:width="1.209cm" svg:height="1.209cm" svg:x="-0.609cm" svg:y="12.157cm"><text:p text:style-name="P65"><text:span text:style-name="T154">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6" draw:text-style-name="P74" xml:id="id16" draw:id="id16" svg:width="1.211cm" svg:height="1.209cm" svg:x="2.866cm" svg:y="12.157cm"><text:p text:style-name="P65"><text:span text:style-name="T154">B</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7" draw:text-style-name="P76" xml:id="id17" draw:id="id17" svg:width="1.211cm" svg:height="1.211cm" svg:x="2.947cm" svg:y="15.011cm"><text:p text:style-name="P75"><text:span text:style-name="T157">C</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8" draw:text-style-name="P74" svg:width="1.209cm" svg:height="1.211cm" svg:x="6.217cm" svg:y="15.041cm"><text:p text:style-name="P65"><text:span text:style-name="T154">F</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11" draw:text-style-name="P77" draw:type="line" svg:x1="0.599cm" svg:y1="12.762cm" svg:x2="2.865cm" svg:y2="12.762cm" draw:start-shape="id15" draw:start-glue-point="10" draw:end-shape="id16" draw:end-glue-point="6" svg:d="M599 12762h2266" svg:viewBox="0 0 2268 2"><text:p text:style-name="P71"><text:span text:style-name="T154">4</text:span></text:p></draw:connector><draw:connector draw:style-name="gr11" draw:text-style-name="P77" draw:type="line" svg:x1="-0.003cm" svg:y1="13.365cm" svg:x2="2.947cm" svg:y2="15.616cm" draw:start-shape="id15" draw:start-glue-point="8" draw:end-shape="id17" draw:end-glue-point="6" svg:d="M-4 13365l2951 2251" svg:viewBox="0 0 2953 2252"><text:p text:style-name="P71"><text:span text:style-name="T154">3</text:span></text:p></draw:connector><draw:custom-shape draw:style-name="gr16" draw:text-style-name="P74" xml:id="id18" draw:id="id18" svg:width="1.211cm" svg:height="1.209cm" svg:x="2.981cm" svg:y="17.807cm"><text:p text:style-name="P65"><text:span text:style-name="T154">D</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11" draw:text-style-name="P77" draw:type="line" svg:x1="3.586cm" svg:y1="16.221cm" svg:x2="3.586cm" svg:y2="17.806cm" draw:end-shape="id18" draw:end-glue-point="4" svg:d="M3586 16221v1585" svg:viewBox="0 0 2 1588"><text:p text:style-name="P71"><text:span text:style-name="T154">6</text:span></text:p></draw:connector><draw:connector draw:style-name="gr11" draw:text-style-name="P77" draw:type="line" svg:x1="4.251cm" svg:y1="15.586cm" svg:x2="6.311cm" svg:y2="15.616cm" svg:d="M4251 15586l2060 30" svg:viewBox="0 0 2062 32"><text:p text:style-name="P71"><text:span text:style-name="T154">7</text:span></text:p></draw:connector><draw:custom-shape draw:style-name="gr15" draw:text-style-name="P74" xml:id="id19" draw:id="id19" svg:width="1.209cm" svg:height="1.209cm" svg:x="6.217cm" svg:y="17.872cm"><text:p text:style-name="P65"><text:span text:style-name="T154">E</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11" draw:text-style-name="P77" draw:type="line" svg:x1="4.252cm" svg:y1="18.477cm" svg:x2="6.217cm" svg:y2="18.477cm" draw:end-shape="id19" draw:end-glue-point="6" svg:d="M4252 18477h1965" svg:viewBox="0 0 1967 2"><text:p text:style-name="P71"><text:span text:style-name="T154">5</text:span></text:p></draw:connector><draw:frame draw:style-name="gr12" draw:text-style-name="P79" svg:width="2.287cm" svg:height="1.906cm" svg:x="6.249cm" svg:y="14.127cm"><draw:text-box><text:p text:style-name="P78"><text:span text:style-name="T158">10</text:span></text:p></draw:text-box></draw:frame><draw:frame draw:style-name="gr12" draw:text-style-name="P79" svg:width="2.287cm" svg:height="1.906cm" svg:x="3.709cm" svg:y="17.048cm"><draw:text-box><text:p text:style-name="P78"><text:span text:style-name="T158">9</text:span></text:p></draw:text-box></draw:frame><draw:frame draw:style-name="gr12" draw:text-style-name="P79" svg:width="2.287cm" svg:height="1.906cm" svg:x="3.074cm" svg:y="14.189cm"><draw:text-box><text:p text:style-name="P78"><text:span text:style-name="T158">3</text:span></text:p></draw:text-box></draw:frame><draw:frame draw:style-name="gr12" draw:text-style-name="P79" svg:width="2.287cm" svg:height="1.906cm" svg:x="6.122cm" svg:y="17.048cm"><draw:text-box><text:p text:style-name="P78"><text:span text:style-name="T158">14</text:span></text:p></draw:text-box></draw:frame><draw:frame draw:style-name="gr12" draw:text-style-name="P79" svg:width="2.287cm" svg:height="1.906cm" svg:x="3.074cm" svg:y="11.141cm"><draw:text-box><text:p text:style-name="P78"><text:span text:style-name="T158">4</text:span></text:p></draw:text-box></draw:frame></draw:g><draw:frame text:anchor-type="paragraph" draw:z-index="22" draw:name="Shape9" draw:style-name="gr13" draw:text-style-name="P73" svg:width="10.055cm" svg:height="1.442cm" svg:x="-1.379cm" svg:y="9.94cm"><draw:text-box><text:p><text:span text:style-name="T1">6) On prends le minimum de distance parmi les noeuds adjacents non visités, ici un seul choix, E. Et on a fini. </text:span></text:p></draw:text-box></draw:frame><draw:g text:anchor-type="paragraph" draw:z-index="23" draw:name="Shape18" draw:style-name="gr14"><draw:custom-shape draw:style-name="gr15" draw:text-style-name="P74" xml:id="id9" draw:id="id9" svg:width="1.209cm" svg:height="1.209cm" svg:x="13.646cm" svg:y="11.934cm"><text:p text:style-name="P65"><text:span text:style-name="T154">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6" draw:text-style-name="P74" xml:id="id10" draw:id="id10" svg:width="1.211cm" svg:height="1.209cm" svg:x="15.616cm" svg:y="14.474cm"><text:p text:style-name="P65"><text:span text:style-name="T154">B</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7" draw:text-style-name="P76" xml:id="id11" draw:id="id11" svg:width="1.211cm" svg:height="1.211cm" svg:x="11.679cm" svg:y="14.474cm"><text:p text:style-name="P75"><text:span text:style-name="T157">C</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8" draw:text-style-name="P74" xml:id="id13" draw:id="id13" svg:width="1.209cm" svg:height="1.211cm" svg:x="13.519cm" svg:y="16.379cm"><text:p text:style-name="P65"><text:span text:style-name="T154">F</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11" draw:text-style-name="P77" draw:type="line" svg:x1="14.678cm" svg:y1="12.966cm" svg:x2="15.793cm" svg:y2="14.651cm" draw:start-shape="id9" draw:start-glue-point="9" draw:end-shape="id10" draw:end-glue-point="5" svg:d="M14678 12966l1115 1685" svg:viewBox="0 0 1117 1686"><text:p text:style-name="P71"><text:span text:style-name="T154">4</text:span></text:p></draw:connector><draw:connector draw:style-name="gr11" draw:text-style-name="P77" draw:type="line" svg:x1="13.823cm" svg:y1="12.966cm" svg:x2="12.713cm" svg:y2="14.651cm" draw:start-shape="id9" draw:start-glue-point="7" draw:end-shape="id11" draw:end-glue-point="11" svg:d="M13823 12966l-1110 1685" svg:viewBox="0 0 1111 1686"><text:p text:style-name="P71"><text:span text:style-name="T154">3</text:span></text:p></draw:connector><draw:custom-shape draw:style-name="gr16" draw:text-style-name="P74" xml:id="id12" draw:id="id12" svg:width="1.211cm" svg:height="1.209cm" svg:x="9.901cm" svg:y="16.633cm"><text:p text:style-name="P65"><text:span text:style-name="T154">D</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11" draw:text-style-name="P77" draw:type="line" svg:x1="11.856cm" svg:y1="15.508cm" svg:x2="10.935cm" svg:y2="16.81cm" draw:start-shape="id11" draw:start-glue-point="7" draw:end-shape="id12" draw:end-glue-point="11" svg:d="M11856 15508l-921 1302" svg:viewBox="0 0 923 1304"><text:p text:style-name="P71"><text:span text:style-name="T154">6</text:span></text:p></draw:connector><draw:connector draw:style-name="gr11" draw:text-style-name="P77" draw:type="line" svg:x1="12.713cm" svg:y1="15.508cm" svg:x2="13.696cm" svg:y2="16.556cm" draw:start-shape="id11" draw:start-glue-point="9" draw:end-shape="id13" draw:end-glue-point="5" svg:d="M12713 15508l983 1048" svg:viewBox="0 0 984 1050"><text:p text:style-name="P71"><text:span text:style-name="T154">7</text:span></text:p></draw:connector><draw:custom-shape draw:style-name="gr15" draw:text-style-name="P74" xml:id="id14" draw:id="id14" svg:width="1.209cm" svg:height="1.209cm" svg:x="8.25cm" svg:y="18.665cm"><text:p text:style-name="P65"><text:span text:style-name="T154">E</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11" draw:text-style-name="P77" draw:type="line" svg:x1="10.077cm" svg:y1="17.665cm" svg:x2="9.282cm" svg:y2="18.842cm" draw:start-shape="id12" draw:start-glue-point="7" draw:end-shape="id14" draw:end-glue-point="11" svg:d="M10077 17665l-795 1177" svg:viewBox="0 0 797 1178"><text:p text:style-name="P71"><text:span text:style-name="T154">5</text:span></text:p></draw:connector><draw:frame draw:style-name="gr19" draw:text-style-name="P79" svg:width="1.271cm" svg:height="0.973cm" svg:x="13.584cm" svg:y="15.543cm"><draw:text-box><text:p text:style-name="P78"><text:span text:style-name="T158">10</text:span></text:p></draw:text-box></draw:frame><draw:frame draw:style-name="gr20" draw:text-style-name="P79" svg:width="0.89cm" svg:height="1.017cm" svg:x="10.028cm" svg:y="15.871cm"><draw:text-box><text:p text:style-name="P78"><text:span text:style-name="T158">9</text:span></text:p></draw:text-box></draw:frame><draw:frame draw:style-name="gr20" draw:text-style-name="P79" svg:width="0.89cm" svg:height="1.017cm" svg:x="11.552cm" svg:y="13.839cm"><draw:text-box><text:p text:style-name="P78"><text:span text:style-name="T158">3</text:span></text:p></draw:text-box></draw:frame><draw:frame draw:style-name="gr19" draw:text-style-name="P79" svg:width="1.271cm" svg:height="0.973cm" svg:x="8.123cm" svg:y="17.776cm"><draw:text-box><text:p text:style-name="P78"><text:span text:style-name="T158">14</text:span></text:p></draw:text-box></draw:frame><draw:frame draw:style-name="gr12" draw:text-style-name="P79" svg:width="2.287cm" svg:height="1.906cm" svg:x="15.743cm" svg:y="13.712cm"><draw:text-box><text:p text:style-name="P78"><text:span text:style-name="T158">4</text:span></text:p></draw:text-box></draw:frame></draw:g><draw:frame text:anchor-type="paragraph" draw:z-index="24" draw:name="Shape9" draw:style-name="gr13" draw:text-style-name="P73" svg:width="10.055cm" svg:height="1.442cm" svg:x="9.151cm" svg:y="10.019cm"><draw:text-box><text:p><text:span text:style-name="T1">On remarque que cela nous donne bien un arbre du plus court chemin, comme décrit dans l’algorithme.</text:span></text:p></draw:text-box></draw:frame></text:p>
      <text:p text:style-name="P60"><text:span text:style-name="T55">Exercice </text:span><text:span text:style-name="T56">3</text:span><text:span text:style-name="T55">.)</text:span></text:p>
      <text:p text:style-name="P14"/>
      <text:p text:style-name="P38"><text:span text:style-name="T55">3.</text:span><text:span text:style-name="T44">1.) Implémentation en pièce jointe.</text:span></text:p>
      <text:p text:style-name="P13"/>
      <text:p text:style-name="P13">3.2.) Implémentation en pièce jointe.</text:p>
      <text:p text:style-name="P13"/>
      <text:p text:style-name="P16"><text:span text:style-name="T151">3.3.) Implémentation en pièce jointe. Pour cet algorithme, je me suis servi d’une matrice d’adjacence et mon algorithme est basé </text:span><text:span text:style-name="T152">de très près sur </text:span><text:span text:style-name="T151">celui de geeksforgeeks (note de bas de page N°2), ils sont, par conséquence, très similaires, le code trouvé sur cette source étant tellement clair, je l’ai </text:span><text:span text:style-name="T153">lu </text:span><text:span text:style-name="T151">une fois et j’ai refait </text:span><text:span text:style-name="T153">pratiquement </text:span><text:span text:style-name="T151">la même chose, car je ne voyais pas comment faire </text:span><text:span text:style-name="T153">différemment</text:span><text:span text:style-name="T151"> et passer par des listes d’adjacence me semblait rajouter une souffrance inutile.</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Mangal2" svg:font-family="Mangal"/>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Courier New1" svg:font-family="'Courier New'" style:font-family-generic="modern" style:font-pitch="variable"/>
    <style:font-face style:name="Liberation Serif1" svg:font-family="'Liberation Serif'" style:font-family-generic="modern" style:font-pitch="variable"/>
    <style:font-face style:name="Mangal" svg:font-family="Mangal"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marker draw:name="Extrémités_20_de_20_flèche_20_1" draw:display-name="Extrémités de flèche 1" svg:viewBox="0 0 20 30" svg:d="M10 0l-10 30h20z"/>
    <draw:stroke-dash draw:name="Dashed_20__28_var_29__20_3" draw:display-name="Dashed (var) 3" draw:style="rect" draw:dots1="1" draw:dots1-length="0.011cm" draw:dots2="1" draw:dots2-length="0.011cm" draw:distance="0.011cm"/>
    <draw:stroke-dash draw:name="Fine_20_Dashed" draw:display-name="Fine Dashed" draw:style="rect" draw:dots1="1" draw:dots1-length="112%" draw:distance="112%"/>
    <draw:stroke-dash draw:name="Ultrafine_20_Dashed" draw:display-name="Ultrafine Dashed" draw:style="rect" draw:dots1="1" draw:distance="28%"/>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2"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2"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2" style:font-family-complex="Mangal"/>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Courier New" officeooo:rsid="00014c6a" officeooo:paragraph-rsid="00014c6a"/>
    </style:style>
    <style:style style:name="MP2" style:family="paragraph" style:parent-style-name="Footer">
      <style:paragraph-properties fo:text-align="center" style:justify-single-word="false"/>
      <style:text-properties style:font-name="Courier New"/>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order-top="none" fo:border-bottom="0.06pt solid #000000" fo:border-left="none" fo:border-right="none" fo:padding="0.051cm"/>
      </style:header-style>
      <style:footer-style>
        <style:header-footer-properties fo:min-height="0cm" fo:margin-left="0cm" fo:margin-right="0cm" fo:margin-top="0.499cm" fo:border-top="0.06pt solid #000000" fo:border-bottom="none" fo:border-left="none" fo:border-right="none" fo:padding="0.051cm"/>
      </style:footer-style>
    </style:page-layout>
  </office:automatic-styles>
  <office:master-styles>
    <style:master-page style:name="Standard" style:page-layout-name="Mpm1">
      <style:header>
        <text:p text:style-name="MP1">Arthur Freeman<text:tab/>BSCI<text:tab/>Structures de Données</text:p>
      </style:header>
      <style:footer>
        <text:p text:style-name="MP2"><text:page-number text:select-page="current">10</text:page-number></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10-20T23:40:51.940000000</meta:creation-date>
    <meta:generator>LibreOffice/6.3.5.2$Windows_X86_64 LibreOffice_project/dd0751754f11728f69b42ee2af66670068624673</meta:generator>
    <dc:date>2020-04-26T16:12:26.389000000</dc:date>
    <meta:editing-duration>P1DT14H45M5S</meta:editing-duration>
    <meta:editing-cycles>108</meta:editing-cycles>
    <meta:document-statistic meta:table-count="1" meta:image-count="0" meta:object-count="1" meta:page-count="10" meta:paragraph-count="111" meta:word-count="1271" meta:character-count="7308" meta:non-whitespace-character-count="6106"/>
  </office:meta>
</office:document-meta>
</file>

<file path=Object 1/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office:version="1.2">
  <office:scripts/>
  <office:font-face-decls>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0.3409in"/>
    </style:style>
    <style:style style:name="co2" style:family="table-column">
      <style:table-column-properties fo:break-before="auto" style:column-width="0.302in"/>
    </style:style>
    <style:style style:name="co3" style:family="table-column">
      <style:table-column-properties fo:break-before="auto" style:column-width="0.3217in"/>
    </style:style>
    <style:style style:name="co4" style:family="table-column">
      <style:table-column-properties fo:break-before="auto" style:column-width="0.3118in"/>
    </style:style>
    <style:style style:name="co5" style:family="table-column">
      <style:table-column-properties fo:break-before="auto" style:column-width="0.2925in"/>
    </style:style>
    <style:style style:name="co6" style:family="table-column">
      <style:table-column-properties fo:break-before="auto" style:column-width="0.2626in"/>
    </style:style>
    <style:style style:name="co7" style:family="table-column">
      <style:table-column-properties fo:break-before="auto" style:column-width="0.889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99pt solid #000000"/>
    </style:style>
    <style:style style:name="ce3" style:family="table-cell" style:parent-style-name="Default">
      <style:table-cell-properties fo:border="0.99pt solid #000000"/>
    </style:style>
  </office:automatic-styles>
  <office:body>
    <office:spreadsheet>
      <table:calculation-settings table:automatic-find-labels="false" table:use-regular-expressions="false" table:use-wildcards="true"/>
      <table:table table:name="Sheet1" table:style-name="ta1">
        <table:table-column table:style-name="co1" table:default-cell-style-name="ce3"/>
        <table:table-column table:style-name="co2" table:default-cell-style-name="ce3"/>
        <table:table-column table:style-name="co3" table:default-cell-style-name="ce3"/>
        <table:table-column table:style-name="co4" table:default-cell-style-name="ce3"/>
        <table:table-column table:style-name="co2" table:default-cell-style-name="ce3"/>
        <table:table-column table:style-name="co5" table:default-cell-style-name="ce3"/>
        <table:table-column table:style-name="co4" table:default-cell-style-name="ce3"/>
        <table:table-column table:style-name="co3" table:default-cell-style-name="ce3"/>
        <table:table-column table:style-name="co6" table:default-cell-style-name="ce3"/>
        <table:table-row table:style-name="ro1">
          <table:table-cell/>
          <table:table-cell office:value-type="string" calcext:value-type="string">
            <text:p>A0</text:p>
          </table:table-cell>
          <table:table-cell office:value-type="string" calcext:value-type="string">
            <text:p>A1</text:p>
          </table:table-cell>
          <table:table-cell office:value-type="string" calcext:value-type="string">
            <text:p>A2</text:p>
          </table:table-cell>
          <table:table-cell office:value-type="string" calcext:value-type="string">
            <text:p>A3</text:p>
          </table:table-cell>
          <table:table-cell office:value-type="string" calcext:value-type="string">
            <text:p>A4</text:p>
          </table:table-cell>
          <table:table-cell office:value-type="string" calcext:value-type="string">
            <text:p>A5</text:p>
          </table:table-cell>
          <table:table-cell office:value-type="string" calcext:value-type="string">
            <text:p>A6</text:p>
          </table:table-cell>
          <table:table-cell office:value-type="string" calcext:value-type="string">
            <text:p>A7</text:p>
          </table:table-cell>
        </table:table-row>
        <table:table-row table:style-name="ro1">
          <table:table-cell office:value-type="string" calcext:value-type="string">
            <text:p>A0</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A1</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row>
        <table:table-row table:style-name="ro1">
          <table:table-cell office:value-type="string" calcext:value-type="string">
            <text:p>A2</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A3</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row>
        <table:table-row table:style-name="ro1">
          <table:table-cell office:value-type="string" calcext:value-type="string">
            <text:p>A4</text:p>
          </table:table-cell>
          <table:table-cell table:number-columns-repeated="5"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A5</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2" office:value-type="float" office:value="1" calcext:value-type="float">
            <text:p>1</text:p>
          </table:table-cell>
          <table:table-cell table:number-columns-repeated="3" office:value-type="float" office:value="0" calcext:value-type="float">
            <text:p>0</text:p>
          </table:table-cell>
        </table:table-row>
        <table:table-row table:style-name="ro1">
          <table:table-cell office:value-type="string" calcext:value-type="string">
            <text:p>A6</text:p>
          </table:table-cell>
          <table:table-cell table:number-columns-repeated="7"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A7</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2" office:value-type="float" office:value="1" calcext:value-type="float">
            <text:p>1</text:p>
          </table:table-cell>
          <table:table-cell table:number-columns-repeated="3" office:value-type="float" office:value="0" calcext:value-type="float">
            <text:p>0</text:p>
          </table:table-cell>
        </table:table-row>
      </table:table>
      <table:named-expressions/>
    </office:spreadsheet>
  </office:body>
</office:document-content>
</file>

<file path=Object 1/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office:version="1.2">
  <office:font-face-decls>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language="en" fo:country="US" style:font-name-asian="Microsoft YaHei" style:language-asian="zh" style:country-asian="CN" style:font-name-complex="Arial"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4-17">00/00/0000</text:date>, <text:time style:data-style-name="N2" text:time-value="18:59:49.727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